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1.15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13.1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13.058cm"/>
    </style:style>
    <style:style style:name="co47" style:family="table-column">
      <style:table-column-properties fo:break-before="auto" style:column-width="6.757cm"/>
    </style:style>
    <style:style style:name="co51" style:family="table-column">
      <style:table-column-properties fo:break-before="auto" style:column-width="5.549cm"/>
    </style:style>
    <style:style style:name="co52" style:family="table-column">
      <style:table-column-properties fo:break-before="auto" style:column-width="7.93cm"/>
    </style:style>
    <style:style style:name="co60" style:family="table-column">
      <style:table-column-properties fo:break-before="auto" style:column-width="9.839cm"/>
    </style:style>
    <style:style style:name="co66" style:family="table-column">
      <style:table-column-properties fo:break-before="auto" style:column-width="7.918cm"/>
    </style:style>
    <style:style style:name="co55" style:family="table-column">
      <style:table-column-properties fo:break-before="auto" style:column-width="13.557cm"/>
    </style:style>
    <style:style style:name="co56" style:family="table-column">
      <style:table-column-properties fo:break-before="auto" style:column-width="4.867cm"/>
    </style:style>
    <style:style style:name="co57" style:family="table-column">
      <style:table-column-properties fo:break-before="auto" style:column-width="8.964cm"/>
    </style:style>
    <style:style style:name="co23" style:family="table-column">
      <style:table-column-properties fo:break-before="auto" style:column-width="7.407cm"/>
    </style:style>
    <style:style style:name="co24" style:family="table-column">
      <style:table-column-properties fo:break-before="auto" style:column-width="7.022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6.168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179cm"/>
    </style:style>
    <style:style style:name="co29" style:family="table-column">
      <style:table-column-properties fo:break-before="auto" style:column-width="4.641cm"/>
    </style:style>
    <style:style style:name="co68" style:family="table-column">
      <style:table-column-properties fo:break-before="auto" style:column-width="5.741cm"/>
    </style:style>
    <style:style style:name="co69" style:family="table-column">
      <style:table-column-properties fo:break-before="auto" style:column-width="7.705cm"/>
    </style:style>
    <style:style style:name="co32" style:family="table-column">
      <style:table-column-properties fo:break-before="auto" style:column-width="8.687cm"/>
    </style:style>
    <style:style style:name="co33" style:family="table-column">
      <style:table-column-properties fo:break-before="auto" style:column-width="8.068cm"/>
    </style:style>
    <style:style style:name="co34" style:family="table-column">
      <style:table-column-properties fo:break-before="auto" style:column-width="5.207cm"/>
    </style:style>
    <style:style style:name="co53" style:family="table-column">
      <style:table-column-properties fo:break-before="auto" style:column-width="10.227cm"/>
    </style:style>
    <style:style style:name="co54" style:family="table-column">
      <style:table-column-properties fo:break-before="auto" style:column-width="8.132cm"/>
    </style:style>
    <style:style style:name="co59" style:family="table-column">
      <style:table-column-properties fo:break-before="auto" style:column-width="11.158cm"/>
    </style:style>
    <style:style style:name="co61" style:family="table-column">
      <style:table-column-properties fo:break-before="auto" style:column-width="4.237cm"/>
    </style:style>
    <style:style style:name="co62" style:family="table-column">
      <style:table-column-properties fo:break-before="auto" style:column-width="4.011cm"/>
    </style:style>
    <style:style style:name="co63" style:family="table-column">
      <style:table-column-properties fo:break-before="auto" style:column-width="5.096cm"/>
    </style:style>
    <style:style style:name="co40" style:family="table-column">
      <style:table-column-properties fo:break-before="auto" style:column-width="8.089cm"/>
    </style:style>
    <style:style style:name="co58" style:family="table-column">
      <style:table-column-properties fo:break-before="auto" style:column-width="9.754cm"/>
    </style:style>
    <style:style style:name="co67" style:family="table-column">
      <style:table-column-properties fo:break-before="auto" style:column-width="5.891cm"/>
    </style:style>
    <style:style style:name="co70" style:family="table-column">
      <style:table-column-properties fo:break-before="auto" style:column-width="5.592cm"/>
    </style:style>
    <style:style style:name="co48" style:family="table-column">
      <style:table-column-properties fo:break-before="auto" style:column-width="11.22cm"/>
    </style:style>
    <style:style style:name="co49" style:family="table-column">
      <style:table-column-properties fo:break-before="auto" style:column-width="7.44cm"/>
    </style:style>
    <style:style style:name="co50" style:family="table-column">
      <style:table-column-properties fo:break-before="auto" style:column-width="7.62cm"/>
    </style:style>
    <style:style style:name="co64" style:family="table-column">
      <style:table-column-properties fo:break-before="auto" style:column-width="5.193cm"/>
    </style:style>
    <style:style style:name="co65" style:family="table-column">
      <style:table-column-properties fo:break-before="auto" style:column-width="6.403cm"/>
    </style:style>
    <style:style style:name="co71" style:family="table-column">
      <style:table-column-properties fo:break-before="auto" style:column-width="8.126cm"/>
    </style:style>
    <style:style style:name="co72" style:family="table-column">
      <style:table-column-properties fo:break-before="auto" style:column-width="8.2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0.607cm" fo:break-before="auto" style:use-optimal-row-height="false"/>
    </style:style>
    <style:style style:name="ro10" style:family="table-row">
      <style:table-row-properties style:row-height="1.863cm" fo:break-before="auto" style:use-optimal-row-height="false"/>
    </style:style>
    <style:style style:name="ro11" style:family="table-row">
      <style:table-row-properties style:row-height="2.672cm" fo:break-before="auto" style:use-optimal-row-height="false"/>
    </style:style>
    <style:style style:name="ro12" style:family="table-row">
      <style:table-row-properties style:row-height="2.572cm" fo:break-before="auto" style:use-optimal-row-height="false"/>
    </style:style>
    <style:style style:name="ro13" style:family="table-row">
      <style:table-row-properties style:row-height="3.552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0.647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0.951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1.092cm" fo:break-before="auto" style:use-optimal-row-height="false"/>
    </style:style>
    <style:style style:name="ro23" style:family="table-row">
      <style:table-row-properties style:row-height="0.91cm" fo:break-before="auto" style:use-optimal-row-height="false"/>
    </style:style>
    <style:style style:name="ro24" style:family="table-row">
      <style:table-row-properties style:row-height="0.991cm" fo:break-before="auto" style:use-optimal-row-height="false"/>
    </style:style>
    <style:style style:name="ro52" style:family="table-row">
      <style:table-row-properties style:row-height="0.496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53" style:family="table-row">
      <style:table-row-properties style:row-height="1cm" fo:break-before="auto" style:use-optimal-row-height="true"/>
    </style:style>
    <style:style style:name="ro54" style:family="table-row">
      <style:table-row-properties style:row-height="0.529cm" fo:break-before="auto" style:use-optimal-row-height="false"/>
    </style:style>
    <style:style style:name="ro55" style:family="table-row">
      <style:table-row-properties style:row-height="0.621cm" fo:break-before="auto" style:use-optimal-row-height="false"/>
    </style:style>
    <style:style style:name="ro62" style:family="table-row">
      <style:table-row-properties style:row-height="1.473cm" fo:break-before="auto" style:use-optimal-row-height="true"/>
    </style:style>
    <style:style style:name="ro63" style:family="table-row">
      <style:table-row-properties style:row-height="1.014cm" fo:break-before="auto" style:use-optimal-row-height="false"/>
    </style:style>
    <style:style style:name="ro64" style:family="table-row">
      <style:table-row-properties style:row-height="1.147cm" fo:break-before="auto" style:use-optimal-row-height="false"/>
    </style:style>
    <style:style style:name="ro50" style:family="table-row">
      <style:table-row-properties style:row-height="0.45cm" fo:break-before="auto" style:use-optimal-row-height="false"/>
    </style:style>
    <style:style style:name="ro37" style:family="table-row">
      <style:table-row-properties style:row-height="0.473cm" fo:break-before="auto" style:use-optimal-row-height="true"/>
    </style:style>
    <style:style style:name="ro38" style:family="table-row">
      <style:table-row-properties style:row-height="0.894cm" fo:break-before="auto" style:use-optimal-row-height="true"/>
    </style:style>
    <style:style style:name="ro47" style:family="table-row">
      <style:table-row-properties style:row-height="0.453cm" fo:break-before="auto" style:use-optimal-row-height="true"/>
    </style:style>
    <style:style style:name="ro90" style:family="table-row">
      <style:table-row-properties style:row-height="0.841cm" fo:break-before="auto" style:use-optimal-row-height="true"/>
    </style:style>
    <style:style style:name="ro94" style:family="table-row">
      <style:table-row-properties style:row-height="1.236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65" style:family="table-row">
      <style:table-row-properties style:row-height="0.884cm" fo:break-before="auto" style:use-optimal-row-height="true"/>
    </style:style>
    <style:style style:name="ro28" style:family="table-row">
      <style:table-row-properties style:row-height="0.473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43" style:family="table-row">
      <style:table-row-properties style:row-height="2.519cm" fo:break-before="auto" style:use-optimal-row-height="true"/>
    </style:style>
    <style:style style:name="ro33" style:family="table-row">
      <style:table-row-properties style:row-height="1.316cm" fo:break-before="auto" style:use-optimal-row-height="true"/>
    </style:style>
    <style:style style:name="ro115" style:family="table-row">
      <style:table-row-properties style:row-height="1.438cm" fo:break-before="auto" style:use-optimal-row-height="false"/>
    </style:style>
    <style:style style:name="ro92" style:family="table-row">
      <style:table-row-properties style:row-height="0.841cm" fo:break-before="auto" style:use-optimal-row-height="true"/>
    </style:style>
    <style:style style:name="ro93" style:family="table-row">
      <style:table-row-properties style:row-height="0.552cm" fo:break-before="auto" style:use-optimal-row-height="true"/>
    </style:style>
    <style:style style:name="ro100" style:family="table-row">
      <style:table-row-properties style:row-height="2.027cm" fo:break-before="auto" style:use-optimal-row-height="true"/>
    </style:style>
    <style:style style:name="ro96" style:family="table-row">
      <style:table-row-properties style:row-height="0.868cm" fo:break-before="auto" style:use-optimal-row-height="true"/>
    </style:style>
    <style:style style:name="ro86" style:family="table-row">
      <style:table-row-properties style:row-height="1.737cm" fo:break-before="auto" style:use-optimal-row-height="true"/>
    </style:style>
    <style:style style:name="ro101" style:family="table-row">
      <style:table-row-properties style:row-height="3.422cm" fo:break-before="auto" style:use-optimal-row-height="true"/>
    </style:style>
    <style:style style:name="ro102" style:family="table-row">
      <style:table-row-properties style:row-height="1.353cm" fo:break-before="auto" style:use-optimal-row-height="false"/>
    </style:style>
    <style:style style:name="ro103" style:family="table-row">
      <style:table-row-properties style:row-height="9.139cm" fo:break-before="auto" style:use-optimal-row-height="false"/>
    </style:style>
    <style:style style:name="ro104" style:family="table-row">
      <style:table-row-properties style:row-height="9.319cm" fo:break-before="auto" style:use-optimal-row-height="true"/>
    </style:style>
    <style:style style:name="ro105" style:family="table-row">
      <style:table-row-properties style:row-height="0.707cm" fo:break-before="auto" style:use-optimal-row-height="true"/>
    </style:style>
    <style:style style:name="ro106" style:family="table-row">
      <style:table-row-properties style:row-height="0.864cm" fo:break-before="auto" style:use-optimal-row-height="true"/>
    </style:style>
    <style:style style:name="ro40" style:family="table-row">
      <style:table-row-properties style:row-height="0.473cm" fo:break-before="auto" style:use-optimal-row-height="true"/>
    </style:style>
    <style:style style:name="ro71" style:family="table-row">
      <style:table-row-properties style:row-height="1.296cm" fo:break-before="auto" style:use-optimal-row-height="false"/>
    </style:style>
    <style:style style:name="ro72" style:family="table-row">
      <style:table-row-properties style:row-height="1.861cm" fo:break-before="auto" style:use-optimal-row-height="false"/>
    </style:style>
    <style:style style:name="ro73" style:family="table-row">
      <style:table-row-properties style:row-height="2.067cm" fo:break-before="auto" style:use-optimal-row-height="false"/>
    </style:style>
    <style:style style:name="ro74" style:family="table-row">
      <style:table-row-properties style:row-height="1.071cm" fo:break-before="auto" style:use-optimal-row-height="false"/>
    </style:style>
    <style:style style:name="ro75" style:family="table-row">
      <style:table-row-properties style:row-height="1.09cm" fo:break-before="auto" style:use-optimal-row-height="false"/>
    </style:style>
    <style:style style:name="ro76" style:family="table-row">
      <style:table-row-properties style:row-height="1.053cm" fo:break-before="auto" style:use-optimal-row-height="false"/>
    </style:style>
    <style:style style:name="ro77" style:family="table-row">
      <style:table-row-properties style:row-height="0.771cm" fo:break-before="auto" style:use-optimal-row-height="false"/>
    </style:style>
    <style:style style:name="ro78" style:family="table-row">
      <style:table-row-properties style:row-height="1.127cm" fo:break-before="auto" style:use-optimal-row-height="false"/>
    </style:style>
    <style:style style:name="ro79" style:family="table-row">
      <style:table-row-properties style:row-height="1.221cm" fo:break-before="auto" style:use-optimal-row-height="false"/>
    </style:style>
    <style:style style:name="ro80" style:family="table-row">
      <style:table-row-properties style:row-height="1.409cm" fo:break-before="auto" style:use-optimal-row-height="false"/>
    </style:style>
    <style:style style:name="ro81" style:family="table-row">
      <style:table-row-properties style:row-height="2.124cm" fo:break-before="auto" style:use-optimal-row-height="false"/>
    </style:style>
    <style:style style:name="ro82" style:family="table-row">
      <style:table-row-properties style:row-height="1.692cm" fo:break-before="auto" style:use-optimal-row-height="false"/>
    </style:style>
    <style:style style:name="ro83" style:family="table-row">
      <style:table-row-properties style:row-height="0.864cm" fo:break-before="auto" style:use-optimal-row-height="false"/>
    </style:style>
    <style:style style:name="ro84" style:family="table-row">
      <style:table-row-properties style:row-height="1.655cm" fo:break-before="auto" style:use-optimal-row-height="false"/>
    </style:style>
    <style:style style:name="ro85" style:family="table-row">
      <style:table-row-properties style:row-height="0.884cm" fo:break-before="auto" style:use-optimal-row-height="false"/>
    </style:style>
    <style:style style:name="ro87" style:family="table-row">
      <style:table-row-properties style:row-height="2.106cm" fo:break-before="auto" style:use-optimal-row-height="false"/>
    </style:style>
    <style:style style:name="ro88" style:family="table-row">
      <style:table-row-properties style:row-height="1.446cm" fo:break-before="auto" style:use-optimal-row-height="false"/>
    </style:style>
    <style:style style:name="ro89" style:family="table-row">
      <style:table-row-properties style:row-height="1.108cm" fo:break-before="auto" style:use-optimal-row-height="false"/>
    </style:style>
    <style:style style:name="ro91" style:family="table-row">
      <style:table-row-properties style:row-height="2.143cm" fo:break-before="auto" style:use-optimal-row-height="false"/>
    </style:style>
    <style:style style:name="ro95" style:family="table-row">
      <style:table-row-properties style:row-height="1.334cm" fo:break-before="auto" style:use-optimal-row-height="false"/>
    </style:style>
    <style:style style:name="ro97" style:family="table-row">
      <style:table-row-properties style:row-height="1.277cm" fo:break-before="auto" style:use-optimal-row-height="false"/>
    </style:style>
    <style:style style:name="ro98" style:family="table-row">
      <style:table-row-properties style:row-height="1.559cm" fo:break-before="auto" style:use-optimal-row-height="false"/>
    </style:style>
    <style:style style:name="ro99" style:family="table-row">
      <style:table-row-properties style:row-height="1.372cm" fo:break-before="auto" style:use-optimal-row-height="false"/>
    </style:style>
    <style:style style:name="ro107" style:family="table-row">
      <style:table-row-properties style:row-height="1.034cm" fo:break-before="auto" style:use-optimal-row-height="false"/>
    </style:style>
    <style:style style:name="ro108" style:family="table-row">
      <style:table-row-properties style:row-height="1.429cm" fo:break-before="auto" style:use-optimal-row-height="false"/>
    </style:style>
    <style:style style:name="ro109" style:family="table-row">
      <style:table-row-properties style:row-height="1.711cm" fo:break-before="auto" style:use-optimal-row-height="false"/>
    </style:style>
    <style:style style:name="ro110" style:family="table-row">
      <style:table-row-properties style:row-height="2.579cm" fo:break-before="auto" style:use-optimal-row-height="true"/>
    </style:style>
    <style:style style:name="ro111" style:family="table-row">
      <style:table-row-properties style:row-height="0.732cm" fo:break-before="auto" style:use-optimal-row-height="false"/>
    </style:style>
    <style:style style:name="ro112" style:family="table-row">
      <style:table-row-properties style:row-height="1.522cm" fo:break-before="auto" style:use-optimal-row-height="false"/>
    </style:style>
    <style:style style:name="ro113" style:family="table-row">
      <style:table-row-properties style:row-height="2.422cm" fo:break-before="auto" style:use-optimal-row-height="true"/>
    </style:style>
    <style:style style:name="ro114" style:family="table-row">
      <style:table-row-properties style:row-height="5.265cm" fo:break-before="auto" style:use-optimal-row-height="false"/>
    </style:style>
    <style:style style:name="ro116" style:family="table-row">
      <style:table-row-properties style:row-height="1.2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19" style:family="table" style:master-page-name="PageStyle_5f_Practise_20_Endings">
      <style:table-properties table:display="true" style:writing-mode="lr-tb"/>
    </style:style>
    <style:style style:name="ta18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21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22" style:family="table" style:master-page-name="PageStyle_5f_grammar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7" style:family="table" style:master-page-name="PageStyle_5f_DW">
      <style:table-properties table:display="true" style:writing-mode="lr-tb"/>
    </style:style>
    <style:style style:name="ta15" style:family="table" style:master-page-name="PageStyle_5f_Simon">
      <style:table-properties table:display="true" style:writing-mode="lr-tb"/>
    </style:style>
    <style:style style:name="ta20" style:family="table" style:master-page-name="PageStyle_5f_Sheet1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b2b2b2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b2b2b2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b2b2b2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solid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8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6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7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8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9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1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2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5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7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2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3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4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5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6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7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9" style:family="table-cell" style:parent-style-name="Excel_20_Built-in_20_Normal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Excel_20_Built-in_20_Normal">
      <style:table-cell-properties fo:background-color="#eeeee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style:glyph-orientation-vertical="0" fo:background-color="#66666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4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6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7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9" style:family="table-cell" style:parent-style-name="Excel_20_Built-in_20_Normal">
      <style:table-cell-properties fo:background-color="#0000ff"/>
    </style:style>
    <style:style style:name="ce250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1" style:family="table-cell" style:parent-style-name="Excel_20_Built-in_20_Normal">
      <style:table-cell-properties fo:background-color="#ffff99"/>
    </style:style>
    <style:style style:name="ce253" style:family="table-cell" style:parent-style-name="Excel_20_Built-in_20_Normal">
      <style:table-cell-properties fo:background-color="#0066cc"/>
    </style:style>
    <style:style style:name="ce254" style:family="table-cell" style:parent-style-name="Excel_20_Built-in_20_Normal">
      <style:text-properties style:font-name="Calibri"/>
    </style:style>
    <style:style style:name="ce28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91" style:family="table-cell" style:parent-style-name="Default">
      <style:table-cell-properties fo:wrap-option="wrap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5" style:family="table-cell" style:parent-style-name="Excel_20_Built-in_20_Normal">
      <style:table-cell-properties fo:background-color="#ff6600" fo:wrap-option="wrap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wrap-option="wrap"/>
      <style:text-properties style:font-name="Arial"/>
    </style:style>
    <style:style style:name="ce206" style:family="table-cell" style:parent-style-name="Default">
      <style:table-cell-properties fo:background-color="#0066cc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7" style:family="table-cell" style:parent-style-name="Default">
      <style:table-cell-properties fo:background-color="#66cc00"/>
    </style:style>
    <style:style style:name="ce2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8" style:family="table-cell" style:parent-style-name="Default">
      <style:table-cell-properties fo:wrap-option="wrap"/>
      <style:text-properties style:font-name="Calibri"/>
    </style:style>
    <style:style style:name="ce2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30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fo:background-color="#669933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9999ff"/>
    </style:style>
    <style:style style:name="ce3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4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8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30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31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32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ext-properties fo:font-weight="bold" style:font-weight-asian="bold" style:font-weight-complex="bold"/>
    </style:style>
    <style:style style:name="ce342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Calibri"/>
    </style:style>
    <style:style style:name="ce3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size="7pt" style:font-size-asian="7pt" style:font-size-complex="7pt"/>
    </style:style>
    <style:style style:name="ce350" style:family="table-cell" style:parent-style-name="Default">
      <style:table-cell-properties fo:background-color="#ffff66"/>
    </style:style>
    <style:style style:name="ce351" style:family="table-cell" style:parent-style-name="Default">
      <style:table-cell-properties fo:background-color="#ffff99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6" style:family="text">
      <style:text-properties style:font-name="Calibri"/>
    </style:style>
    <style:style style:name="T14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Calibri" fo:font-weight="normal" style:font-weight-asian="normal" style:font-weight-complex="normal"/>
    </style:style>
    <style:style style:name="T17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rial"/>
    </style:style>
    <style:style style:name="T19" style:family="text">
      <style:text-properties style:font-name="Arial1"/>
    </style:style>
    <style:style style:name="T13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T25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4" style:family="text">
      <style:text-properties style:text-position="super 58%"/>
    </style:style>
    <style:style style:name="T27" style:family="text">
      <style:text-properties style:font-name="Calibri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6" table:print="false">
        <office:forms form:automatic-focus="false" form:apply-design-mode="false"/>
        <table:table-column table:style-name="co47" table:default-cell-style-name="ce185"/>
        <table:table-column table:style-name="co51" table:default-cell-style-name="ce185"/>
        <table:table-column table:style-name="co52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52">
          <table:table-cell table:number-columns-repeated="1024"/>
        </table:table-row>
        <table:table-row table:style-name="ro35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35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35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35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5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35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53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35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52">
          <table:table-cell table:style-name="ce207"/>
          <table:table-cell table:style-name="ce244"/>
          <table:table-cell table:style-name="ce92" table:number-columns-repeated="1022"/>
        </table:table-row>
        <table:table-row table:style-name="ro35">
          <table:table-cell table:style-name="ce194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35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35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35">
          <table:table-cell table:style-name="ce194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Mord-Verdacht</text:p>
          </table:table-cell>
          <table:table-cell table:style-name="ce192" office:value-type="string">
            <text:p>Murder suspect</text:p>
          </table:table-cell>
          <table:table-cell table:number-columns-repeated="1022"/>
        </table:table-row>
        <table:table-row table:style-name="ro35">
          <table:table-cell office:value-type="string">
            <text:p>Staats-Anwalt</text:p>
          </table:table-cell>
          <table:table-cell table:style-name="ce192" office:value-type="string">
            <text:p>State Attorne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35">
          <table:table-cell table:style-name="ce211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35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35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35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5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bin au<text:span text:style-name="T1">ß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unheimlich</text:p>
          </table:table-cell>
          <table:table-cell table:style-name="ce219" office:value-type="string">
            <text:p>tromaxtiko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geschossen</text:p>
          </table:table-cell>
          <table:table-cell table:style-name="ce245" office:value-type="string">
            <text:p>sho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4" office:value-type="string">
            <text:p>erkennen </text:p>
          </table:table-cell>
          <table:table-cell table:style-name="ce219" office:value-type="string">
            <text:p>recogniz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lten nicht mehr </text:p>
          </table:table-cell>
          <table:table-cell table:style-name="ce219" office:value-type="string">
            <text:p>do not apply any mor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08" office:value-type="string">
            <text:p>erlauben</text:p>
          </table:table-cell>
          <table:table-cell table:style-name="ce192" office:value-type="string">
            <text:p>To allow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orwürfe </text:p>
          </table:table-cell>
          <table:table-cell table:style-name="ce219" office:value-type="string">
            <text:p>accussation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6" office:value-type="string">
            <text:p>Beweise</text:p>
          </table:table-cell>
          <table:table-cell table:style-name="ce245" office:value-type="string">
            <text:p>proof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7"/>
          <table:table-cell table:style-name="ce246" table:number-columns-repeated="5"/>
          <table:table-cell table:style-name="ce96" table:number-columns-repeated="1018"/>
        </table:table-row>
        <table:table-row table:style-name="ro54">
          <table:table-cell table:style-name="ce218" office:value-type="string">
            <text:p>beschließt </text:p>
          </table:table-cell>
          <table:table-cell table:style-name="ce219" office:value-type="string">
            <text:p>decide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getrunken</text:p>
          </table:table-cell>
          <table:table-cell table:style-name="ce219" office:value-type="string">
            <text:p>drunk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1" office:value-type="string">
            <text:p>I was very interested in it</text:p>
          </table:table-cell>
          <table:table-cell table:style-name="ce192" office:value-type="string">
            <text:p>Ich war daran sehr interessiert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bereits</text:p>
          </table:table-cell>
          <table:table-cell table:style-name="ce219" office:value-type="string">
            <text:p>already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beraten</text:p>
          </table:table-cell>
          <table:table-cell table:style-name="ce245" office:value-type="string">
            <text:p>to advic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21" office:value-type="string">
            <text:p>Many people have <text:span text:style-name="T4">adviced</text:span><text:span text:style-name="T1"> them</text:span></text:p>
          </table:table-cell>
          <table:table-cell table:style-name="ce219" office:value-type="string">
            <text:p>Viele Leute haben sie beraten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verschwunden </text:p>
          </table:table-cell>
          <table:table-cell table:style-name="ce219" office:value-type="string">
            <text:p>gone, disappeared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8" office:value-type="string">
            <text:p>erfüllt </text:p>
          </table:table-cell>
          <table:table-cell table:style-name="ce192" office:value-type="string">
            <text:p>fulfilled, grant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Auswahl</text:p>
          </table:table-cell>
          <table:table-cell table:style-name="ce219" office:value-type="string">
            <text:p>choice, selec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a<text:span text:style-name="T1">ße</text:span></text:p>
          </table:table-cell>
          <table:table-cell table:style-name="ce245" office:value-type="string">
            <text:p>measurament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Auf seine Weise</text:p>
          </table:table-cell>
          <table:table-cell table:style-name="ce219" office:value-type="string">
            <text:p>In his own way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2" office:value-type="string">
            <text:p>Verhalten</text:p>
          </table:table-cell>
          <table:table-cell table:style-name="ce219" office:value-type="string">
            <text:p>behavior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einigt</text:p>
          </table:table-cell>
          <table:table-cell table:style-name="ce192" office:value-type="string">
            <text:p>agre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enden </text:p>
          </table:table-cell>
          <table:table-cell table:style-name="ce219" office:value-type="string">
            <text:p>break up 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der Wissenschaftler</text:p>
          </table:table-cell>
          <table:table-cell table:style-name="ce245" office:value-type="string">
            <text:p>the scientis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2" office:value-type="string">
            <text:p>Erfindung</text:p>
          </table:table-cell>
          <table:table-cell table:style-name="ce219" office:value-type="string">
            <text:p>invention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30" office:value-type="string">
            <text:p>bestätigen</text:p>
          </table:table-cell>
          <table:table-cell table:style-name="ce219" office:value-type="string">
            <text:p>confirm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35">
          <table:table-cell table:style-name="ce231" office:value-type="string">
            <text:p>der Nachweis</text:p>
          </table:table-cell>
          <table:table-cell table:style-name="ce192" office:value-type="string">
            <text:p>the evidence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Erfindung</text:p>
          </table:table-cell>
          <table:table-cell table:style-name="ce220" office:value-type="string">
            <text:p>inven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isst</text:p>
          </table:table-cell>
          <table:table-cell table:style-name="ce245" office:value-type="string">
            <text:p>measure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9" office:value-type="string">
            <text:p>steht im Internet</text:p>
          </table:table-cell>
          <table:table-cell table:style-name="ce219" office:value-type="string">
            <text:p>is on the Internet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19" office:value-type="string">
            <text:p>Strahlung</text:p>
          </table:table-cell>
          <table:table-cell table:style-name="ce219" office:value-type="string">
            <text:p>radiation</text:p>
          </table:table-cell>
          <table:table-cell table:style-name="ce245" table:number-columns-repeated="2"/>
          <table:table-cell table:style-name="ce281" table:number-columns-spanned="2" table:number-rows-spanned="1"/>
          <table:covered-table-cell table:style-name="ce281"/>
          <table:table-cell table:number-columns-repeated="1018"/>
        </table:table-row>
        <table:table-row table:style-name="ro35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35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53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35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35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35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table:style-name="ce189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35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35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35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35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35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35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52">
          <table:table-cell table:style-name="ce235" table:number-columns-repeated="2"/>
          <table:table-cell table:style-name="ce249" table:number-columns-repeated="1022"/>
        </table:table-row>
        <table:table-row table:style-name="ro35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35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35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35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35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35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35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35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35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35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35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5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35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35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35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35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35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35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35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35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35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35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35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35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35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35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35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35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35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55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35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35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35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5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5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35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35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35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52">
          <table:table-cell table:style-name="ce237" table:number-columns-repeated="2"/>
          <table:table-cell table:style-name="ce250" table:number-columns-repeated="1022"/>
        </table:table-row>
        <table:table-row table:style-name="ro35">
          <table:table-cell table:style-name="ce187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53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35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35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35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35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35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35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35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35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35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35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35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The fire would burn for a long time</text:p>
          </table:table-cell>
          <table:table-cell table:style-name="ce186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52">
          <table:table-cell table:style-name="ce188" table:number-columns-repeated="2"/>
          <table:table-cell table:style-name="ce251" table:number-columns-repeated="1022"/>
        </table:table-row>
        <table:table-row table:style-name="ro53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</text:span><text:span text:style-name="T1">reden</text:span>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35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35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53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35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5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35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5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35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35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5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35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52">
          <table:table-cell table:style-name="ce236"/>
          <table:table-cell table:number-columns-repeated="1023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52">
          <table:table-cell table:style-name="ce107"/>
          <table:table-cell table:number-columns-repeated="1023"/>
        </table:table-row>
        <table:table-row table:style-name="ro35">
          <table:table-cell table:style-name="ce214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35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35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5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35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53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35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35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Nur zu</text:p>
          </table:table-cell>
          <table:table-cell table:style-name="ce186" office:value-type="string">
            <text:p>go ahead</text:p>
          </table:table-cell>
          <table:table-cell table:style-name="ce95" table:number-columns-repeated="1022"/>
        </table:table-row>
        <table:table-row table:style-name="ro35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erwerben</text:p>
          </table:table-cell>
          <table:table-cell table:style-name="ce186" office:value-type="string">
            <text:p>to buy</text:p>
          </table:table-cell>
          <table:table-cell table:style-name="ce95"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35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62">
          <table:table-cell table:style-name="ce234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35">
          <table:table-cell table:style-name="ce236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35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52">
          <table:table-cell table:style-name="ce238"/>
          <table:table-cell table:style-name="ce247"/>
          <table:table-cell table:style-name="ce253" table:number-columns-repeated="1022"/>
        </table:table-row>
        <table:table-row table:style-name="ro35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35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35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35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35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52">
          <table:table-cell table:style-name="ce236" table:number-columns-repeated="2"/>
          <table:table-cell table:style-name="ce251" table:number-columns-repeated="1022"/>
        </table:table-row>
        <table:table-row table:style-name="ro35">
          <table:table-cell table:style-name="ce236" office:value-type="string">
            <text:p>Tragisches Ereignis </text:p>
          </table:table-cell>
          <table:table-cell office:value-type="string">
            <text:p>tragic ev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rückten  </text:p>
          </table:table-cell>
          <table:table-cell office:value-type="string">
            <text:p>march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stausch</text:p>
          </table:table-cell>
          <table:table-cell office:value-type="string">
            <text:p>exchange</text:p>
          </table:table-cell>
          <table:table-cell table:number-columns-repeated="1022"/>
        </table:table-row>
        <table:table-row table:style-name="ro35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m Vertrag von Minsk </text:p>
          </table:table-cell>
          <table:table-cell office:value-type="string">
            <text:p>in the treaty of Min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steckt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63">
          <table:table-cell table:style-name="ce234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aussuch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lösen </text:p>
          </table:table-cell>
          <table:table-cell office:value-type="string">
            <text:p>redeem/εξαργυρώνω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orb </text:p>
          </table:table-cell>
          <table:table-cell office:value-type="string">
            <text:p>καλάθι/baske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schwach </text:p>
          </table:table-cell>
          <table:table-cell office:value-type="string">
            <text:p>weak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35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ziehen</text:p>
          </table:table-cell>
          <table:table-cell office:value-type="string">
            <text:p>put on (clothes)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mmer 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att </text:p>
          </table:table-cell>
          <table:table-cell office:value-type="string">
            <text:p>full, fed up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Jäger  </text:p>
          </table:table-cell>
          <table:table-cell office:value-type="string">
            <text:p>Hunter/κυνυγό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gerissen werden </text:p>
          </table:table-cell>
          <table:table-cell office:value-type="string">
            <text:p>to be demolish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austellen </text:p>
          </table:table-cell>
          <table:table-cell office:value-type="string">
            <text:p>constraction sit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Leistungen  </text:p>
          </table:table-cell>
          <table:table-cell office:value-type="string">
            <text:p>Services/power/performa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pannt  </text:p>
          </table:table-cell>
          <table:table-cell office:value-type="string">
            <text:p>Curious</text:p>
          </table:table-cell>
          <table:table-cell table:number-columns-repeated="1022"/>
        </table:table-row>
        <table:table-row table:style-name="ro64">
          <table:table-cell table:style-name="ce239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</text:p>
            <text:p>An den Tisch setzen wird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reine  </text:p>
          </table:table-cell>
          <table:table-cell office:value-type="string">
            <text:p>pure/mer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Kriegt</text:p>
          </table:table-cell>
          <table:table-cell office:value-type="string">
            <text:p>gets/lamvan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234" office:value-type="string">
            <text:p>zugesagt 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geistert 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ten werden ausgetauscht </text:p>
          </table:table-cell>
          <table:table-cell office:value-type="string">
            <text:p>data is exchang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breitetes 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üllten  </text:p>
          </table:table-cell>
          <table:table-cell office:value-type="string">
            <text:p>crow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zugehen </text:p>
          </table:table-cell>
          <table:table-cell office:value-type="string">
            <text:p>lea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Übereinstimmung </text:p>
          </table:table-cell>
          <table:table-cell office:value-type="string">
            <text:p>agreement, consensus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34" office:value-type="string">
            <text:p>ausschlaggebend </text:p>
          </table:table-cell>
          <table:table-cell office:value-type="string">
            <text:p>crucial,decis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sprechenden  </text:p>
          </table:table-cell>
          <table:table-cell office:value-type="string">
            <text:p>corresponding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Folgen</text:p>
          </table:table-cell>
          <table:table-cell office:value-type="string">
            <text:p>consequen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ta is exchanged</text:p>
          </table:table-cell>
          <table:table-cell office:value-type="string">
            <text:p>Daten werden ausgetauscht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spruchslos</text:p>
          </table:table-cell>
          <table:table-cell office:value-type="string">
            <text:p>ταπεινός/undemanding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rom </text:p>
          </table:table-cell>
          <table:table-cell office:value-type="string">
            <text:p>ρεύ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schlagen </text:p>
          </table:table-cell>
          <table:table-cell office:value-type="string">
            <text:p>σκοτώνω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weiterung  </text:p>
          </table:table-cell>
          <table:table-cell office:value-type="string">
            <text:p>επέκταση</text:p>
          </table:table-cell>
          <table:table-cell table:number-columns-repeated="1022"/>
        </table:table-row>
        <table:table-row table:style-name="ro35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inrichten</text:p>
          </table:table-cell>
          <table:table-cell office:value-type="string">
            <text:p>Set up, furnish, equip,arran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chten auf</text:p>
          </table:table-cell>
          <table:table-cell office:value-type="string">
            <text:p>watch out fo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rrscher </text:p>
          </table:table-cell>
          <table:table-cell office:value-type="string">
            <text:p>rull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besetzt</text:p>
          </table:table-cell>
          <table:table-cell office:value-type="string">
            <text:p>unoccupied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241" office:value-type="string">
            <text:p>Bereitschaft </text:p>
          </table:table-cell>
          <table:table-cell office:value-type="string">
            <text:p>standb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rber </text:p>
          </table:table-cell>
          <table:table-cell office:value-type="string">
            <text:p>applicants, candidate</text:p>
          </table:table-cell>
          <table:table-cell table:number-columns-repeated="1022"/>
        </table:table-row>
        <table:table-row table:style-name="ro62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35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Jetzt ist heraus·gekommen</text:p>
          </table:table-cell>
          <table:table-cell office:value-type="string">
            <text:p>Now came out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nehmung</text:p>
          </table:table-cell>
          <table:table-cell office:value-type="string">
            <text:p>interrog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52">
          <table:table-cell table:number-columns-repeated="1024"/>
        </table:table-row>
        <table:table-row table:style-name="ro50">
          <table:table-cell table:style-name="ce242" office:value-type="string" table:number-columns-spanned="2" table:number-rows-spanned="1">
            <text:p><text:span text:style-name="T23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242"/>
          <table:table-cell table:number-columns-repeated="1022"/>
        </table:table-row>
        <table:table-row table:style-name="ro35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stgestellt </text:p>
          </table:table-cell>
          <table:table-cell office:value-type="string">
            <text:p>found,detected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geht </text:p>
          </table:table-cell>
          <table:table-cell office:value-type="string">
            <text:p>commi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tzung </text:p>
          </table:table-cell>
          <table:table-cell office:value-type="string">
            <text:p>meetin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gang </text:p>
          </table:table-cell>
          <table:table-cell office:value-type="string">
            <text:p>χειρισμό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lingen </text:p>
          </table:table-cell>
          <table:table-cell office:value-type="string">
            <text:p>πετύχ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uckily</text:p>
          </table:table-cell>
          <table:table-cell office:value-type="string">
            <text:p>Zum Gluck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He introduced me to his sister</text:p>
          </table:table-cell>
          <table:table-cell office:value-type="string">
            <text:p>Er stellte mich </text:p>
            <text:p>Seiner Schwester v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troffen sein </text:p>
          </table:table-cell>
          <table:table-cell office:value-type="string">
            <text:p>be affec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Herausforderung </text:p>
          </table:table-cell>
          <table:table-cell office:value-type="string">
            <text:p>πρόκληση, challeng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renzlig werden </text:p>
          </table:table-cell>
          <table:table-cell office:value-type="string">
            <text:p>dangerous, episfalh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ergab sich einfach so</text:p>
          </table:table-cell>
          <table:table-cell office:value-type="string">
            <text:p>he surendered himsel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beschlossen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Auto-Rennen </text:p>
          </table:table-cell>
          <table:table-cell office:value-type="string">
            <text:p>motor ra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e klettern </text:p>
          </table:table-cell>
          <table:table-cell office:value-type="string">
            <text:p>climb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werten 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35">
          <table:table-cell table:style-name="ce243" office:value-type="string">
            <text:p>treten</text:p>
          </table:table-cell>
          <table:table-cell table:style-name="ce243" office:value-type="string">
            <text:p>perform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bewerten </text:p>
          </table:table-cell>
          <table:table-cell office:value-type="string">
            <text:p>evaluating</text:p>
          </table:table-cell>
          <table:table-cell table:number-columns-repeated="1022"/>
        </table:table-row>
        <table:table-row table:style-name="ro53">
          <table:table-cell table:style-name="ce234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table:number-columns-repeated="1022"/>
        </table:table-row>
        <table:table-row table:style-name="ro35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geschränkten Schutz </text:p>
          </table:table-cell>
          <table:table-cell office:value-type="string">
            <text:p>limited protec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usnahmen </text:p>
          </table:table-cell>
          <table:table-cell office:value-type="string">
            <text:p>exception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er Pflege </text:p>
          </table:table-cell>
          <table:table-cell office:value-type="string">
            <text:p>the c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schäftigen </text:p>
          </table:table-cell>
          <table:table-cell office:value-type="string">
            <text:p>to emplo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imen </text:p>
          </table:table-cell>
          <table:table-cell office:value-type="string">
            <text:p>hous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ntsteht </text:p>
          </table:table-cell>
          <table:table-cell office:value-type="string">
            <text:p>Si created, produced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chafft</text:p>
          </table:table-cell>
          <table:table-cell office:value-type="string">
            <text:p>creates</text:p>
          </table:table-cell>
          <table:table-cell table:number-columns-repeated="1022"/>
        </table:table-row>
        <table:table-row table:style-name="ro35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wirkst </text:p>
          </table:table-cell>
          <table:table-cell office:value-type="string">
            <text:p>appe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treiben </text:p>
          </table:table-cell>
          <table:table-cell office:value-type="string">
            <text:p>Sell, εξολοθρεύω, banis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asten-Zeit. </text:p>
          </table:table-cell>
          <table:table-cell office:value-type="string">
            <text:p>νηστεί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kleidet </text:p>
          </table:table-cell>
          <table:table-cell office:value-type="string">
            <text:p>dres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übertrieben</text:p>
          </table:table-cell>
          <table:table-cell office:value-type="string">
            <text:p>exagerated, ypervolh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schädigt wurden </text:p>
          </table:table-cell>
          <table:table-cell office:value-type="string">
            <text:p>is damag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Urwald </text:p>
          </table:table-cell>
          <table:table-cell office:value-type="string">
            <text:p>jungl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amste </text:p>
          </table:table-cell>
          <table:table-cell office:value-type="string">
            <text:p>lonie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t </text:p>
          </table:table-cell>
          <table:table-cell office:value-type="string">
            <text:p>experi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hn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trotzdem</text:p>
          </table:table-cell>
          <table:table-cell office:value-type="string">
            <text:p>anywa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st das Ihr Ernst? </text:p>
          </table:table-cell>
          <table:table-cell office:value-type="string">
            <text:p>are you serious?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geschickt </text:p>
          </table:table-cell>
          <table:table-cell office:value-type="string">
            <text:p>aprosextos, clumsy, adexio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chehen </text:p>
          </table:table-cell>
          <table:table-cell office:value-type="string">
            <text:p>happen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Fortschritte 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zielt</text:p>
          </table:table-cell>
          <table:table-cell office:value-type="string">
            <text:p>achiev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2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püren </text:p>
          </table:table-cell>
          <table:table-cell office:value-type="string">
            <text:p>to f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5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35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irksam </text:p>
          </table:table-cell>
          <table:table-cell office:value-type="string">
            <text:p>effectiv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 </text:p>
          </table:table-cell>
          <table:table-cell office:value-type="string">
            <text:p>methods</text:p>
          </table:table-cell>
          <table:table-cell table:number-columns-repeated="1022"/>
        </table:table-row>
        <table:table-row table:style-name="ro35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wendet</text:p>
          </table:table-cell>
          <table:table-cell office:value-type="string">
            <text:p>applys</text:p>
          </table:table-cell>
          <table:table-cell table:number-columns-repeated="1022"/>
        </table:table-row>
        <table:table-row table:style-name="ro52" table:number-rows-repeated="1047864">
          <table:table-cell table:number-columns-repeated="1024"/>
        </table:table-row>
        <table:table-row table:style-name="ro52">
          <table:table-cell table:number-columns-repeated="1024"/>
        </table:table-row>
        <table:named-expressions/>
      </table:table>
      <table:table table:name="Sheet12" table:style-name="ta20" table:print="false">
        <office:forms form:automatic-focus="false" form:apply-design-mode="false"/>
        <table:table-column table:style-name="co64" table:default-cell-style-name="ce154"/>
        <table:table-column table:style-name="co65" table:default-cell-style-name="ce154"/>
        <table:table-column table:style-name="co71" table:default-cell-style-name="ce154"/>
        <table:table-column table:style-name="co72" table:default-cell-style-name="Default"/>
        <table:table-column table:style-name="co6" table:number-columns-repeated="1020" table:default-cell-style-name="Default"/>
        <table:table-row table:style-name="ro37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Leidensgenossen </text:p>
          </table:table-cell>
          <table:table-cell office:value-type="string">
            <text:p>fellow suffers</text:p>
          </table:table-cell>
          <table:table-cell table:number-columns-repeated="1022"/>
        </table:table-row>
        <table:table-row table:style-name="ro37">
          <table:table-cell table:style-name="ce321" office:value-type="string">
            <text:p>leidet </text:p>
          </table:table-cell>
          <table:table-cell office:value-type="string">
            <text:p>suffers, upoferei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table:number-columns-repeated="1022"/>
        </table:table-row>
        <table:table-row table:style-name="ro71">
          <table:table-cell table:style-name="ce322"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table:number-columns-repeated="1022"/>
        </table:table-row>
        <table:table-row table:style-name="ro72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/>
          <table:table-cell table:number-columns-repeated="1021"/>
        </table:table-row>
        <table:table-row table:style-name="ro73">
          <table:table-cell table:style-name="ce323" office:value-type="string">
            <text:p>It is a horse whose name I don't know</text:p>
          </table:table-cell>
          <table:table-cell office:value-type="string">
            <text:p>Es ist ein Pferd, dessen <text:span text:style-name="T14">Namen</text:span> ich nicht kenne</text:p>
            <text:p><text:span text:style-name="T14">https://mein-deutschbuch.de/n-</text:span><text:span text:style-name="T14">deklination.html</text:span></text:p>
          </table:table-cell>
          <table:table-cell table:number-columns-repeated="1022"/>
        </table:table-row>
        <table:table-row table:style-name="ro64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erhebt </text:p>
          </table:table-cell>
          <table:table-cell office:value-type="string">
            <text:p>rises</text:p>
          </table:table-cell>
          <table:table-cell table:number-columns-repeated="1022"/>
        </table:table-row>
        <table:table-row table:style-name="ro37">
          <table:table-cell table:style-name="ce324" office:value-type="string">
            <text:p>begegnen </text:p>
          </table:table-cell>
          <table:table-cell office:value-type="string">
            <text:p>To encounter, to meet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entronnen </text:p>
          </table:table-cell>
          <table:table-cell office:value-type="string">
            <text:p>escaped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ausgewertet </text:p>
          </table:table-cell>
          <table:table-cell office:value-type="string">
            <text:p>evaluated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ausgelöst </text:p>
          </table:table-cell>
          <table:table-cell office:value-type="string">
            <text:p>triggered</text:p>
          </table:table-cell>
          <table:table-cell table:number-columns-repeated="1022"/>
        </table:table-row>
        <table:table-row table:style-name="ro37">
          <table:table-cell table:style-name="ce324" office:value-type="string">
            <text:p>die ebenfalls </text:p>
          </table:table-cell>
          <table:table-cell office:value-type="string">
            <text:p>which also..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er Empfänger </text:p>
          </table:table-cell>
          <table:table-cell office:value-type="string">
            <text:p>the receiver</text:p>
          </table:table-cell>
          <table:table-cell table:number-columns-repeated="1022"/>
        </table:table-row>
        <table:table-row table:style-name="ro37">
          <table:table-cell table:style-name="ce326" office:value-type="string">
            <text:p>specialty </text:p>
          </table:table-cell>
          <table:table-cell office:value-type="string">
            <text:p>Spezialität</text:p>
          </table:table-cell>
          <table:table-cell table:number-columns-repeated="1022"/>
        </table:table-row>
        <table:table-row table:style-name="ro37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74">
          <table:table-cell table:style-name="ce327"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table:number-columns-repeated="1022"/>
        </table:table-row>
        <table:table-row table:style-name="ro75">
          <table:table-cell table:style-name="ce328" office:value-type="string">
            <text:p>erscheinen</text:p>
          </table:table-cell>
          <table:table-cell office:value-type="string">
            <text:p>turn up, appear</text:p>
          </table:table-cell>
          <table:table-cell table:number-columns-repeated="1022"/>
        </table:table-row>
        <table:table-row table:style-name="ro76">
          <table:table-cell table:style-name="ce329"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table:number-columns-repeated="1022"/>
        </table:table-row>
        <table:table-row table:style-name="ro37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table:number-columns-repeated="1022"/>
        </table:table-row>
        <table:table-row table:style-name="ro37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ausweiten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7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anzulocken</text:p>
          </table:table-cell>
          <table:table-cell office:value-type="string">
            <text:p>to attrack</text:p>
          </table:table-cell>
          <table:table-cell table:number-columns-repeated="1022"/>
        </table:table-row>
        <table:table-row table:style-name="ro64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table:number-columns-repeated="1022"/>
        </table:table-row>
        <table:table-row table:style-name="ro37">
          <table:table-cell office:value-type="string">
            <text:p>inbegriffen</text:p>
          </table:table-cell>
          <table:table-cell office:value-type="string">
            <text:p>included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greifen</text:p>
          </table:table-cell>
          <table:table-cell office:value-type="string">
            <text:p>to grab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allerdings </text:p>
          </table:table-cell>
          <table:table-cell office:value-type="string">
            <text:p>indeed</text:p>
          </table:table-cell>
          <table:table-cell table:style-name="ce195"/>
          <table:table-cell table:number-columns-repeated="1021"/>
        </table:table-row>
        <table:table-row table:style-name="ro37">
          <table:table-cell table:style-name="ce330" office:value-type="string">
            <text:p>beworben</text:p>
          </table:table-cell>
          <table:table-cell office:value-type="string">
            <text:p>advertised</text:p>
          </table:table-cell>
          <table:table-cell table:number-columns-repeated="1022"/>
        </table:table-row>
        <table:table-row table:style-name="ro75">
          <table:table-cell table:style-name="ce329" office:value-type="string">
            <text:p>und die <text:span text:style-name="T14">Aussicht</text:span> auf einen EU-Pass. </text:p>
          </table:table-cell>
          <table:table-cell office:value-type="string">
            <text:p>and the prospect of an EU passport</text:p>
          </table:table-cell>
          <table:table-cell table:number-columns-repeated="1022"/>
        </table:table-row>
        <table:table-row table:style-name="ro37">
          <table:table-cell office:value-type="string">
            <text:p>Verlängerung </text:p>
          </table:table-cell>
          <table:table-cell office:value-type="string">
            <text:p>renewal, extend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zunehmend </text:p>
          </table:table-cell>
          <table:table-cell office:value-type="string">
            <text:p>increasingly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Befristete</text:p>
          </table:table-cell>
          <table:table-cell office:value-type="string">
            <text:p>temporary, limit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Antra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Please introduce me to her.</text:p>
          </table:table-cell>
          <table:table-cell office:value-type="string">
            <text:p>Bitte stell mich ihr vor</text:p>
          </table:table-cell>
          <table:table-cell table:number-columns-repeated="1022"/>
        </table:table-row>
        <table:table-row table:style-name="ro37">
          <table:table-cell table:style-name="ce329" office:value-type="string">
            <text:p>Allerdings , 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77">
          <table:table-cell table:style-name="ce323" office:value-type="string">
            <text:p>Where have you been?</text:p>
          </table:table-cell>
          <table:table-cell office:value-type="string">
            <text:p>Wo bist du gewesen</text:p>
          </table:table-cell>
          <table:table-cell table:number-columns-repeated="1022"/>
        </table:table-row>
        <table:table-row table:style-name="ro78">
          <table:table-cell table:style-name="ce323" office:value-type="string">
            <text:p>I have been growing up in a bakery</text:p>
          </table:table-cell>
          <table:table-cell office:value-type="string">
            <text:p>Ich bin in einer B<text:span text:style-name="T7">äckerei geworden</text:span></text:p>
          </table:table-cell>
          <table:table-cell table:number-columns-repeated="1022"/>
        </table:table-row>
        <table:table-row table:style-name="ro79">
          <table:table-cell table:style-name="ce327" office:value-type="string">
            <text:p>I have actually liked him</text:p>
          </table:table-cell>
          <table:table-cell office:value-type="string">
            <text:p>Mir hat er tats<text:span text:style-name="T7">ächlich gefallen</text:span></text:p>
          </table:table-cell>
          <table:table-cell table:number-columns-repeated="1022"/>
        </table:table-row>
        <table:table-row table:style-name="ro80">
          <table:table-cell office:value-type="string">
            <text:p>His hair became yellow</text:p>
          </table:table-cell>
          <table:table-cell office:value-type="string">
            <text:p>Seine Haare sind gelb geworden</text:p>
            <text:p>Sein Haar wurde gelb</text:p>
          </table:table-cell>
          <table:table-cell table:number-columns-repeated="1022"/>
        </table:table-row>
        <table:table-row table:style-name="ro37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Zweck</text:p>
          </table:table-cell>
          <table:table-cell office:value-type="string">
            <text:p>purpose</text:p>
          </table:table-cell>
          <table:table-cell table:number-columns-repeated="1022"/>
        </table:table-row>
        <table:table-row table:style-name="ro37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table:number-columns-repeated="1022"/>
        </table:table-row>
        <table:table-row table:style-name="ro81">
          <table:table-cell table:style-name="ce323"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table:number-columns-repeated="1022"/>
        </table:table-row>
        <table:table-row table:style-name="ro82">
          <table:table-cell office:value-type="string">
            <text:p>Animals and the environment are important to her.</text:p>
          </table:table-cell>
          <table:table-cell office:value-type="string">
            <text:p>Tiere und <text:span text:style-name="T14">die</text:span> Umwelt sind ihr wichtig</text:p>
          </table:table-cell>
          <table:table-cell table:number-columns-repeated="1022"/>
        </table:table-row>
        <table:table-row table:style-name="ro83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table:number-columns-repeated="1022"/>
        </table:table-row>
        <table:table-row table:style-name="ro84">
          <table:table-cell table:style-name="ce323"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table:number-columns-repeated="1022"/>
        </table:table-row>
        <table:table-row table:style-name="ro75">
          <table:table-cell table:style-name="ce331"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table:number-columns-repeated="1022"/>
        </table:table-row>
        <table:table-row table:style-name="ro85">
          <table:table-cell table:style-name="ce331"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table:number-columns-repeated="1022"/>
        </table:table-row>
        <table:table-row table:style-name="ro87">
          <table:table-cell table:style-name="ce322"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table:number-columns-repeated="1022"/>
        </table:table-row>
        <table:table-row table:style-name="ro88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1022"/>
        </table:table-row>
        <table:table-row table:style-name="ro37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Umschlag 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Eingriffe</text:p>
          </table:table-cell>
          <table:table-cell office:value-type="string">
            <text:p>intervantions, paremvaseis</text:p>
          </table:table-cell>
          <table:table-cell table:number-columns-repeated="1022"/>
        </table:table-row>
        <table:table-row table:style-name="ro47">
          <table:table-cell table:style-name="ce332" table:number-columns-repeated="3"/>
          <table:table-cell table:style-name="ce350" table:number-columns-repeated="1021"/>
        </table:table-row>
        <table:table-row table:style-name="ro37">
          <table:table-cell table:style-name="ce323" office:value-type="string">
            <text:p>ausführliches </text:p>
          </table:table-cell>
          <table:table-cell office:value-type="string">
            <text:p>detai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table:number-columns-repeated="1022"/>
        </table:table-row>
        <table:table-row table:style-name="ro37">
          <table:table-cell table:style-name="ce326" office:value-type="string">
            <text:p>empfinden </text:p>
          </table:table-cell>
          <table:table-cell office:value-type="string">
            <text:p>feel</text:p>
          </table:table-cell>
          <table:table-cell table:number-columns-repeated="1022"/>
        </table:table-row>
        <table:table-row table:style-name="ro37">
          <table:table-cell table:style-name="ce322"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/>
          <table:table-cell table:number-columns-repeated="1021"/>
        </table:table-row>
        <table:table-row table:style-name="ro37">
          <table:table-cell table:style-name="ce153" office:value-type="string">
            <text:p>zunehmende </text:p>
          </table:table-cell>
          <table:table-cell table:style-name="ce342" table:number-columns-spanned="2" table:number-rows-spanned="1"/>
          <table:covered-table-cell table:style-name="ce196"/>
          <table:table-cell table:number-columns-repeated="1021"/>
        </table:table-row>
        <table:table-row table:style-name="ro37">
          <table:table-cell table:style-name="ce323" office:value-type="string">
            <text:p>Energiebedarf</text:p>
          </table:table-cell>
          <table:table-cell office:value-type="string">
            <text:p>energeiakes anag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sorgen </text:p>
          </table:table-cell>
          <table:table-cell office:value-type="string">
            <text:p>suppl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Erwartungen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Diebstahl</text:p>
          </table:table-cell>
          <table:table-cell office:value-type="string">
            <text:p>theft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setzt auf </text:p>
          </table:table-cell>
          <table:table-cell office:value-type="string">
            <text:p>relies on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Üblicherweise </text:p>
          </table:table-cell>
          <table:table-cell office:value-type="string">
            <text:p>Usually</text:p>
          </table:table-cell>
          <table:table-cell table:style-name="ce343"/>
          <table:table-cell table:number-columns-repeated="1021"/>
        </table:table-row>
        <table:table-row table:style-name="ro37">
          <table:table-cell table:style-name="ce153" office:value-type="string">
            <text:p>Lieferung </text:p>
          </table:table-cell>
          <table:table-cell office:value-type="string">
            <text:p>delivery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Angelegenheit </text:p>
          </table:table-cell>
          <table:table-cell office:value-type="string">
            <text:p>matter, affair</text:p>
          </table:table-cell>
          <table:table-cell table:number-columns-repeated="1022"/>
        </table:table-row>
        <table:table-row table:style-name="ro37">
          <table:table-cell table:style-name="ce321" office:value-type="string">
            <text:p>Rüstungsausgaben </text:p>
          </table:table-cell>
          <table:table-cell office:value-type="string">
            <text:p>defence spending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ungewiss </text:p>
          </table:table-cell>
          <table:table-cell office:value-type="string">
            <text:p>uncertain</text:p>
          </table:table-cell>
          <table:table-cell table:number-columns-repeated="1022"/>
        </table:table-row>
        <table:table-row table:style-name="ro37">
          <table:table-cell table:style-name="ce329" office:value-type="string">
            <text:p>das Schicksalsland </text:p>
          </table:table-cell>
          <table:table-cell office:value-type="string">
            <text:p>Destination country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geschildert </text:p>
          </table:table-cell>
          <table:table-cell office:value-type="string">
            <text:p>portrayed, apeikonizetai</text:p>
          </table:table-cell>
          <table:table-cell table:number-columns-repeated="1022"/>
        </table:table-row>
        <table:table-row table:style-name="ro47">
          <table:table-cell table:style-name="ce324"/>
          <table:table-cell table:style-name="ce331" table:number-columns-repeated="2"/>
          <table:table-cell table:style-name="ce351" table:number-columns-repeated="1021"/>
        </table:table-row>
        <table:table-row table:style-name="ro37">
          <table:table-cell table:style-name="ce323" office:value-type="string">
            <text:p>überdenken</text:p>
          </table:table-cell>
          <table:table-cell office:value-type="string">
            <text:p>rethink</text:p>
          </table:table-cell>
          <table:table-cell table:style-name="ce343"/>
          <table:table-cell table:number-columns-repeated="1021"/>
        </table:table-row>
        <table:table-row table:style-name="ro37">
          <table:table-cell table:style-name="ce320" office:value-type="string">
            <text:p>Erlaubnis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7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entsetzt 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Sturz</text:p>
          </table:table-cell>
          <table:table-cell office:value-type="string">
            <text:p>fall</text:p>
          </table:table-cell>
          <table:table-cell table:number-columns-repeated="1022"/>
        </table:table-row>
        <table:table-row table:style-name="ro37">
          <table:table-cell table:style-name="ce322"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Members are favored</text:p>
          </table:table-cell>
          <table:table-cell office:value-type="string">
            <text:p>Mitglieder werden bevorzugt</text:p>
          </table:table-cell>
          <table:table-cell table:number-columns-repeated="1022"/>
        </table:table-row>
        <table:table-row table:style-name="ro89">
          <table:table-cell office:value-type="string">
            <text:p>Both have already been published before</text:p>
          </table:table-cell>
          <table:table-cell office:value-type="string">
            <text:p>Beide wurden bereits zuvor ver<text:span text:style-name="T16">öffentlicht</text:span></text:p>
          </table:table-cell>
          <table:table-cell/>
          <table:table-cell table:style-name="ce154"/>
          <table:table-cell table:number-columns-repeated="1020"/>
        </table:table-row>
        <table:table-row table:style-name="ro37">
          <table:table-cell table:style-name="ce32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berücksichtigt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63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veroffentlicht</text:p>
          </table:table-cell>
          <table:table-cell office:value-type="string">
            <text:p>released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verantwortlich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322" office:value-type="string">
            <text:p>The results</text:p>
          </table:table-cell>
          <table:table-cell office:value-type="string">
            <text:p>die Ergebnisse</text:p>
          </table:table-cell>
          <table:table-cell table:number-columns-repeated="1022"/>
        </table:table-row>
        <table:table-row table:style-name="ro37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ausgezeichnet</text:p>
          </table:table-cell>
          <table:table-cell office:value-type="string">
            <text:p>outstanding exceptional</text:p>
          </table:table-cell>
          <table:table-cell table:number-columns-repeated="1022"/>
        </table:table-row>
        <table:table-row table:style-name="ro91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<text:span text:style-name="T16">ö</text:span>chten Sie mehr Geld verdienen?</text:p>
            <text:p>W<text:span text:style-name="T16">ü</text:span>rden Sie gerne mehr Geld verdienen?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I would save the money</text:p>
          </table:table-cell>
          <table:table-cell office:value-type="string">
            <text:p>Ich w<text:span text:style-name="T16">ü</text:span>rde das Geld sparen</text:p>
          </table:table-cell>
          <table:table-cell table:number-columns-repeated="1022"/>
        </table:table-row>
        <table:table-row table:style-name="ro37">
          <table:table-cell table:style-name="ce329" office:value-type="string">
            <text:p>mail </text:p>
          </table:table-cell>
          <table:table-cell office:value-type="string">
            <text:p>Post</text:p>
          </table:table-cell>
          <table:table-cell table:number-columns-repeated="1022"/>
        </table:table-row>
        <table:table-row table:style-name="ro89">
          <table:table-cell table:style-name="ce327" office:value-type="string">
            <text:p>I would turn around in front of the theater.</text:p>
          </table:table-cell>
          <table:table-cell office:value-type="string">
            <text:p>Ich würde <text:span text:style-name="T14">mich</text:span> vor dem Theater umdrehen</text:p>
          </table:table-cell>
          <table:table-cell table:number-columns-repeated="1022"/>
        </table:table-row>
        <table:table-row table:style-name="ro47">
          <table:table-cell table:style-name="ce331" table:number-columns-repeated="3"/>
          <table:table-cell table:style-name="ce351" table:number-columns-repeated="1021"/>
        </table:table-row>
        <table:table-row table:style-name="ro37">
          <table:table-cell table:style-name="ce323"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Verpflichtungen</text:p>
          </table:table-cell>
          <table:table-cell office:value-type="string">
            <text:p>commitments, ypoxrewseis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Einstellung </text:p>
          </table:table-cell>
          <table:table-cell office:value-type="string">
            <text:p>calibration, adjustment</text:p>
          </table:table-cell>
          <table:table-cell table:number-columns-repeated="1022"/>
        </table:table-row>
        <table:table-row table:style-name="ro38">
          <table:table-cell table:style-name="ce329" office:value-type="string">
            <text:p><text:span text:style-name="T14">Compared to</text:span> the sun, the earth is small.</text:p>
          </table:table-cell>
          <table:table-cell office:value-type="string">
            <text:p>Im Vergleich zur Sonne ist die Erde klei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Übergewicht </text:p>
          </table:table-cell>
          <table:table-cell office:value-type="string">
            <text:p>overweight</text:p>
          </table:table-cell>
          <table:table-cell table:style-name="ce343"/>
          <table:table-cell table:number-columns-repeated="1021"/>
        </table:table-row>
        <table:table-row table:style-name="ro37">
          <table:table-cell table:style-name="ce325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1022"/>
        </table:table-row>
        <table:table-row table:style-name="ro37">
          <table:table-cell table:style-name="ce328" office:value-type="string">
            <text:p>entstehenden </text:p>
          </table:table-cell>
          <table:table-cell office:value-type="string">
            <text:p>incured, arise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ermahnt </text:p>
          </table:table-cell>
          <table:table-cell office:value-type="string">
            <text:p>proeidopoihse</text:p>
          </table:table-cell>
          <table:table-cell table:number-columns-repeated="1022"/>
        </table:table-row>
        <table:table-row table:style-name="ro47">
          <table:table-cell table:style-name="ce331" table:number-columns-repeated="3"/>
          <table:table-cell table:style-name="ce351" table:number-columns-repeated="1021"/>
        </table:table-row>
        <table:table-row table:style-name="ro95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1022"/>
        </table:table-row>
        <table:table-row table:style-name="ro37">
          <table:table-cell table:style-name="ce324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kenntnis </text:p>
          </table:table-cell>
          <table:table-cell office:value-type="string">
            <text:p>Knowledge</text:p>
          </table:table-cell>
          <table:table-cell table:number-columns-repeated="1022"/>
        </table:table-row>
        <table:table-row table:style-name="ro97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Ereignissen </text:p>
          </table:table-cell>
          <table:table-cell office:value-type="string">
            <text:p>incidents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Einstellungen </text:p>
          </table:table-cell>
          <table:table-cell office:value-type="string">
            <text:p>settings</text:p>
          </table:table-cell>
          <table:table-cell table:number-columns-repeated="1022"/>
        </table:table-row>
        <table:table-row table:style-name="ro85">
          <table:table-cell table:style-name="ce322"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table:number-columns-repeated="1022"/>
        </table:table-row>
        <table:table-row table:style-name="ro37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1022"/>
        </table:table-row>
        <table:table-row table:style-name="ro37">
          <table:table-cell table:style-name="ce322" office:value-type="string">
            <text:p>She will get in touch</text:p>
          </table:table-cell>
          <table:table-cell office:value-type="string">
            <text:p>Sie wird sich melden</text:p>
          </table:table-cell>
          <table:table-cell table:number-columns-repeated="1022"/>
        </table:table-row>
        <table:table-row table:style-name="ro37">
          <table:table-cell table:style-name="ce328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überholt </text:p>
          </table:table-cell>
          <table:table-cell office:value-type="string">
            <text:p>prosperna</text:p>
          </table:table-cell>
          <table:table-cell table:style-name="ce343"/>
          <table:table-cell table:number-columns-repeated="1021"/>
        </table:table-row>
        <table:table-row table:style-name="ro37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37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7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Das Verhältnis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37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1022"/>
        </table:table-row>
        <table:table-row table:style-name="ro37">
          <table:table-cell office:value-type="string">
            <text:p>relationship</text:p>
          </table:table-cell>
          <table:table-cell office:value-type="string">
            <text:p>Beziehung, Verbindung, Verh<text:span text:style-name="T16">ältnis</text:span></text:p>
          </table:table-cell>
          <table:table-cell table:number-columns-repeated="1022"/>
        </table:table-row>
        <table:table-row table:style-name="ro74">
          <table:table-cell table:style-name="ce323"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table:number-columns-repeated="1022"/>
        </table:table-row>
        <table:table-row table:style-name="ro64">
          <table:table-cell table:style-name="ce331"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table:number-columns-repeated="1022"/>
        </table:table-row>
        <table:table-row table:style-name="ro64">
          <table:table-cell table:style-name="ce331" table:number-columns-repeated="3"/>
          <table:table-cell table:style-name="ce351" table:number-columns-repeated="1021"/>
        </table:table-row>
        <table:table-row table:style-name="ro74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1022"/>
        </table:table-row>
        <table:table-row table:style-name="ro37">
          <table:table-cell office:value-type="string">
            <text:p>He is washing himself</text:p>
          </table:table-cell>
          <table:table-cell office:value-type="string">
            <text:p>Er w<text:span text:style-name="T16">ä</text:span>scht sich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We will sign in </text:p>
          </table:table-cell>
          <table:table-cell office:value-type="string">
            <text:p>Wir werden uns eintragen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Staumauer</text:p>
          </table:table-cell>
          <table:table-cell office:value-type="string">
            <text:p>fragma, dam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erholen </text:p>
          </table:table-cell>
          <table:table-cell office:value-type="string">
            <text:p>recover</text:p>
          </table:table-cell>
          <table:table-cell table:number-columns-repeated="1022"/>
        </table:table-row>
        <table:table-row table:style-name="ro37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abgelaufen </text:p>
          </table:table-cell>
          <table:table-cell office:value-type="string">
            <text:p>expired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entzündet </text:p>
          </table:table-cell>
          <table:table-cell office:value-type="string">
            <text:p>ignited, inflamed</text:p>
          </table:table-cell>
          <table:table-cell table:number-columns-repeated="1022"/>
        </table:table-row>
        <table:table-row table:style-name="ro37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Ansprüche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Vereinbarung</text:p>
          </table:table-cell>
          <table:table-cell office:value-type="string">
            <text:p>agreement, appointment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Anspruch </text:p>
          </table:table-cell>
          <table:table-cell office:value-type="string">
            <text:p>claim</text:p>
          </table:table-cell>
          <table:table-cell table:number-columns-repeated="1022"/>
        </table:table-row>
        <table:table-row table:style-name="ro82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Mahlzeit </text:p>
          </table:table-cell>
          <table:table-cell office:value-type="string">
            <text:p>meal, geuma</text:p>
          </table:table-cell>
          <table:table-cell table:number-columns-repeated="1022"/>
        </table:table-row>
        <table:table-row table:style-name="ro38">
          <table:table-cell table:style-name="ce331"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Die Decke</text:p>
          </table:table-cell>
          <table:table-cell office:value-type="string">
            <text:p>the blanket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das macht nicht aus</text:p>
          </table:table-cell>
          <table:table-cell office:value-type="string">
            <text:p>that does not matter</text:p>
          </table:table-cell>
          <table:table-cell table:number-columns-repeated="1022"/>
        </table:table-row>
        <table:table-row table:style-name="ro47">
          <table:table-cell table:style-name="ce331" table:number-columns-repeated="3"/>
          <table:table-cell table:style-name="ce351" table:number-columns-repeated="1021"/>
        </table:table-row>
        <table:table-row table:style-name="ro98">
          <table:table-cell table:style-name="ce327"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table:number-columns-repeated="1022"/>
        </table:table-row>
        <table:table-row table:style-name="ro38">
          <table:table-cell table:style-name="ce323"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I am making myself pasta</text:p>
          </table:table-cell>
          <table:table-cell office:value-type="string">
            <text:p>Ich mache mir Nudeln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Day after day</text:p>
          </table:table-cell>
          <table:table-cell office:value-type="string">
            <text:p>Tag um Tag</text:p>
          </table:table-cell>
          <table:table-cell table:number-columns-repeated="1022"/>
        </table:table-row>
        <table:table-row table:style-name="ro37">
          <table:table-cell office:value-type="string">
            <text:p>Bezirk</text:p>
          </table:table-cell>
          <table:table-cell office:value-type="string">
            <text:p>district</text:p>
          </table:table-cell>
          <table:table-cell table:number-columns-repeated="1022"/>
        </table:table-row>
        <table:table-row table:style-name="ro37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table:number-columns-repeated="1022"/>
        </table:table-row>
        <table:table-row table:style-name="ro64">
          <table:table-cell table:style-name="ce331" office:value-type="string">
            <text:p>My vacation home has a small yard.</text:p>
          </table:table-cell>
          <table:table-cell office:value-type="string">
            <text:p>Mein Ferienhaus hat <text:span text:style-name="T6">einen kleinen </text:span><text:span text:style-name="T6">Hof</text:span>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At the bottom</text:p>
          </table:table-cell>
          <table:table-cell office:value-type="string">
            <text:p>Auf dem Grund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die Umgebung</text:p>
          </table:table-cell>
          <table:table-cell office:value-type="string">
            <text:p>the environment</text:p>
          </table:table-cell>
          <table:table-cell table:number-columns-repeated="1022"/>
        </table:table-row>
        <table:table-row table:style-name="ro75">
          <table:table-cell table:style-name="ce323"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table:number-columns-repeated="1022"/>
        </table:table-row>
        <table:table-row table:style-name="ro99">
          <table:table-cell table:style-name="ce327"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table:number-columns-repeated="1022"/>
        </table:table-row>
        <table:table-row table:style-name="ro38">
          <table:table-cell table:style-name="ce329"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The dog wants to go outside</text:p>
          </table:table-cell>
          <table:table-cell office:value-type="string">
            <text:p>Der Hund will raus</text:p>
          </table:table-cell>
          <table:table-cell table:number-columns-repeated="1022"/>
        </table:table-row>
        <table:table-row table:style-name="ro37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style-name="ce343"/>
          <table:table-cell table:number-columns-repeated="1021"/>
        </table:table-row>
        <table:table-row table:style-name="ro37">
          <table:table-cell table:style-name="ce327" office:value-type="string">
            <text:p>Turn right</text:p>
          </table:table-cell>
          <table:table-cell office:value-type="string">
            <text:p>Bieg nach rechts ab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Until when are you gone?</text:p>
          </table:table-cell>
          <table:table-cell office:value-type="string">
            <text:p>Bis wann bist du weg?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She is going out</text:p>
          </table:table-cell>
          <table:table-cell office:value-type="string">
            <text:p>Sie geht raus/hinaus</text:p>
          </table:table-cell>
          <table:table-cell table:number-columns-repeated="1022"/>
        </table:table-row>
        <table:table-row table:style-name="ro38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table:number-columns-repeated="1022"/>
        </table:table-row>
        <table:table-row table:style-name="ro37">
          <table:table-cell table:style-name="ce329" office:value-type="string">
            <text:p>In or out?</text:p>
          </table:table-cell>
          <table:table-cell office:value-type="string">
            <text:p>Rein oder raus?</text:p>
          </table:table-cell>
          <table:table-cell table:number-columns-repeated="1022"/>
        </table:table-row>
        <table:table-row table:style-name="ro47">
          <table:table-cell table:style-name="ce331" table:number-columns-repeated="3"/>
          <table:table-cell table:style-name="ce351" table:number-columns-repeated="1021"/>
        </table:table-row>
        <table:table-row table:style-name="ro37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He runs around the house</text:p>
          </table:table-cell>
          <table:table-cell office:value-type="string">
            <text:p>Er rennt im Haus herum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ergänzen</text:p>
          </table:table-cell>
          <table:table-cell office:value-type="string">
            <text:p>complete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1022"/>
        </table:table-row>
        <table:table-row table:style-name="ro38">
          <table:table-cell table:style-name="ce323"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table:number-columns-repeated="1022"/>
        </table:table-row>
        <table:table-row table:style-name="ro78">
          <table:table-cell table:style-name="ce331"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table:number-columns-repeated="1022"/>
        </table:table-row>
        <table:table-row table:style-name="ro38">
          <table:table-cell table:style-name="ce323"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research</text:p>
          </table:table-cell>
          <table:table-cell office:value-type="string">
            <text:p>Forschung</text:p>
          </table:table-cell>
          <table:table-cell table:number-columns-repeated="1022"/>
        </table:table-row>
        <table:table-row table:style-name="ro38">
          <table:table-cell table:style-name="ce331"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style-name="ce343"/>
          <table:table-cell table:number-columns-repeated="1021"/>
        </table:table-row>
        <table:table-row table:style-name="ro37">
          <table:table-cell table:style-name="ce323"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85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wichtig</text:span></text:p>
          </table:table-cell>
          <table:table-cell table:number-columns-repeated="1022"/>
        </table:table-row>
        <table:table-row table:style-name="ro107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bemühen sich</text:p>
          </table:table-cell>
          <table:table-cell office:value-type="string">
            <text:p>make an effort</text:p>
          </table:table-cell>
          <table:table-cell table:number-columns-repeated="1022"/>
        </table:table-row>
        <table:table-row table:style-name="ro108">
          <table:table-cell table:style-name="ce329"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table:number-columns-repeated="1022"/>
        </table:table-row>
        <table:table-row table:style-name="ro38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beizulegen</text:p>
          </table:table-cell>
          <table:table-cell office:value-type="string">
            <text:p>to settle</text:p>
          </table:table-cell>
          <table:table-cell table:number-columns-repeated="1022"/>
        </table:table-row>
        <table:table-row table:style-name="ro37">
          <table:table-cell table:style-name="ce329"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1022"/>
        </table:table-row>
        <table:table-row table:style-name="ro38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1022"/>
        </table:table-row>
        <table:table-row table:style-name="ro80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geahnt</text:p>
          </table:table-cell>
          <table:table-cell office:value-type="string">
            <text:p>suspected</text:p>
          </table:table-cell>
          <table:table-cell table:number-columns-repeated="1022"/>
        </table:table-row>
        <table:table-row table:style-name="ro37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1022"/>
        </table:table-row>
        <table:table-row table:style-name="ro37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entwertet</text:p>
          </table:table-cell>
          <table:table-cell office:value-type="string">
            <text:p>canceled</text:p>
          </table:table-cell>
          <table:table-cell table:number-columns-repeated="1022"/>
        </table:table-row>
        <table:table-row table:style-name="ro38">
          <table:table-cell table:style-name="ce329"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Wortsinne</text:p>
          </table:table-cell>
          <table:table-cell office:value-type="string">
            <text:p>literally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Wahrnehmung </text:p>
          </table:table-cell>
          <table:table-cell office:value-type="string">
            <text:p>perception</text:p>
          </table:table-cell>
          <table:table-cell table:number-columns-repeated="1022"/>
        </table:table-row>
        <table:table-row table:style-name="ro86">
          <table:table-cell table:style-name="ce329"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1022"/>
        </table:table-row>
        <table:table-row table:style-name="ro47">
          <table:table-cell table:style-name="ce331" table:number-columns-repeated="3"/>
          <table:table-cell table:style-name="ce351" table:number-columns-repeated="1021"/>
        </table:table-row>
        <table:table-row table:style-name="ro38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1022"/>
        </table:table-row>
        <table:table-row table:style-name="ro37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anstehende </text:p>
          </table:table-cell>
          <table:table-cell office:value-type="string">
            <text:p>upcomming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eigenständig zu bleiben.</text:p>
          </table:table-cell>
          <table:table-cell office:value-type="string">
            <text:p>to stay independent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nachzuahmen </text:p>
          </table:table-cell>
          <table:table-cell office:value-type="string">
            <text:p>immitat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Unbedarftheit </text:p>
          </table:table-cell>
          <table:table-cell office:value-type="string">
            <text:p>naivety (afeleia)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iese gewisse Unbedarftheit </text:p>
          </table:table-cell>
          <table:table-cell table:number-columns-repeated="1023"/>
        </table:table-row>
        <table:table-row table:style-name="ro37">
          <table:table-cell table:style-name="ce324" office:value-type="string">
            <text:p>Die Überheblichkeit </text:p>
          </table:table-cell>
          <table:table-cell office:value-type="string">
            <text:p>arrogance</text:p>
          </table:table-cell>
          <table:table-cell table:style-name="ce343"/>
          <table:table-cell table:number-columns-repeated="1021"/>
        </table:table-row>
        <table:table-row table:style-name="ro37">
          <table:table-cell table:style-name="ce325" office:value-type="string">
            <text:p>verklären </text:p>
          </table:table-cell>
          <table:table-cell office:value-type="string">
            <text:p>transform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Schlagzeile </text:p>
          </table:table-cell>
          <table:table-cell office:value-type="string">
            <text:p>headline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Betriebe </text:p>
          </table:table-cell>
          <table:table-cell office:value-type="string">
            <text:p>companies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Währung </text:p>
          </table:table-cell>
          <table:table-cell office:value-type="string">
            <text:p>currency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Gedächtnis </text:p>
          </table:table-cell>
          <table:table-cell office:value-type="string">
            <text:p>memory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Gedanke</text:p>
          </table:table-cell>
          <table:table-cell office:value-type="string">
            <text:p>thought, idea</text:p>
          </table:table-cell>
          <table:table-cell table:number-columns-repeated="1022"/>
        </table:table-row>
        <table:table-row table:style-name="ro38">
          <table:table-cell table:style-name="ce321" office:value-type="string">
            <text:p>Mir <text:span text:style-name="T6">fällt</text:span><text:span text:style-name="T7"> ein Bild von einem </text:span><text:span text:style-name="T7">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table:number-columns-repeated="1022"/>
        </table:table-row>
        <table:table-row table:style-name="ro37">
          <table:table-cell table:style-name="ce321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table:number-columns-repeated="1022"/>
        </table:table-row>
        <table:table-row table:style-name="ro37">
          <table:table-cell table:style-name="ce324" office:value-type="string">
            <text:p>Bedürftigkeit </text:p>
          </table:table-cell>
          <table:table-cell office:value-type="string">
            <text:p>endeia, anexeia</text:p>
          </table:table-cell>
          <table:table-cell table:number-columns-repeated="1022"/>
        </table:table-row>
        <table:table-row table:style-name="ro37">
          <table:table-cell table:style-name="ce324" office:value-type="string">
            <text:p>bedürfnisse</text:p>
          </table:table-cell>
          <table:table-cell office:value-type="string">
            <text:p>needs</text:p>
          </table:table-cell>
          <table:table-cell table:number-columns-repeated="1022"/>
        </table:table-row>
        <table:table-row table:style-name="ro37">
          <table:table-cell table:style-name="ce324" office:value-type="string">
            <text:p>Bedürfnis</text:p>
          </table:table-cell>
          <table:table-cell office:value-type="string">
            <text:p>desire, need</text:p>
          </table:table-cell>
          <table:table-cell table:number-columns-repeated="1022"/>
        </table:table-row>
        <table:table-row table:style-name="ro47">
          <table:table-cell table:style-name="ce324"/>
          <table:table-cell table:style-name="ce331" table:number-columns-repeated="2"/>
          <table:table-cell table:style-name="ce351" table:number-columns-repeated="1021"/>
        </table:table-row>
        <table:table-row table:style-name="ro37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1022"/>
        </table:table-row>
        <table:table-row table:style-name="ro37">
          <table:table-cell table:style-name="ce328" office:value-type="string">
            <text:p>festhält </text:p>
          </table:table-cell>
          <table:table-cell office:value-type="string">
            <text:p>adheres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vorsehen</text:p>
          </table:table-cell>
          <table:table-cell office:value-type="string">
            <text:p>provide, schedule</text:p>
          </table:table-cell>
          <table:table-cell table:number-columns-repeated="1022"/>
        </table:table-row>
        <table:table-row table:style-name="ro38">
          <table:table-cell table:style-name="ce320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durchfielen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324" office:value-type="string">
            <text:p>Durchfallquoten </text:p>
          </table:table-cell>
          <table:table-cell office:value-type="string">
            <text:p>pososta apotyxia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1022"/>
        </table:table-row>
        <table:table-row table:style-name="ro37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Verleger</text:p>
          </table:table-cell>
          <table:table-cell office:value-type="string">
            <text:p>publisher</text:p>
          </table:table-cell>
          <table:table-cell table:number-columns-repeated="1022"/>
        </table:table-row>
        <table:table-row table:style-name="ro37">
          <table:table-cell office:value-type="string">
            <text:p>Sie ist bekannt geworden</text:p>
          </table:table-cell>
          <table:table-cell office:value-type="string">
            <text:p>She has become known</text:p>
          </table:table-cell>
          <table:table-cell table:number-columns-repeated="1022"/>
        </table:table-row>
        <table:table-row table:style-name="ro37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37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1022"/>
        </table:table-row>
        <table:table-row table:style-name="ro79">
          <table:table-cell table:style-name="ce323"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table:number-columns-repeated="1022"/>
        </table:table-row>
        <table:table-row table:style-name="ro37">
          <table:table-cell table:style-name="ce324" office:value-type="string">
            <text:p>in abgelegenen Gebieten </text:p>
          </table:table-cell>
          <table:table-cell office:value-type="string">
            <text:p>In remote areas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1022"/>
        </table:table-row>
        <table:table-row table:style-name="ro37">
          <table:table-cell office:value-type="string">
            <text:p>Milliardenschaden </text:p>
          </table:table-cell>
          <table:table-cell office:value-type="string">
            <text:p>billion damage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tatsächlichen </text:p>
          </table:table-cell>
          <table:table-cell office:value-type="string">
            <text:p>actual</text:p>
          </table:table-cell>
          <table:table-cell table:number-columns-repeated="1022"/>
        </table:table-row>
        <table:table-row table:style-name="ro47">
          <table:table-cell table:style-name="ce331" table:number-columns-repeated="3"/>
          <table:table-cell table:style-name="ce351" table:number-columns-repeated="1021"/>
        </table:table-row>
        <table:table-row table:style-name="ro38">
          <table:table-cell office:value-type="string">
            <text:p>On Monday, everyone in the office feels a bit tired / sleepy</text:p>
          </table:table-cell>
          <table:table-cell office:value-type="string">
            <text:p>Am Montag fuhlen sich alle in meinem Buro ein bisschen mude/verschlafen</text:p>
          </table:table-cell>
          <table:table-cell table:number-columns-repeated="1022"/>
        </table:table-row>
        <table:table-row table:style-name="ro37">
          <table:table-cell/>
          <table:table-cell office:value-type="string">
            <text:p>Did you oversleep once?</text:p>
          </table:table-cell>
          <table:table-cell table:number-columns-repeated="1022"/>
        </table:table-row>
        <table:table-row table:style-name="ro38">
          <table:table-cell table:style-name="ce327" office:value-type="string">
            <text:p>That depends on how far you are from the border</text:p>
          </table:table-cell>
          <table:table-cell office:value-type="string">
            <text:p>Das kommt drauf an wie weit man von der Grenze entfernt ist</text:p>
          </table:table-cell>
          <table:table-cell office:value-type="string">
            <text:p>das Kommt drauf an wie weit man von der Grenze entfernt is</text:p>
          </table:table-cell>
          <table:table-cell table:number-columns-repeated="1021"/>
        </table:table-row>
        <table:table-row table:style-name="ro37">
          <table:table-cell office:value-type="string">
            <text:p>the company got into trouble</text:p>
          </table:table-cell>
          <table:table-cell office:value-type="string">
            <text:p>sta pro8yra xrewkopias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überwiegend Frauen </text:p>
          </table:table-cell>
          <table:table-cell office:value-type="string">
            <text:p>mostly women</text:p>
          </table:table-cell>
          <table:table-cell table:style-name="ce343" office:value-type="string">
            <text:p>überwiegend Frauen</text:p>
          </table:table-cell>
          <table:table-cell table:number-columns-repeated="1021"/>
        </table:table-row>
        <table:table-row table:style-name="ro38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Auftritt</text:p>
          </table:table-cell>
          <table:table-cell table:number-columns-repeated="2" office:value-type="string">
            <text:p>appearance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Das geht in aller Regel schief</text:p>
          </table:table-cell>
          <table:table-cell office:value-type="string">
            <text:p>That usually goes wrong </text:p>
          </table:table-cell>
          <table:table-cell table:style-name="ce273" office:value-type="string">
            <text:p>this usually goes wrong</text:p>
          </table:table-cell>
          <table:table-cell table:number-columns-repeated="1021"/>
        </table:table-row>
        <table:table-row table:style-name="ro47">
          <table:table-cell table:style-name="ce153" table:number-columns-repeated="2"/>
          <table:table-cell table:number-columns-repeated="1022"/>
        </table:table-row>
        <table:table-row table:style-name="ro38">
          <table:table-cell table:style-name="ce333" office:value-type="string">
            <text:p>Am Ende bleibt der Siegerlook übrig. </text:p>
          </table:table-cell>
          <table:table-cell table:style-name="ce153" office:value-type="string">
            <text:p>Am End bleibt der Siegerlook <text:span text:style-name="T16">übrig</text:span></text:p>
          </table:table-cell>
          <table:table-cell table:style-name="ce273"/>
          <table:table-cell table:number-columns-repeated="1021"/>
        </table:table-row>
        <table:table-row table:style-name="ro37">
          <table:table-cell table:style-name="ce153" office:value-type="string">
            <text:p>left</text:p>
          </table:table-cell>
          <table:table-cell table:style-name="ce153" office:value-type="string">
            <text:p>übrig </text:p>
          </table:table-cell>
          <table:table-cell table:style-name="ce346"/>
          <table:table-cell table:number-columns-repeated="1021"/>
        </table:table-row>
        <table:table-row table:style-name="ro37">
          <table:table-cell table:style-name="ce331" office:value-type="string">
            <text:p>There are no news</text:p>
          </table:table-cell>
          <table:table-cell office:value-type="string">
            <text:p>Es gibt keine Neuigkeiten</text:p>
          </table:table-cell>
          <table:table-cell office:value-type="string">
            <text:p>Neuigkeiten Neuigkeiten</text:p>
          </table:table-cell>
          <table:table-cell table:number-columns-repeated="1021"/>
        </table:table-row>
        <table:table-row table:style-name="ro37">
          <table:table-cell table:style-name="ce323" office:value-type="string">
            <text:p>I plan to</text:p>
          </table:table-cell>
          <table:table-cell office:value-type="string">
            <text:p>ich nehme mir vor</text:p>
          </table:table-cell>
          <table:table-cell office:value-type="string">
            <text:p>ich nehme mir vor</text:p>
          </table:table-cell>
          <table:table-cell table:number-columns-repeated="1021"/>
        </table:table-row>
        <table:table-row table:style-name="ro37">
          <table:table-cell table:style-name="ce334" office:value-type="string">
            <text:p>the devil </text:p>
          </table:table-cell>
          <table:table-cell office:value-type="string">
            <text:p>der Teufel</text:p>
          </table:table-cell>
          <table:table-cell office:value-type="string">
            <text:p>der Teufel</text:p>
          </table:table-cell>
          <table:table-cell table:number-columns-repeated="1021"/>
        </table:table-row>
        <table:table-row table:style-name="ro37">
          <table:table-cell table:style-name="ce335" office:value-type="string">
            <text:p>something goes wrong. </text:p>
          </table:table-cell>
          <table:table-cell office:value-type="string">
            <text:p>geht etwas schief.</text:p>
          </table:table-cell>
          <table:table-cell office:value-type="string">
            <text:p>etwas geht schief</text:p>
          </table:table-cell>
          <table:table-cell table:number-columns-repeated="1021"/>
        </table:table-row>
        <table:table-row table:style-name="ro37">
          <table:table-cell table:style-name="ce327" office:value-type="string">
            <text:p>Especially today!</text:p>
          </table:table-cell>
          <table:table-cell office:value-type="string">
            <text:p><text:s/>Ausgerechnet heute!</text:p>
          </table:table-cell>
          <table:table-cell office:value-type="string">
            <text:p>Ausgerechnet heute Ausgerechntet heute</text:p>
          </table:table-cell>
          <table:table-cell table:number-columns-repeated="1021"/>
        </table:table-row>
        <table:table-row table:style-name="ro37">
          <table:table-cell table:style-name="ce322" office:value-type="string">
            <text:p>unheimlichen Momente </text:p>
          </table:table-cell>
          <table:table-cell office:value-type="string">
            <text:p>scary moment</text:p>
          </table:table-cell>
          <table:table-cell office:value-type="string">
            <text:p>scary moments</text:p>
          </table:table-cell>
          <table:table-cell table:number-columns-repeated="1021"/>
        </table:table-row>
        <table:table-row table:style-name="ro37">
          <table:table-cell table:style-name="ce329" office:value-type="string">
            <text:p>Verbrecherorganisation </text:p>
          </table:table-cell>
          <table:table-cell office:value-type="string">
            <text:p>Criminal Organization</text:p>
          </table:table-cell>
          <table:table-cell table:number-columns-repeated="1022"/>
        </table:table-row>
        <table:table-row table:style-name="ro47">
          <table:table-cell table:style-name="ce331" table:number-columns-repeated="3"/>
          <table:table-cell table:style-name="ce351" table:number-columns-repeated="1021"/>
        </table:table-row>
        <table:table-row table:style-name="ro37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heikle</text:p>
          </table:table-cell>
          <table:table-cell office:value-type="string">
            <text:p>delicate</text:p>
          </table:table-cell>
          <table:table-cell office:value-type="string">
            <text:p>heikle delicate heikle delicate</text:p>
          </table:table-cell>
          <table:table-cell table:number-columns-repeated="1021"/>
        </table:table-row>
        <table:table-row table:style-name="ro37">
          <table:table-cell table:style-name="ce331" office:value-type="string">
            <text:p>glaubwürdig</text:p>
          </table:table-cell>
          <table:table-cell office:value-type="string">
            <text:p>credible</text:p>
          </table:table-cell>
          <table:table-cell office:value-type="string">
            <text:p>glaubw<text:span text:style-name="T16">ürdig credible credible </text:span><text:span text:style-name="T16">glaubwürdig</text:span></text:p>
          </table:table-cell>
          <table:table-cell table:number-columns-repeated="1021"/>
        </table:table-row>
        <table:table-row table:style-name="ro37">
          <table:table-cell table:style-name="ce331" office:value-type="string">
            <text:p>würdigkeit</text:p>
          </table:table-cell>
          <table:table-cell office:value-type="string">
            <text:p>axia, ikanothta</text:p>
          </table:table-cell>
          <table:table-cell office:value-type="string">
            <text:p>w<text:span text:style-name="T16">ürdigkeit axi ikanothta</text:span></text:p>
          </table:table-cell>
          <table:table-cell table:number-columns-repeated="1021"/>
        </table:table-row>
        <table:table-row table:style-name="ro109">
          <table:table-cell table:style-name="ce327" office:value-type="string">
            <text:p>angeben</text:p>
          </table:table-cell>
          <table:table-cell office:value-type="string">
            <text:p>specify</text:p>
          </table:table-cell>
          <table:table-cell office:value-type="string">
            <text:p>angeben specify</text:p>
          </table:table-cell>
          <table:table-cell table:number-columns-repeated="1021"/>
        </table:table-row>
        <table:table-row table:style-name="ro99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1022"/>
        </table:table-row>
        <table:table-row table:style-name="ro37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antworte</text:span><text:span text:style-name="T7"> auf Deinen Brief</text:span></text:p>
          </table:table-cell>
          <table:table-cell office:value-type="string">
            <text:p>(I reply to your letter)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beantworte</text:span><text:span text:style-name="T7"> Deine Frage</text:span></text:p>
          </table:table-cell>
          <table:table-cell office:value-type="string">
            <text:p>(I answer your question)</text:p>
          </table:table-cell>
          <table:table-cell table:number-columns-repeated="1022"/>
        </table:table-row>
        <table:table-row table:style-name="ro38">
          <table:table-cell table:style-name="ce327" office:value-type="string">
            <text:p>Nach Ansicht einiger Spezialisten <text:span text:style-name="T14">trifft </text:span><text:span text:style-name="T14">dies zu</text:span></text:p>
          </table:table-cell>
          <table:table-cell office:value-type="string">
            <text:p>According to some specialists this is true</text:p>
          </table:table-cell>
          <table:table-cell office:value-type="string">
            <text:p>Nach Ansicht einiger Spezilisten trifft dies zu this is true</text:p>
          </table:table-cell>
          <table:table-cell table:number-columns-repeated="1021"/>
        </table:table-row>
        <table:table-row table:style-name="ro37">
          <table:table-cell table:style-name="ce323" office:value-type="string">
            <text:p>Ich bitte Sie um Verzeihung.</text:p>
          </table:table-cell>
          <table:table-cell office:value-type="string">
            <text:p>I peg your pardon</text:p>
          </table:table-cell>
          <table:table-cell table:number-columns-repeated="1022"/>
        </table:table-row>
        <table:table-row table:style-name="ro37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Turn immediately! </text:p>
          </table:table-cell>
          <table:table-cell office:value-type="string">
            <text:p>Sofort wenden!</text:p>
          </table:table-cell>
          <table:table-cell office:value-type="string">
            <text:p>Bieg sofort ab, sofort wenden</text:p>
          </table:table-cell>
          <table:table-cell table:number-columns-repeated="1021"/>
        </table:table-row>
        <table:table-row table:style-name="ro108">
          <table:table-cell table:style-name="ce327" office:value-type="string">
            <text:p>Are you charging me for this time?</text:p>
          </table:table-cell>
          <table:table-cell office:value-type="string">
            <text:p>Berechnen Sie mir diese Zeit?</text:p>
          </table:table-cell>
          <table:table-cell office:value-type="string">
            <text:p>Berechen Sie mir diese Zeit?</text:p>
          </table:table-cell>
          <table:table-cell table:number-columns-repeated="1021"/>
        </table:table-row>
        <table:table-row table:style-name="ro37">
          <table:table-cell table:style-name="ce323" office:value-type="string">
            <text:p>nehme mir vor</text:p>
          </table:table-cell>
          <table:table-cell office:value-type="string">
            <text:p>i suppose, I plan</text:p>
          </table:table-cell>
          <table:table-cell office:value-type="string">
            <text:p>I plan to</text:p>
          </table:table-cell>
          <table:table-cell table:number-columns-repeated="1021"/>
        </table:table-row>
        <table:table-row table:style-name="ro37">
          <table:table-cell table:style-name="ce331" office:value-type="string">
            <text:p>Sich vornehmen</text:p>
          </table:table-cell>
          <table:table-cell office:value-type="string">
            <text:p>to suppose, to plan</text:p>
          </table:table-cell>
          <table:table-cell office:value-type="string">
            <text:p>planing, schedule</text:p>
          </table:table-cell>
          <table:table-cell table:number-columns-repeated="1021"/>
        </table:table-row>
        <table:table-row table:style-name="ro38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office:value-type="string">
            <text:p>europe has not been in such a danger before</text:p>
          </table:table-cell>
          <table:table-cell table:number-columns-repeated="1021"/>
        </table:table-row>
        <table:table-row table:style-name="ro37">
          <table:table-cell table:style-name="ce327"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style-name="ce343" office:value-type="string">
            <text:p>überdacht werden must be reconsidered</text:p>
          </table:table-cell>
          <table:table-cell table:number-columns-repeated="1021"/>
        </table:table-row>
        <table:table-row table:style-name="ro37">
          <table:table-cell table:style-name="ce327" office:value-type="string">
            <text:p><text:s/>im Einklang</text:p>
          </table:table-cell>
          <table:table-cell office:value-type="string">
            <text:p>in line</text:p>
          </table:table-cell>
          <table:table-cell office:value-type="string">
            <text:p>im Einklang in line</text:p>
          </table:table-cell>
          <table:table-cell table:number-columns-repeated="1021"/>
        </table:table-row>
        <table:table-row table:style-name="ro37">
          <table:table-cell table:style-name="ce327" office:value-type="string">
            <text:p>Vorgehen</text:p>
          </table:table-cell>
          <table:table-cell office:value-type="string">
            <text:p>action</text:p>
          </table:table-cell>
          <table:table-cell office:value-type="string">
            <text:p>vorgehen action vorgehen action</text:p>
          </table:table-cell>
          <table:table-cell table:number-columns-repeated="1021"/>
        </table:table-row>
        <table:table-row table:style-name="ro37">
          <table:table-cell table:style-name="ce327" office:value-type="string">
            <text:p>befähigt</text:p>
          </table:table-cell>
          <table:table-cell office:value-type="string">
            <text:p>capable</text:p>
          </table:table-cell>
          <table:table-cell office:value-type="string">
            <text:p>bef<text:span text:style-name="T16">ähigt capable befähigt capable</text:span></text:p>
          </table:table-cell>
          <table:table-cell table:number-columns-repeated="1021"/>
        </table:table-row>
        <table:table-row table:style-name="ro37">
          <table:table-cell table:style-name="ce327" office:value-type="string">
            <text:p>geleistete </text:p>
          </table:table-cell>
          <table:table-cell office:value-type="string">
            <text:p>provided</text:p>
          </table:table-cell>
          <table:table-cell office:value-type="string">
            <text:p>geleistete provided provided geleistete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bewerten </text:p>
          </table:table-cell>
          <table:table-cell office:value-type="string">
            <text:p>assess</text:p>
          </table:table-cell>
          <table:table-cell office:value-type="string">
            <text:p>bewerten assess</text:p>
          </table:table-cell>
          <table:table-cell table:number-columns-repeated="1021"/>
        </table:table-row>
        <table:table-row table:style-name="ro37">
          <table:table-cell table:style-name="ce327" office:value-type="string">
            <text:p>Füßen getreten</text:p>
          </table:table-cell>
          <table:table-cell office:value-type="string">
            <text:p>kicked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Streitkräfte </text:p>
          </table:table-cell>
          <table:table-cell office:value-type="string">
            <text:p>armed forces</text:p>
          </table:table-cell>
          <table:table-cell office:value-type="string">
            <text:p>Streitkr<text:span text:style-name="T16">äfte armed forces</text:span></text:p>
          </table:table-cell>
          <table:table-cell table:number-columns-repeated="1021"/>
        </table:table-row>
        <table:table-row table:style-name="ro38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indem </text:p>
          </table:table-cell>
          <table:table-cell office:value-type="string">
            <text:p>by</text:p>
          </table:table-cell>
          <table:table-cell office:value-type="string">
            <text:p>etsi wste</text:p>
          </table:table-cell>
          <table:table-cell table:number-columns-repeated="1021"/>
        </table:table-row>
        <table:table-row table:style-name="ro38">
          <table:table-cell table:style-name="ce325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office:value-type="string">
            <text:p>indem by</text:p>
          </table:table-cell>
          <table:table-cell table:number-columns-repeated="1021"/>
        </table:table-row>
        <table:table-row table:style-name="ro37">
          <table:table-cell table:style-name="ce321" office:value-type="string">
            <text:p>damit</text:p>
          </table:table-cell>
          <table:table-cell office:value-type="string">
            <text:p>so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office:value-type="string">
            <text:p>silent</text:p>
          </table:table-cell>
          <table:table-cell table:number-columns-repeated="1021"/>
        </table:table-row>
        <table:table-row table:style-name="ro37">
          <table:table-cell table:style-name="ce325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Verzweiflung </text:p>
          </table:table-cell>
          <table:table-cell office:value-type="string">
            <text:p>dispair</text:p>
          </table:table-cell>
          <table:table-cell office:value-type="string">
            <text:p>Verzweiflung dispair Verzweiflung despair</text:p>
          </table:table-cell>
          <table:table-cell table:number-columns-repeated="1021"/>
        </table:table-row>
        <table:table-row table:style-name="ro37">
          <table:table-cell table:style-name="ce325" office:value-type="string">
            <text:p>gehorchen </text:p>
          </table:table-cell>
          <table:table-cell office:value-type="string">
            <text:p>to obey</text:p>
          </table:table-cell>
          <table:table-cell office:value-type="string">
            <text:p>gehorchen to obey</text:p>
          </table:table-cell>
          <table:table-cell table:number-columns-repeated="1021"/>
        </table:table-row>
        <table:table-row table:style-name="ro37">
          <table:table-cell table:style-name="ce331" office:value-type="string">
            <text:p>Grenzbeamten </text:p>
          </table:table-cell>
          <table:table-cell office:value-type="string">
            <text:p>Border Officials</text:p>
          </table:table-cell>
          <table:table-cell office:value-type="string">
            <text:p>synoriofylakh</text:p>
          </table:table-cell>
          <table:table-cell table:number-columns-repeated="1021"/>
        </table:table-row>
        <table:table-row table:style-name="ro37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1022"/>
        </table:table-row>
        <table:table-row table:style-name="ro38">
          <table:table-cell office:value-type="string">
            <text:p>Diese Entscheidung <text:span text:style-name="T14">obliegt </text:span>den Arbeitern</text:p>
          </table:table-cell>
          <table:table-cell office:value-type="string">
            <text:p>This decision is up to the workers</text:p>
          </table:table-cell>
          <table:table-cell office:value-type="string">
            <text:p>Diese Entscheidung obliegt den Arbeitern</text:p>
          </table:table-cell>
          <table:table-cell table:number-columns-repeated="1021"/>
        </table:table-row>
        <table:table-row table:style-name="ro37">
          <table:table-cell table:style-name="ce325" office:value-type="string">
            <text:p>Wandel </text:p>
          </table:table-cell>
          <table:table-cell office:value-type="string">
            <text:p>change</text:p>
          </table:table-cell>
          <table:table-cell office:value-type="string">
            <text:p>wandel</text:p>
          </table:table-cell>
          <table:table-cell table:number-columns-repeated="1021"/>
        </table:table-row>
        <table:table-row table:style-name="ro37">
          <table:table-cell office:value-type="string">
            <text:p>Sold</text:p>
          </table:table-cell>
          <table:table-cell office:value-type="string">
            <text:p>pay</text:p>
          </table:table-cell>
          <table:table-cell office:value-type="string">
            <text:p>verkauft, </text:p>
          </table:table-cell>
          <table:table-cell table:number-columns-repeated="1021"/>
        </table:table-row>
        <table:table-row table:style-name="ro47">
          <table:table-cell table:style-name="ce331" table:number-columns-repeated="3"/>
          <table:table-cell table:style-name="ce351" table:number-columns-repeated="1021"/>
        </table:table-row>
        <table:table-row table:style-name="ro37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8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1022"/>
        </table:table-row>
        <table:table-row table:style-name="ro37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1022"/>
        </table:table-row>
        <table:table-row table:style-name="ro37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1022"/>
        </table:table-row>
        <table:table-row table:style-name="ro38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1022"/>
        </table:table-row>
        <table:table-row table:style-name="ro37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1022"/>
        </table:table-row>
        <table:table-row table:style-name="ro37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1022"/>
        </table:table-row>
        <table:table-row table:style-name="ro38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1022"/>
        </table:table-row>
        <table:table-row table:style-name="ro38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8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1022"/>
        </table:table-row>
        <table:table-row table:style-name="ro37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1022"/>
        </table:table-row>
        <table:table-row table:style-name="ro38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1022"/>
        </table:table-row>
        <table:table-row table:style-name="ro37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1022"/>
        </table:table-row>
        <table:table-row table:style-name="ro37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1022"/>
        </table:table-row>
        <table:table-row table:style-name="ro38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</text:span><text:span text:style-name="T7">Woche</text:span></text:p>
          </table:table-cell>
          <table:table-cell table:number-columns-repeated="1022"/>
        </table:table-row>
        <table:table-row table:style-name="ro37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1022"/>
        </table:table-row>
        <table:table-row table:style-name="ro37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1022"/>
        </table:table-row>
        <table:table-row table:style-name="ro37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1022"/>
        </table:table-row>
        <table:table-row table:style-name="ro37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1022"/>
        </table:table-row>
        <table:table-row table:style-name="ro38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1022"/>
        </table:table-row>
        <table:table-row table:style-name="ro38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1022"/>
        </table:table-row>
        <table:table-row table:style-name="ro38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1022"/>
        </table:table-row>
        <table:table-row table:style-name="ro38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1022"/>
        </table:table-row>
        <table:table-row table:style-name="ro38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1022"/>
        </table:table-row>
        <table:table-row table:style-name="ro38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1022"/>
        </table:table-row>
        <table:table-row table:style-name="ro42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1022"/>
        </table:table-row>
        <table:table-row table:style-name="ro38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Unterbrechung</text:span></text:p>
          </table:table-cell>
          <table:table-cell table:number-columns-repeated="1022"/>
        </table:table-row>
        <table:table-row table:style-name="ro37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1022"/>
        </table:table-row>
        <table:table-row table:style-name="ro37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1022"/>
        </table:table-row>
        <table:table-row table:style-name="ro37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1022"/>
        </table:table-row>
        <table:table-row table:style-name="ro38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1022"/>
        </table:table-row>
        <table:table-row table:style-name="ro38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teilnehmen</text:span></text:p>
          </table:table-cell>
          <table:table-cell table:number-columns-repeated="1022"/>
        </table:table-row>
        <table:table-row table:style-name="ro37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1022"/>
        </table:table-row>
        <table:table-row table:style-name="ro37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8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1022"/>
        </table:table-row>
        <table:table-row table:style-name="ro37">
          <table:table-cell office:value-type="string">
            <text:p>We are glad about the rain </text:p>
          </table:table-cell>
          <table:table-cell office:value-type="string">
            <text:p>Wir freuen uns <text:span text:style-name="T6">über den Regen</text:span></text:p>
          </table:table-cell>
          <table:table-cell table:number-columns-repeated="1022"/>
        </table:table-row>
        <table:table-row table:style-name="ro37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1022"/>
        </table:table-row>
        <table:table-row table:style-name="ro37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1022"/>
        </table:table-row>
        <table:table-row table:style-name="ro37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</text:span><text:span text:style-name="T6">höher</text:span></text:p>
          </table:table-cell>
          <table:table-cell table:number-columns-repeated="1022"/>
        </table:table-row>
        <table:table-row table:style-name="ro37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1022"/>
        </table:table-row>
        <table:table-row table:style-name="ro38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1022"/>
        </table:table-row>
        <table:table-row table:style-name="ro38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1022"/>
        </table:table-row>
        <table:table-row table:style-name="ro37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1022"/>
        </table:table-row>
        <table:table-row table:style-name="ro38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1022"/>
        </table:table-row>
        <table:table-row table:style-name="ro110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1022"/>
        </table:table-row>
        <table:table-row table:style-name="ro86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1023"/>
        </table:table-row>
        <table:table-row table:style-name="ro37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1022"/>
        </table:table-row>
        <table:table-row table:style-name="ro37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1022"/>
        </table:table-row>
        <table:table-row table:style-name="ro38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1022"/>
        </table:table-row>
        <table:table-row table:style-name="ro37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1022"/>
        </table:table-row>
        <table:table-row table:style-name="ro37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1022"/>
        </table:table-row>
        <table:table-row table:style-name="ro37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1022"/>
        </table:table-row>
        <table:table-row table:style-name="ro37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1022"/>
        </table:table-row>
        <table:table-row table:style-name="ro37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1022"/>
        </table:table-row>
        <table:table-row table:style-name="ro37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1022"/>
        </table:table-row>
        <table:table-row table:style-name="ro37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1022"/>
        </table:table-row>
        <table:table-row table:style-name="ro37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1022"/>
        </table:table-row>
        <table:table-row table:style-name="ro37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1022"/>
        </table:table-row>
        <table:table-row table:style-name="ro37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1022"/>
        </table:table-row>
        <table:table-row table:style-name="ro38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1022"/>
        </table:table-row>
        <table:table-row table:style-name="ro37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1022"/>
        </table:table-row>
        <table:table-row table:style-name="ro38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1022"/>
        </table:table-row>
        <table:table-row table:style-name="ro38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1022"/>
        </table:table-row>
        <table:table-row table:style-name="ro37">
          <table:table-cell office:value-type="string">
            <text:p>Der Handel <text:span text:style-name="T6">begann</text:span><text:span text:style-name="T7"> ruhig</text:span></text:p>
          </table:table-cell>
          <table:table-cell office:value-type="string">
            <text:p>Trading started calmly</text:p>
          </table:table-cell>
          <table:table-cell table:number-columns-repeated="1022"/>
        </table:table-row>
        <table:table-row table:style-name="ro37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1022"/>
        </table:table-row>
        <table:table-row table:style-name="ro37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1022"/>
        </table:table-row>
        <table:table-row table:style-name="ro37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38">
          <table:table-cell office:value-type="string">
            <text:p>Mathematik ist die Basis <text:span text:style-name="T6">für 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1022"/>
        </table:table-row>
        <table:table-row table:style-name="ro37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Zustand</text:span></text:p>
          </table:table-cell>
          <table:table-cell table:number-columns-repeated="1022"/>
        </table:table-row>
        <table:table-row table:style-name="ro37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1022"/>
        </table:table-row>
        <table:table-row table:style-name="ro38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beste Version</text:span></text:p>
          </table:table-cell>
          <table:table-cell table:number-columns-repeated="1022"/>
        </table:table-row>
        <table:table-row table:style-name="ro37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1022"/>
        </table:table-row>
        <table:table-row table:style-name="ro37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1022"/>
        </table:table-row>
        <table:table-row table:style-name="ro38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gewolt</text:span></text:p>
            <text:p><text:span text:style-name="T7">Ich wollte nie Silber und Gold</text:span></text:p>
          </table:table-cell>
          <table:table-cell table:number-columns-repeated="1022"/>
        </table:table-row>
        <table:table-row table:style-name="ro37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1022"/>
        </table:table-row>
        <table:table-row table:style-name="ro37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37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7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1022"/>
        </table:table-row>
        <table:table-row table:style-name="ro37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1022"/>
        </table:table-row>
        <table:table-row table:style-name="ro37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1022"/>
        </table:table-row>
        <table:table-row table:style-name="ro37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8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</text:span><text:span text:style-name="T6">fördern</text:span></text:p>
          </table:table-cell>
          <table:table-cell table:number-columns-repeated="1022"/>
        </table:table-row>
        <table:table-row table:style-name="ro38">
          <table:table-cell office:value-type="string">
            <text:p>Ich komme <text:span text:style-name="T6">soeben aus</text:span><text:span text:style-name="T7"> dem </text:span><text:span text:style-name="T7">Krankenhaus</text:span></text:p>
          </table:table-cell>
          <table:table-cell office:value-type="string">
            <text:p>I just came from the hospital</text:p>
          </table:table-cell>
          <table:table-cell table:number-columns-repeated="1022"/>
        </table:table-row>
        <table:table-row table:style-name="ro37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1022"/>
        </table:table-row>
        <table:table-row table:style-name="ro37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1022"/>
        </table:table-row>
        <table:table-row table:style-name="ro37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1022"/>
        </table:table-row>
        <table:table-row table:style-name="ro38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1022"/>
        </table:table-row>
        <table:table-row table:style-name="ro38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1022"/>
        </table:table-row>
        <table:table-row table:style-name="ro38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1022"/>
        </table:table-row>
        <table:table-row table:style-name="ro37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1022"/>
        </table:table-row>
        <table:table-row table:style-name="ro38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1022"/>
        </table:table-row>
        <table:table-row table:style-name="ro38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1022"/>
        </table:table-row>
        <table:table-row table:style-name="ro38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1022"/>
        </table:table-row>
        <table:table-row table:style-name="ro38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1022"/>
        </table:table-row>
        <table:table-row table:style-name="ro37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1022"/>
        </table:table-row>
        <table:table-row table:style-name="ro38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1022"/>
        </table:table-row>
        <table:table-row table:style-name="ro38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1022"/>
        </table:table-row>
        <table:table-row table:style-name="ro37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Erst im Oktober<text:span text:style-name="T7"> war eine Lion-Air-</text:span><text:span text:style-name="T7">Maschine</text:span></text:p>
          </table:table-cell>
          <table:table-cell table:number-columns-repeated="1023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1023"/>
        </table:table-row>
        <table:table-row table:style-name="ro38">
          <table:table-cell table:style-name="ce157" office:value-type="string">
            <text:p>Am 10. März <text:span text:style-name="T7">war eine 737 Max</text:span></text:p>
          </table:table-cell>
          <table:table-cell table:number-columns-repeated="1023"/>
        </table:table-row>
        <table:table-row table:style-name="ro38">
          <table:table-cell office:value-type="string">
            <text:p>Bereits <text:span text:style-name="T6">am 26. Februar</text:span><text:span text:style-name="T7"> wandten</text:span></text:p>
          </table:table-cell>
          <table:table-cell table:number-columns-repeated="1023"/>
        </table:table-row>
        <table:table-row table:style-name="ro37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1022"/>
        </table:table-row>
        <table:table-row table:style-name="ro42">
          <table:table-cell office:value-type="string">
            <text:p>stellte sich das britische Parlament <text:span text:style-name="T6">Ende Februar</text:span><text:span text:style-name="T7"> hinter diese Forderung </text:span></text:p>
          </table:table-cell>
          <table:table-cell table:number-columns-repeated="1023"/>
        </table:table-row>
        <table:table-row table:style-name="ro38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1022"/>
        </table:table-row>
        <table:table-row table:style-name="ro38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1022"/>
        </table:table-row>
        <table:table-row table:style-name="ro37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1022"/>
        </table:table-row>
        <table:table-row table:style-name="ro37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1022"/>
        </table:table-row>
        <table:table-row table:style-name="ro38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1022"/>
        </table:table-row>
        <table:table-row table:style-name="ro37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1022"/>
        </table:table-row>
        <table:table-row table:style-name="ro38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1022"/>
        </table:table-row>
        <table:table-row table:style-name="ro38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1022"/>
        </table:table-row>
        <table:table-row table:style-name="ro37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1022"/>
        </table:table-row>
        <table:table-row table:style-name="ro37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1022"/>
        </table:table-row>
        <table:table-row table:style-name="ro42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1022"/>
        </table:table-row>
        <table:table-row table:style-name="ro37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1022"/>
        </table:table-row>
        <table:table-row table:style-name="ro37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1022"/>
        </table:table-row>
        <table:table-row table:style-name="ro38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1022"/>
        </table:table-row>
        <table:table-row table:style-name="ro42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1022"/>
        </table:table-row>
        <table:table-row table:style-name="ro37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7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1022"/>
        </table:table-row>
        <table:table-row table:style-name="ro37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1022"/>
        </table:table-row>
        <table:table-row table:style-name="ro37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1022"/>
        </table:table-row>
        <table:table-row table:style-name="ro37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1022"/>
        </table:table-row>
        <table:table-row table:style-name="ro38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1022"/>
        </table:table-row>
        <table:table-row table:style-name="ro37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1022"/>
        </table:table-row>
        <table:table-row table:style-name="ro37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1022"/>
        </table:table-row>
        <table:table-row table:style-name="ro37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1022"/>
        </table:table-row>
        <table:table-row table:style-name="ro37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37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1022"/>
        </table:table-row>
        <table:table-row table:style-name="ro37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1022"/>
        </table:table-row>
        <table:table-row table:style-name="ro37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1022"/>
        </table:table-row>
        <table:table-row table:style-name="ro37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1022"/>
        </table:table-row>
        <table:table-row table:style-name="ro37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7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1022"/>
        </table:table-row>
        <table:table-row table:style-name="ro37">
          <table:table-cell table:style-name="ce333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1022"/>
        </table:table-row>
        <table:table-row table:style-name="ro37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1022"/>
        </table:table-row>
        <table:table-row table:style-name="ro37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1022"/>
        </table:table-row>
        <table:table-row table:style-name="ro37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1022"/>
        </table:table-row>
        <table:table-row table:style-name="ro37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1022"/>
        </table:table-row>
        <table:table-row table:style-name="ro37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1022"/>
        </table:table-row>
        <table:table-row table:style-name="ro37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1022"/>
        </table:table-row>
        <table:table-row table:style-name="ro37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1022"/>
        </table:table-row>
        <table:table-row table:style-name="ro37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1022"/>
        </table:table-row>
        <table:table-row table:style-name="ro37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1022"/>
        </table:table-row>
        <table:table-row table:style-name="ro37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1022"/>
        </table:table-row>
        <table:table-row table:style-name="ro37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1022"/>
        </table:table-row>
        <table:table-row table:style-name="ro47">
          <table:table-cell table:number-columns-repeated="1024"/>
        </table:table-row>
        <table:table-row table:style-name="ro37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Nach Ansicht <text:span text:style-name="T7">einiger Spezialisten </text:span></text:p>
          </table:table-cell>
          <table:table-cell office:value-type="string">
            <text:p>According to some specialist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1022"/>
        </table:table-row>
        <table:table-row table:style-name="ro37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1022"/>
        </table:table-row>
        <table:table-row table:style-name="ro38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1022"/>
        </table:table-row>
        <table:table-row table:style-name="ro42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1022"/>
        </table:table-row>
        <table:table-row table:style-name="ro38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1022"/>
        </table:table-row>
        <table:table-row table:style-name="ro37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37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1022"/>
        </table:table-row>
        <table:table-row table:style-name="ro38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1022"/>
        </table:table-row>
        <table:table-row table:style-name="ro37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1022"/>
        </table:table-row>
        <table:table-row table:style-name="ro37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1022"/>
        </table:table-row>
        <table:table-row table:style-name="ro37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86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1023"/>
        </table:table-row>
        <table:table-row table:style-name="ro38">
          <table:table-cell table:style-name="ce153" office:value-type="string">
            <text:p>Aircraft = Luftfahrzeug, airplane = Flugzeug. </text:p>
          </table:table-cell>
          <table:table-cell table:number-columns-repeated="1023"/>
        </table:table-row>
        <table:table-row table:style-name="ro37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1022"/>
        </table:table-row>
        <table:table-row table:style-name="ro37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1022"/>
        </table:table-row>
        <table:table-row table:style-name="ro35">
          <table:table-cell table:style-name="ce336" office:value-type="string">
            <text:p>häufig</text:p>
          </table:table-cell>
          <table:table-cell office:value-type="string">
            <text:p>often</text:p>
          </table:table-cell>
          <table:table-cell table:number-columns-repeated="1022"/>
        </table:table-row>
        <table:table-row table:style-name="ro37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1022"/>
        </table:table-row>
        <table:table-row table:style-name="ro37">
          <table:table-cell table:style-name="ce333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1022"/>
        </table:table-row>
        <table:table-row table:style-name="ro37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1022"/>
        </table:table-row>
        <table:table-row table:style-name="ro37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1022"/>
        </table:table-row>
        <table:table-row table:style-name="ro37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1022"/>
        </table:table-row>
        <table:table-row table:style-name="ro37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1022"/>
        </table:table-row>
        <table:table-row table:style-name="ro37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1022"/>
        </table:table-row>
        <table:table-row table:style-name="ro37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1022"/>
        </table:table-row>
        <table:table-row table:style-name="ro37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1022"/>
        </table:table-row>
        <table:table-row table:style-name="ro37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1022"/>
        </table:table-row>
        <table:table-row table:style-name="ro42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1022"/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1022"/>
        </table:table-row>
        <table:table-row table:style-name="ro37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1022"/>
        </table:table-row>
        <table:table-row table:style-name="ro37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1022"/>
        </table:table-row>
        <table:table-row table:style-name="ro37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1022"/>
        </table:table-row>
        <table:table-row table:style-name="ro37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gültig</text:p>
          </table:table-cell>
          <table:table-cell office:value-type="string">
            <text:p>valid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1022"/>
        </table:table-row>
        <table:table-row table:style-name="ro37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7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1022"/>
        </table:table-row>
        <table:table-row table:style-name="ro42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1022"/>
        </table:table-row>
        <table:table-row table:style-name="ro37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erworben werden</text:p>
          </table:table-cell>
          <table:table-cell table:style-name="ce191" office:value-type="string">
            <text:p>be acquir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1022"/>
        </table:table-row>
        <table:table-row table:style-name="ro37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1022"/>
        </table:table-row>
        <table:table-row table:style-name="ro37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1022"/>
        </table:table-row>
        <table:table-row table:style-name="ro37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1022"/>
        </table:table-row>
        <table:table-row table:style-name="ro38">
          <table:table-cell table:style-name="ce271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37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1022"/>
        </table:table-row>
        <table:table-row table:style-name="ro42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1022"/>
        </table:table-row>
        <table:table-row table:style-name="ro37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1022"/>
        </table:table-row>
        <table:table-row table:style-name="ro86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von wenigen US </text:span><text:span text:style-name="T7">Firmen </text:span><text:span text:style-name="T6">beherrscht</text:span></text:p>
          </table:table-cell>
          <table:table-cell table:number-columns-repeated="1022"/>
        </table:table-row>
        <table:table-row table:style-name="ro37">
          <table:table-cell table:style-name="ce278" office:value-type="string">
            <text:p>erobert</text:p>
          </table:table-cell>
          <table:table-cell table:style-name="ce191" office:value-type="string">
            <text:p>conquer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rgauf geht </text:p>
          </table:table-cell>
          <table:table-cell table:style-name="ce191" office:value-type="string">
            <text:p>uphill going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reitet </text:p>
          </table:table-cell>
          <table:table-cell table:style-name="ce191" office:value-type="string">
            <text:p>ride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<text:span text:style-name="T16">äugetiere</text:span></text:p>
          </table:table-cell>
          <table:table-cell table:style-name="ce191" office:value-type="string">
            <text:p>mammal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tripes</text:p>
          </table:table-cell>
          <table:table-cell table:style-name="ce191" office:value-type="string">
            <text:p>Streifen</text:p>
          </table:table-cell>
          <table:table-cell table:number-columns-repeated="1022"/>
        </table:table-row>
        <table:table-row table:style-name="ro38">
          <table:table-cell table:style-name="ce191" office:value-type="string">
            <text:p>Duo is not a mammal, but a bird</text:p>
          </table:table-cell>
          <table:table-cell table:style-name="ce191" office:value-type="string">
            <text:p>Duo ist kein S<text:span text:style-name="T16">äugetier, sondern ein </text:span><text:span text:style-name="T16">Vogel</text:span></text:p>
          </table:table-cell>
          <table:table-cell table:number-columns-repeated="1022"/>
        </table:table-row>
        <table:table-row table:style-name="ro38">
          <table:table-cell office:value-type="string">
            <text:p>he is hired by a company in Caracas</text:p>
          </table:table-cell>
          <table:table-cell table:style-name="ce273" office:value-type="string">
            <text:p>ist bei einem Unternehmen in Caracas angestellt. </text:p>
          </table:table-cell>
          <table:table-cell table:number-columns-repeated="1022"/>
        </table:table-row>
        <table:table-row table:style-name="ro38">
          <table:table-cell table:style-name="ce273" office:value-type="string">
            <text:p>hat dafür gesorgt, dass das Unternehmen gewachsen ist. </text:p>
          </table:table-cell>
          <table:table-cell office:value-type="string">
            <text:p>has ensured that the company has grown</text:p>
          </table:table-cell>
          <table:table-cell table:number-columns-repeated="1022"/>
        </table:table-row>
        <table:table-row table:style-name="ro37">
          <table:table-cell office:value-type="string">
            <text:p>zähe </text:p>
          </table:table-cell>
          <table:table-cell table:style-name="Default" office:value-type="string">
            <text:p>tough</text:p>
          </table:table-cell>
          <table:table-cell table:number-columns-repeated="1022"/>
        </table:table-row>
        <table:table-row table:style-name="ro37">
          <table:table-cell office:value-type="string">
            <text:p>gescheitert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, allazei</text:p>
          </table:table-cell>
          <table:table-cell table:number-columns-repeated="1022"/>
        </table:table-row>
        <table:table-row table:style-name="ro37">
          <table:table-cell office:value-type="string">
            <text:p>Herkunft</text:p>
          </table:table-cell>
          <table:table-cell office:value-type="string">
            <text:p>katagwgh</text:p>
          </table:table-cell>
          <table:table-cell table:number-columns-repeated="1022"/>
        </table:table-row>
        <table:table-row table:style-name="ro37">
          <table:table-cell office:value-type="string">
            <text:p>lehnen die Quote ab</text:p>
          </table:table-cell>
          <table:table-cell office:value-type="string">
            <text:p>reject the quota</text:p>
          </table:table-cell>
          <table:table-cell table:number-columns-repeated="1022"/>
        </table:table-row>
        <table:table-row table:style-name="ro37">
          <table:table-cell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7">
          <table:table-cell office:value-type="string">
            <text:p>Einschnitt</text:p>
          </table:table-cell>
          <table:table-cell office:value-type="string">
            <text:p>tomh</text:p>
          </table:table-cell>
          <table:table-cell table:number-columns-repeated="1022"/>
        </table:table-row>
        <table:table-row table:style-name="ro76">
          <table:table-cell office:value-type="string">
            <text:p>dreht sich dieses Verhältnis im Laufe des Lebens jedoch um</text:p>
          </table:table-cell>
          <table:table-cell office:value-type="string">
            <text:p>However, this relationship turns in the course of lif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zahl </text:p>
          </table:table-cell>
          <table:table-cell office:value-type="string">
            <text:p>majori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hältnis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tammen aus dem Jahr 2016 </text:p>
          </table:table-cell>
          <table:table-cell office:value-type="string">
            <text:p>come from the yea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geglichen </text:p>
          </table:table-cell>
          <table:table-cell office:value-type="string">
            <text:p>balanc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Lebenserwartung </text:p>
          </table:table-cell>
          <table:table-cell office:value-type="string">
            <text:p>life expectanc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ringer 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gesehen davon </text:p>
          </table:table-cell>
          <table:table-cell office:value-type="string">
            <text:p>apart from tha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satz </text:p>
          </table:table-cell>
          <table:table-cell office:value-type="string">
            <text:p>commitment</text:p>
          </table:table-cell>
          <table:table-cell table:number-columns-repeated="1022"/>
        </table:table-row>
        <table:table-row table:style-name="ro37">
          <table:table-cell office:value-type="string">
            <text:p>Sicherheitsmaßnahmen</text:p>
          </table:table-cell>
          <table:table-cell office:value-type="string">
            <text:p>security measur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amte </text:p>
          </table:table-cell>
          <table:table-cell office:value-type="string">
            <text:p>Officer</text:p>
          </table:table-cell>
          <table:table-cell table:number-columns-repeated="1022"/>
        </table:table-row>
        <table:table-row table:style-name="ro37">
          <table:table-cell office:value-type="string">
            <text:p>Landschaft </text:p>
          </table:table-cell>
          <table:table-cell table:style-name="Default" office:value-type="string">
            <text:p>landscape</text:p>
          </table:table-cell>
          <table:table-cell table:number-columns-repeated="1022"/>
        </table:table-row>
        <table:table-row table:style-name="ro111">
          <table:table-cell office:value-type="string">
            <text:p>You made me do this</text:p>
          </table:table-cell>
          <table:table-cell office:value-type="string">
            <text:p>Du hast mich <text:span text:style-name="T14">dazu gebracht</text:span></text:p>
          </table:table-cell>
          <table:table-cell table:number-columns-repeated="1022"/>
        </table:table-row>
        <table:table-row table:style-name="ro37">
          <table:table-cell office:value-type="string">
            <text:p>We have granted her this wish</text:p>
          </table:table-cell>
          <table:table-cell office:value-type="string">
            <text:p>Wir haben ihr diesen Wunsch erf<text:span text:style-name="T16">üllt</text:span></text:p>
          </table:table-cell>
          <table:table-cell table:number-columns-repeated="1022"/>
        </table:table-row>
        <table:table-row table:style-name="ro37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6">ührt?</text:span></text:p>
          </table:table-cell>
          <table:table-cell table:number-columns-repeated="1022"/>
        </table:table-row>
        <table:table-row table:style-name="ro37">
          <table:table-cell office:value-type="string">
            <text:p>he founded an association</text:p>
          </table:table-cell>
          <table:table-cell office:value-type="string">
            <text:p>Er hat einen Verein gegr<text:span text:style-name="T16">ündet</text:span></text:p>
          </table:table-cell>
          <table:table-cell table:number-columns-repeated="1022"/>
        </table:table-row>
        <table:table-row table:style-name="ro37">
          <table:table-cell office:value-type="string">
            <text:p>He did not accomplish it</text:p>
          </table:table-cell>
          <table:table-cell office:value-type="string">
            <text:p>Er hat es nicht geschafft</text:p>
          </table:table-cell>
          <table:table-cell table:number-columns-repeated="1022"/>
        </table:table-row>
        <table:table-row table:style-name="ro37">
          <table:table-cell office:value-type="string">
            <text:p>I didn't think about it</text:p>
          </table:table-cell>
          <table:table-cell office:value-type="string">
            <text:p>Daran habe ich nicht gedacht</text:p>
          </table:table-cell>
          <table:table-cell table:number-columns-repeated="1022"/>
        </table:table-row>
        <table:table-row table:style-name="ro37">
          <table:table-cell office:value-type="string">
            <text:p>I have not dialed any number</text:p>
          </table:table-cell>
          <table:table-cell office:value-type="string">
            <text:p>Ich habe keine Nummer gew<text:span text:style-name="T16">ählt</text:span></text:p>
          </table:table-cell>
          <table:table-cell table:number-columns-repeated="1022"/>
        </table:table-row>
        <table:table-row table:style-name="ro37">
          <table:table-cell office:value-type="string">
            <text:p>Mit Enteignungen</text:p>
          </table:table-cell>
          <table:table-cell office:value-type="string">
            <text:p>apalotriwseis</text:p>
          </table:table-cell>
          <table:table-cell table:number-columns-repeated="1022"/>
        </table:table-row>
        <table:table-row table:style-name="ro37">
          <table:table-cell office:value-type="string">
            <text:p>Empfehlung</text:p>
          </table:table-cell>
          <table:table-cell office:value-type="string">
            <text:p>recommendation</text:p>
          </table:table-cell>
          <table:table-cell table:number-columns-repeated="1022"/>
        </table:table-row>
        <table:table-row table:style-name="ro38">
          <table:table-cell office:value-type="string">
            <text:p>Music is very important for the development of children.</text:p>
          </table:table-cell>
          <table:table-cell office:value-type="string">
            <text:p>Musik ist sehr wichtig f<text:span text:style-name="T16">ür die </text:span><text:span text:style-name="T16">Entwicklung der Kinder</text:span></text:p>
          </table:table-cell>
          <table:table-cell table:number-columns-repeated="1022"/>
        </table:table-row>
        <table:table-row table:style-name="ro37">
          <table:table-cell office:value-type="string">
            <text:p>I play the guitar fairly well</text:p>
          </table:table-cell>
          <table:table-cell office:value-type="string">
            <text:p>Gitarre spiele ich relativ gut</text:p>
          </table:table-cell>
          <table:table-cell table:number-columns-repeated="1022"/>
        </table:table-row>
        <table:table-row table:style-name="ro37">
          <table:table-cell office:value-type="string">
            <text:p>eingefangenen </text:p>
          </table:table-cell>
          <table:table-cell office:value-type="string">
            <text:p>trapped</text:p>
          </table:table-cell>
          <table:table-cell table:number-columns-repeated="1022"/>
        </table:table-row>
        <table:table-row table:style-name="ro38">
          <table:table-cell office:value-type="string">
            <text:p>For two days he was traveling by bus to Bulgaria</text:p>
          </table:table-cell>
          <table:table-cell office:value-type="string">
            <text:p>Zwei Tage war er mit dem Bus nach Bulgarien unterweg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rückhaltender </text:p>
          </table:table-cell>
          <table:table-cell office:value-type="string">
            <text:p>epifylaktikos, restrained</text:p>
          </table:table-cell>
          <table:table-cell table:number-columns-repeated="1022"/>
        </table:table-row>
        <table:table-row table:style-name="ro37">
          <table:table-cell office:value-type="string">
            <text:p>Straft<text:span text:style-name="T16">ätern</text:span></text:p>
          </table:table-cell>
          <table:table-cell office:value-type="string">
            <text:p>offenders</text:p>
          </table:table-cell>
          <table:table-cell table:number-columns-repeated="1022"/>
        </table:table-row>
        <table:table-row table:style-name="ro37">
          <table:table-cell office:value-type="string">
            <text:p>stays</text:p>
          </table:table-cell>
          <table:table-cell table:style-name="ce273" office:value-type="string">
            <text:p>aufhält </text:p>
          </table:table-cell>
          <table:table-cell table:number-columns-repeated="1022"/>
        </table:table-row>
        <table:table-row table:style-name="ro37">
          <table:table-cell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geladen etwas auf</text:p>
          </table:table-cell>
          <table:table-cell office:value-type="string">
            <text:p>to be charged</text:p>
          </table:table-cell>
          <table:table-cell table:number-columns-repeated="1022"/>
        </table:table-row>
        <table:table-row table:style-name="ro37">
          <table:table-cell office:value-type="string">
            <text:p>credible, believable</text:p>
          </table:table-cell>
          <table:table-cell office:value-type="string">
            <text:p><text:s/>glaubwürdig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Wer wann wo sein darf </text:p>
          </table:table-cell>
          <table:table-cell table:style-name="ce273" office:value-type="string">
            <text:p>Who can be where and when </text:p>
          </table:table-cell>
          <table:table-cell table:number-columns-repeated="1022"/>
        </table:table-row>
        <table:table-row table:style-name="ro37">
          <table:table-cell office:value-type="string">
            <text:p>Die Schicht</text:p>
          </table:table-cell>
          <table:table-cell office:value-type="string">
            <text:p>vardia, shift</text:p>
          </table:table-cell>
          <table:table-cell table:number-columns-repeated="1022"/>
        </table:table-row>
        <table:table-row table:style-name="ro38">
          <table:table-cell office:value-type="string">
            <text:p>My battery is empty and I have to load my phone.</text:p>
          </table:table-cell>
          <table:table-cell office:value-type="string">
            <text:p><text:s/>Mein Akku ist leer und ich muss mein Handy laden.</text:p>
          </table:table-cell>
          <table:table-cell table:number-columns-repeated="1022"/>
        </table:table-row>
        <table:table-row table:style-name="ro42">
          <table:table-cell office:value-type="string">
            <text:p>The police found the criminal in the woods and took him to the police station.</text:p>
          </table:table-cell>
          <table:table-cell office:value-type="string">
            <text:p><text:s/>Die Polizei fand den gesuchten <text:span text:style-name="T14">Straftäter</text:span> im Wald und nahm ihn mit zur Polizeistation.</text:p>
          </table:table-cell>
          <table:table-cell table:number-columns-repeated="1022"/>
        </table:table-row>
        <table:table-row table:style-name="ro38">
          <table:table-cell office:value-type="string">
            <text:p>When the alarm was heard, all employees left the building.</text:p>
          </table:table-cell>
          <table:table-cell office:value-type="string">
            <text:p><text:s/>Als der Alarm zu hören war, verließen alle Mitarbeiter das Gebäude.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Erdkunde</text:p>
          </table:table-cell>
          <table:table-cell table:style-name="Default" office:value-type="string">
            <text:p>geography</text:p>
          </table:table-cell>
          <table:table-cell table:number-columns-repeated="1022"/>
        </table:table-row>
        <table:table-row table:style-name="ro37">
          <table:table-cell office:value-type="string">
            <text:p>Reiseführer</text:p>
          </table:table-cell>
          <table:table-cell office:value-type="string">
            <text:p>travel guide</text:p>
          </table:table-cell>
          <table:table-cell table:number-columns-repeated="1022"/>
        </table:table-row>
        <table:table-row table:style-name="ro37">
          <table:table-cell office:value-type="string">
            <text:p>Bereicherung</text:p>
          </table:table-cell>
          <table:table-cell office:value-type="string">
            <text:p>enrichment</text:p>
          </table:table-cell>
          <table:table-cell table:number-columns-repeated="1022"/>
        </table:table-row>
        <table:table-row table:style-name="ro37">
          <table:table-cell office:value-type="string">
            <text:p>choose the correct answer</text:p>
          </table:table-cell>
          <table:table-cell office:value-type="string">
            <text:p>W<text:span text:style-name="T16">ählt die richtige Lösung aus</text:span></text:p>
          </table:table-cell>
          <table:table-cell table:number-columns-repeated="1022"/>
        </table:table-row>
        <table:table-row table:style-name="ro37">
          <table:table-cell office:value-type="string">
            <text:p>I am going along the street</text:p>
          </table:table-cell>
          <table:table-cell office:value-type="string">
            <text:p>Ich gehe die Strasse entlang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The bear does not fit through the door. </text:p>
          </table:table-cell>
          <table:table-cell office:value-type="string">
            <text:p>Der B<text:span text:style-name="T16">är passt nicht durch die Tür</text:span></text:p>
          </table:table-cell>
          <table:table-cell table:number-columns-repeated="1022"/>
        </table:table-row>
        <table:table-row table:style-name="ro37">
          <table:table-cell office:value-type="string">
            <text:p>We go around the house</text:p>
          </table:table-cell>
          <table:table-cell office:value-type="string">
            <text:p>Wir gehen um das Haus</text:p>
          </table:table-cell>
          <table:table-cell table:number-columns-repeated="1022"/>
        </table:table-row>
        <table:table-row table:style-name="ro38">
          <table:table-cell table:style-name="ce273" office:value-type="string">
            <text:p>His dogs are walking along the street. </text:p>
          </table:table-cell>
          <table:table-cell office:value-type="string">
            <text:p>Seine Hunde gehen die Strasse entlang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The restaurant is around the corner. </text:p>
          </table:table-cell>
          <table:table-cell office:value-type="string">
            <text:p>Das Restaurant ist um die Eck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 am against her. </text:p>
          </table:table-cell>
          <table:table-cell office:value-type="string">
            <text:p>Ich bin gegen sie</text:p>
          </table:table-cell>
          <table:table-cell table:number-columns-repeated="1022"/>
        </table:table-row>
        <table:table-row table:style-name="ro37">
          <table:table-cell office:value-type="string">
            <text:p>the company</text:p>
          </table:table-cell>
          <table:table-cell office:value-type="string">
            <text:p>das Unternehmen</text:p>
          </table:table-cell>
          <table:table-cell table:number-columns-repeated="1022"/>
        </table:table-row>
        <table:table-row table:style-name="ro86">
          <table:table-cell office:value-type="string">
            <text:p>Nach ??? der Regionalzeitung haben Berlins Diskos im vergangenen Jahr über eine Milliarde Euro eingenommen.</text:p>
          </table:table-cell>
          <table:table-cell office:value-type="string">
            <text:p>Angaben</text:p>
          </table:table-cell>
          <table:table-cell table:number-columns-repeated="1022"/>
        </table:table-row>
        <table:table-row table:style-name="ro38">
          <table:table-cell office:value-type="string">
            <text:p>Wir suchen einen neuen ???? . Unser aktueller ist zu teuer.</text:p>
          </table:table-cell>
          <table:table-cell office:value-type="string">
            <text:p>Stromanbieter</text:p>
          </table:table-cell>
          <table:table-cell table:number-columns-repeated="1022"/>
        </table:table-row>
        <table:table-row table:style-name="ro38">
          <table:table-cell office:value-type="string">
            <text:p><text:s/>Wir versuchen, ???? den in unserem Haushalt zu senken.</text:p>
          </table:table-cell>
          <table:table-cell office:value-type="string">
            <text:p>Stromverbrauch</text:p>
          </table:table-cell>
          <table:table-cell table:number-columns-repeated="1022"/>
        </table:table-row>
        <table:table-row table:style-name="ro37">
          <table:table-cell office:value-type="string">
            <text:p>Der ??? Berg von Afrika</text:p>
          </table:table-cell>
          <table:table-cell office:value-type="string">
            <text:p>h<text:span text:style-name="T16">öchste</text:span></text:p>
          </table:table-cell>
          <table:table-cell table:number-columns-repeated="1022"/>
        </table:table-row>
        <table:table-row table:style-name="ro37">
          <table:table-cell office:value-type="string">
            <text:p>That is a social house.</text:p>
          </table:table-cell>
          <table:table-cell office:value-type="string">
            <text:p>Das ist ein soziales Hau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same illnesses! </text:p>
          </table:table-cell>
          <table:table-cell office:value-type="string">
            <text:p>Die gleichen Krankheit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ose are cheap hats. </text:p>
          </table:table-cell>
          <table:table-cell office:value-type="string">
            <text:p>Die sind billige H<text:span text:style-name="T16">üte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 public building is for everyone. </text:p>
          </table:table-cell>
          <table:table-cell office:value-type="string">
            <text:p>Ein <text:span text:style-name="T16">öffentliches Gebäude ist für alle</text:span></text:p>
          </table:table-cell>
          <table:table-cell table:number-columns-repeated="1022"/>
        </table:table-row>
        <table:table-row table:style-name="ro37">
          <table:table-cell office:value-type="string">
            <text:p>either</text:p>
          </table:table-cell>
          <table:table-cell office:value-type="string">
            <text:p>entweder</text:p>
          </table:table-cell>
          <table:table-cell table:number-columns-repeated="1022"/>
        </table:table-row>
        <table:table-row table:style-name="ro37">
          <table:table-cell office:value-type="string">
            <text:p>neither</text:p>
          </table:table-cell>
          <table:table-cell office:value-type="string">
            <text:p>weder</text:p>
          </table:table-cell>
          <table:table-cell table:number-columns-repeated="1022"/>
        </table:table-row>
        <table:table-row table:style-name="ro37">
          <table:table-cell office:value-type="string">
            <text:p>belangt werden. </text:p>
          </table:table-cell>
          <table:table-cell office:value-type="string">
            <text:p>be prosecuted.</text:p>
          </table:table-cell>
          <table:table-cell table:number-columns-repeated="1022"/>
        </table:table-row>
        <table:table-row table:style-name="ro37">
          <table:table-cell office:value-type="string">
            <text:p>zugesagt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7">
          <table:table-cell office:value-type="string">
            <text:p>Erlebnisse</text:p>
          </table:table-cell>
          <table:table-cell office:value-type="string">
            <text:p>Experiences</text:p>
          </table:table-cell>
          <table:table-cell table:number-columns-repeated="1022"/>
        </table:table-row>
        <table:table-row table:style-name="ro37">
          <table:table-cell office:value-type="string">
            <text:p>Anlagen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stelle </text:p>
          </table:table-cell>
          <table:table-cell office:value-type="string">
            <text:p>instead</text:p>
          </table:table-cell>
          <table:table-cell table:number-columns-repeated="1022"/>
        </table:table-row>
        <table:table-row table:style-name="ro37">
          <table:table-cell office:value-type="string">
            <text:p>ersetzen</text:p>
          </table:table-cell>
          <table:table-cell office:value-type="string">
            <text:p>replace</text:p>
          </table:table-cell>
          <table:table-cell table:number-columns-repeated="1022"/>
        </table:table-row>
        <table:table-row table:style-name="ro37">
          <table:table-cell office:value-type="string">
            <text:p>wegwerfen</text:p>
          </table:table-cell>
          <table:table-cell office:value-type="string">
            <text:p>entsorgen</text:p>
          </table:table-cell>
          <table:table-cell table:number-columns-repeated="1022"/>
        </table:table-row>
        <table:table-row table:style-name="ro37">
          <table:table-cell office:value-type="string">
            <text:p>g<text:span text:style-name="T16">ünstig</text:span></text:p>
          </table:table-cell>
          <table:table-cell office:value-type="string">
            <text:p>billig</text:p>
          </table:table-cell>
          <table:table-cell table:number-columns-repeated="1022"/>
        </table:table-row>
        <table:table-row table:style-name="ro37">
          <table:table-cell office:value-type="string">
            <text:p>wiederverwerten</text:p>
          </table:table-cell>
          <table:table-cell office:value-type="string">
            <text:p>recyceln</text:p>
          </table:table-cell>
          <table:table-cell table:number-columns-repeated="1022"/>
        </table:table-row>
        <table:table-row table:style-name="ro37">
          <table:table-cell office:value-type="string">
            <text:p>das Plastik</text:p>
          </table:table-cell>
          <table:table-cell office:value-type="string">
            <text:p>der Kunststoff</text:p>
          </table:table-cell>
          <table:table-cell table:number-columns-repeated="1022"/>
        </table:table-row>
        <table:table-row table:style-name="ro37">
          <table:table-cell office:value-type="string">
            <text:p>Fabrik</text:p>
          </table:table-cell>
          <table:table-cell office:value-type="string">
            <text:p>die Anlage</text:p>
          </table:table-cell>
          <table:table-cell table:number-columns-repeated="1022"/>
        </table:table-row>
        <table:table-row table:style-name="ro37">
          <table:table-cell office:value-type="string">
            <text:p>Sie kann <text:span text:style-name="T16">übrigens Deutsch</text:span></text:p>
          </table:table-cell>
          <table:table-cell office:value-type="string">
            <text:p>She kan speak German, by the way</text:p>
          </table:table-cell>
          <table:table-cell table:number-columns-repeated="1022"/>
        </table:table-row>
        <table:table-row table:style-name="ro37">
          <table:table-cell office:value-type="string">
            <text:p>conversation</text:p>
          </table:table-cell>
          <table:table-cell office:value-type="string">
            <text:p>die Unterhaltung</text:p>
          </table:table-cell>
          <table:table-cell table:number-columns-repeated="1022"/>
        </table:table-row>
        <table:table-row table:style-name="ro37">
          <table:table-cell office:value-type="string">
            <text:p>it was over then</text:p>
          </table:table-cell>
          <table:table-cell office:value-type="string">
            <text:p>es war dann zu Ende</text:p>
          </table:table-cell>
          <table:table-cell table:number-columns-repeated="1022"/>
        </table:table-row>
        <table:table-row table:style-name="ro37">
          <table:table-cell office:value-type="string">
            <text:p>dauerhaft </text:p>
          </table:table-cell>
          <table:table-cell office:value-type="string">
            <text:p>continuesly, durable, synex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elbstständigkeit</text:p>
          </table:table-cell>
          <table:table-cell office:value-type="string">
            <text:p>independ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 seine Verhältnisse gelebt hat</text:p>
          </table:table-cell>
          <table:table-cell office:value-type="string">
            <text:p>has lived beyond his means</text:p>
          </table:table-cell>
          <table:table-cell table:number-columns-repeated="1022"/>
        </table:table-row>
        <table:table-row table:style-name="ro37">
          <table:table-cell table:style-name="ce337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ringer </text:p>
          </table:table-cell>
          <table:table-cell office:value-type="string">
            <text:p>less, ligotero</text:p>
          </table:table-cell>
          <table:table-cell table:number-columns-repeated="1022"/>
        </table:table-row>
        <table:table-row table:style-name="ro37">
          <table:table-cell office:value-type="string">
            <text:p>peinlich</text:p>
          </table:table-cell>
          <table:table-cell table:style-name="ce273" office:value-type="string">
            <text:p>embarrassing </text:p>
          </table:table-cell>
          <table:table-cell table:number-columns-repeated="1022"/>
        </table:table-row>
        <table:table-row table:style-name="ro37">
          <table:table-cell table:style-name="ce322" office:value-type="string">
            <text:p>einsetzen</text:p>
          </table:table-cell>
          <table:table-cell office:value-type="string">
            <text:p>to use, to insert, to set up</text:p>
          </table:table-cell>
          <table:table-cell table:number-columns-repeated="1022"/>
        </table:table-row>
        <table:table-row table:style-name="ro37">
          <table:table-cell office:value-type="string">
            <text:p>sich verschulden</text:p>
          </table:table-cell>
          <table:table-cell office:value-type="string">
            <text:p>xrewnomai</text:p>
          </table:table-cell>
          <table:table-cell table:number-columns-repeated="1022"/>
        </table:table-row>
        <table:table-row table:style-name="ro37">
          <table:table-cell office:value-type="string">
            <text:p>Schuldner</text:p>
          </table:table-cell>
          <table:table-cell office:value-type="string">
            <text:p>debtor</text:p>
          </table:table-cell>
          <table:table-cell table:number-columns-repeated="1022"/>
        </table:table-row>
        <table:table-row table:style-name="ro37">
          <table:table-cell office:value-type="string">
            <text:p>improvisiert</text:p>
          </table:table-cell>
          <table:table-cell office:value-type="string">
            <text:p>autosxedi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treute </text:p>
          </table:table-cell>
          <table:table-cell office:value-type="string">
            <text:p>supervis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ter Betreuung, </text:p>
          </table:table-cell>
          <table:table-cell office:value-type="string">
            <text:p>under supervision</text:p>
          </table:table-cell>
          <table:table-cell table:number-columns-repeated="1022"/>
        </table:table-row>
        <table:table-row table:style-name="ro37">
          <table:table-cell office:value-type="string">
            <text:p>Zuwachs </text:p>
          </table:table-cell>
          <table:table-cell office:value-type="string">
            <text:p>growth</text:p>
          </table:table-cell>
          <table:table-cell table:number-columns-repeated="1022"/>
        </table:table-row>
        <table:table-row table:style-name="ro37">
          <table:table-cell office:value-type="string">
            <text:p>Dürre</text:p>
          </table:table-cell>
          <table:table-cell office:value-type="string">
            <text:p>drought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aussichtsreicher </text:p>
          </table:table-cell>
          <table:table-cell office:value-type="string">
            <text:p>promissin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weigern </text:p>
          </table:table-cell>
          <table:table-cell office:value-type="string">
            <text:p>deny</text:p>
          </table:table-cell>
          <table:table-cell table:number-columns-repeated="1022"/>
        </table:table-row>
        <table:table-row table:style-name="ro37">
          <table:table-cell office:value-type="string">
            <text:p>Taucher</text:p>
          </table:table-cell>
          <table:table-cell office:value-type="string">
            <text:p>Div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steuern </text:p>
          </table:table-cell>
          <table:table-cell office:value-type="string">
            <text:p>To he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chwören </text:p>
          </table:table-cell>
          <table:table-cell office:value-type="string">
            <text:p>renou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pürbar </text:p>
          </table:table-cell>
          <table:table-cell office:value-type="string">
            <text:p>noticable</text:p>
          </table:table-cell>
          <table:table-cell table:number-columns-repeated="1022"/>
        </table:table-row>
        <table:table-row table:style-name="ro112">
          <table:table-cell table:style-name="ce273" office:value-type="string">
            <text:p>Iran gerät durch die Sanktionen </text:p>
          </table:table-cell>
          <table:table-cell office:value-type="string">
            <text:p>Iran gets through the sanctions</text:p>
          </table:table-cell>
          <table:table-cell table:number-columns-repeated="1022"/>
        </table:table-row>
        <table:table-row table:style-name="ro37">
          <table:table-cell office:value-type="string">
            <text:p>Hinweise </text:p>
          </table:table-cell>
          <table:table-cell office:value-type="string">
            <text:p>referenc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eignisse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7">
          <table:table-cell office:value-type="string">
            <text:p>Zeitzeuge</text:p>
          </table:table-cell>
          <table:table-cell office:value-type="string">
            <text:p>veteranos, epizhsantas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verzichten </text:p>
          </table:table-cell>
          <table:table-cell office:value-type="string">
            <text:p>renou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gespeist werde </text:p>
          </table:table-cell>
          <table:table-cell office:value-type="string">
            <text:p>trofodoteitai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gewährleistet werden </text:p>
          </table:table-cell>
          <table:table-cell table:style-name="ce273" office:value-type="string">
            <text:p>be guaranteed 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ich anzustecken </text:p>
          </table:table-cell>
          <table:table-cell table:style-name="ce273" office:value-type="string">
            <text:p>to be infected </text:p>
          </table:table-cell>
          <table:table-cell table:number-columns-repeated="1022"/>
        </table:table-row>
        <table:table-row table:style-name="ro37">
          <table:table-cell office:value-type="string">
            <text:p>Keime</text:p>
          </table:table-cell>
          <table:table-cell table:style-name="ce273" office:value-type="string">
            <text:p>germs, mikrovi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rund um die Uhr</text:p>
          </table:table-cell>
          <table:table-cell office:value-type="string">
            <text:p>den ganzen Ta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eilen sich </text:p>
          </table:table-cell>
          <table:table-cell office:value-type="string">
            <text:p>distribute themselves</text:p>
          </table:table-cell>
          <table:table-cell table:number-columns-repeated="1022"/>
        </table:table-row>
        <table:table-row table:style-name="ro37">
          <table:table-cell office:value-type="string">
            <text:p>Erreger </text:p>
          </table:table-cell>
          <table:table-cell table:style-name="ce273" office:value-type="string">
            <text:p>Pathog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eidigen </text:p>
          </table:table-cell>
          <table:table-cell office:value-type="string">
            <text:p>offend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breiten </text:p>
          </table:table-cell>
          <table:table-cell office:value-type="string">
            <text:p>spre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Betreiber </text:p>
          </table:table-cell>
          <table:table-cell office:value-type="string">
            <text:p>the operator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ensur</text:p>
          </table:table-cell>
          <table:table-cell office:value-type="string">
            <text:p>Logokrisi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lag </text:p>
          </table:table-cell>
          <table:table-cell office:value-type="string">
            <text:p>ekdotiko oiko</text:p>
          </table:table-cell>
          <table:table-cell table:number-columns-repeated="1022"/>
        </table:table-row>
        <table:table-row table:style-name="ro37">
          <table:table-cell office:value-type="string">
            <text:p>betreiben</text:p>
          </table:table-cell>
          <table:table-cell office:value-type="string">
            <text:p>operate</text:p>
          </table:table-cell>
          <table:table-cell table:number-columns-repeated="1022"/>
        </table:table-row>
        <table:table-row table:style-name="ro37">
          <table:table-cell office:value-type="string">
            <text:p>verstoßen</text:p>
          </table:table-cell>
          <table:table-cell office:value-type="string">
            <text:p>to offen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wähnt </text:p>
          </table:table-cell>
          <table:table-cell office:value-type="string">
            <text:p>mentioned</text:p>
          </table:table-cell>
          <table:table-cell table:number-columns-repeated="1022"/>
        </table:table-row>
        <table:table-row table:style-name="ro37">
          <table:table-cell office:value-type="string">
            <text:p>ger<text:span text:style-name="T16">üstet</text:span></text:p>
          </table:table-cell>
          <table:table-cell office:value-type="string">
            <text:p>equip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merken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geltung zu üben </text:p>
          </table:table-cell>
          <table:table-cell office:value-type="string">
            <text:p>na antapodwsei, antipoina</text:p>
          </table:table-cell>
          <table:table-cell table:number-columns-repeated="1022"/>
        </table:table-row>
        <table:table-row table:style-name="ro37">
          <table:table-cell office:value-type="string">
            <text:p>K<text:span text:style-name="T16">ündigen</text:span></text:p>
          </table:table-cell>
          <table:table-cell office:value-type="string">
            <text:p>to cancel, to qui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änseleien </text:p>
          </table:table-cell>
          <table:table-cell office:value-type="string">
            <text:p>peiragmata</text:p>
          </table:table-cell>
          <table:table-cell table:number-columns-repeated="1022"/>
        </table:table-row>
        <table:table-row table:style-name="ro37">
          <table:table-cell table:style-name="ce339" office:value-type="string">
            <text:p>sind konstruiert </text:p>
          </table:table-cell>
          <table:table-cell office:value-type="string">
            <text:p>kataskeuazonta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treut als </text:p>
          </table:table-cell>
          <table:table-cell office:value-type="string">
            <text:p>frontiz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as Verhältnis 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lebnis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angenehme </text:p>
          </table:table-cell>
          <table:table-cell office:value-type="string">
            <text:p>unpleasant</text:p>
          </table:table-cell>
          <table:table-cell table:number-columns-repeated="1022"/>
        </table:table-row>
        <table:table-row table:style-name="ro37">
          <table:table-cell office:value-type="string">
            <text:p>Ansatz</text:p>
          </table:table-cell>
          <table:table-cell office:value-type="string">
            <text:p>approach</text:p>
          </table:table-cell>
          <table:table-cell table:number-columns-repeated="1022"/>
        </table:table-row>
        <table:table-row table:style-name="ro37">
          <table:table-cell office:value-type="string">
            <text:p>Baby-Name sorgt für Ärger</text:p>
          </table:table-cell>
          <table:table-cell table:style-name="ce273" office:value-type="string">
            <text:p>Baby name causes trouble </text:p>
          </table:table-cell>
          <table:table-cell table:number-columns-repeated="1022"/>
        </table:table-row>
        <table:table-row table:style-name="ro37">
          <table:table-cell office:value-type="string">
            <text:p>ersetzt wird</text:p>
          </table:table-cell>
          <table:table-cell office:value-type="string">
            <text:p>is replac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gegnung </text:p>
          </table:table-cell>
          <table:table-cell office:value-type="string">
            <text:p>encounter (synanthsh)</text:p>
          </table:table-cell>
          <table:table-cell table:number-columns-repeated="1022"/>
        </table:table-row>
        <table:table-row table:style-name="ro37">
          <table:table-cell office:value-type="string">
            <text:p>aufnehmen</text:p>
          </table:table-cell>
          <table:table-cell office:value-type="string">
            <text:p>resumes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Vergewaltigung </text:p>
          </table:table-cell>
          <table:table-cell office:value-type="string">
            <text:p>rape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einvernehmlichen </text:p>
          </table:table-cell>
          <table:table-cell office:value-type="string">
            <text:p>consensual</text:p>
          </table:table-cell>
          <table:table-cell table:number-columns-repeated="1022"/>
        </table:table-row>
        <table:table-row table:style-name="ro37">
          <table:table-cell office:value-type="string">
            <text:p>vorausgesetzt</text:p>
          </table:table-cell>
          <table:table-cell office:value-type="string">
            <text:p>provided that...</text:p>
          </table:table-cell>
          <table:table-cell table:number-columns-repeated="1022"/>
        </table:table-row>
        <table:table-row table:style-name="ro37">
          <table:table-cell office:value-type="string">
            <text:p>Tresore</text:p>
          </table:table-cell>
          <table:table-cell office:value-type="string">
            <text:p>xrhmatokivwtio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Kassenzettels </text:p>
          </table:table-cell>
          <table:table-cell office:value-type="string">
            <text:p>seils receipt, apodeixh plhrwmhs</text:p>
          </table:table-cell>
          <table:table-cell table:number-columns-repeated="1022"/>
        </table:table-row>
        <table:table-row table:style-name="ro37">
          <table:table-cell office:value-type="string">
            <text:p>Zinsen</text:p>
          </table:table-cell>
          <table:table-cell office:value-type="string">
            <text:p>interest, tok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klaut </text:p>
          </table:table-cell>
          <table:table-cell office:value-type="string">
            <text:p>stol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Portemonnaie </text:p>
          </table:table-cell>
          <table:table-cell office:value-type="string">
            <text:p>walle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irrt hat </text:p>
          </table:table-cell>
          <table:table-cell office:value-type="string">
            <text:p>was wrong</text:p>
          </table:table-cell>
          <table:table-cell table:number-columns-repeated="1022"/>
        </table:table-row>
        <table:table-row table:style-name="ro37">
          <table:table-cell office:value-type="string">
            <text:p>irren</text:p>
          </table:table-cell>
          <table:table-cell office:value-type="string">
            <text:p>be wrong, be mistaken, eimai la8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lich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7">
          <table:table-cell office:value-type="string">
            <text:p>vermehren</text:p>
          </table:table-cell>
          <table:table-cell office:value-type="string">
            <text:p>increase, multiple</text:p>
          </table:table-cell>
          <table:table-cell table:number-columns-repeated="1022"/>
        </table:table-row>
        <table:table-row table:style-name="ro37">
          <table:table-cell table:style-name="ce337" office:value-type="string">
            <text:p>Scheine </text:p>
          </table:table-cell>
          <table:table-cell office:value-type="string">
            <text:p>bills</text:p>
          </table:table-cell>
          <table:table-cell table:number-columns-repeated="1022"/>
        </table:table-row>
        <table:table-row table:style-name="ro37">
          <table:table-cell office:value-type="string">
            <text:p>the target</text:p>
          </table:table-cell>
          <table:table-cell office:value-type="string">
            <text:p>das Zie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suchen </text:p>
          </table:table-cell>
          <table:table-cell office:value-type="string">
            <text:p>to choose</text:p>
          </table:table-cell>
          <table:table-cell table:number-columns-repeated="1022"/>
        </table:table-row>
        <table:table-row table:style-name="ro37">
          <table:table-cell office:value-type="string">
            <text:p>auf ihre Eltern angewiesen</text:p>
          </table:table-cell>
          <table:table-cell office:value-type="string">
            <text:p>reliant/dependent on their parents</text:p>
          </table:table-cell>
          <table:table-cell table:number-columns-repeated="1022"/>
        </table:table-row>
        <table:table-row table:style-name="ro37">
          <table:table-cell office:value-type="string">
            <text:p>Angabe</text:p>
          </table:table-cell>
          <table:table-cell office:value-type="string">
            <text:p>specific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heben </text:p>
          </table:table-cell>
          <table:table-cell office:value-type="string">
            <text:p>withdrawal</text:p>
          </table:table-cell>
          <table:table-cell table:number-columns-repeated="1022"/>
        </table:table-row>
        <table:table-row table:style-name="ro37">
          <table:table-cell office:value-type="string">
            <text:p>moniert </text:p>
          </table:table-cell>
          <table:table-cell office:value-type="string">
            <text:p>complain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treichung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Heftigkeit </text:p>
          </table:table-cell>
          <table:table-cell office:value-type="string">
            <text:p>ferocity, agriotht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wägen </text:p>
          </table:table-cell>
          <table:table-cell office:value-type="string">
            <text:p>consid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 Vertrauen zu werben </text:p>
          </table:table-cell>
          <table:table-cell office:value-type="string">
            <text:p>to promote trus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Krebserregend </text:p>
          </table:table-cell>
          <table:table-cell office:value-type="string">
            <text:p>carcinogenic, karkinogenh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klagt </text:p>
          </table:table-cell>
          <table:table-cell office:value-type="string">
            <text:p>sued, mhnysa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Bezeichnung </text:p>
          </table:table-cell>
          <table:table-cell office:value-type="string">
            <text:p>the name</text:p>
          </table:table-cell>
          <table:table-cell table:number-columns-repeated="1022"/>
        </table:table-row>
        <table:table-row table:style-name="ro37">
          <table:table-cell office:value-type="string">
            <text:p>ablehnen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begehen </text:p>
          </table:table-cell>
          <table:table-cell office:value-type="string">
            <text:p>commit, mach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ohne Absicht </text:p>
          </table:table-cell>
          <table:table-cell office:value-type="string">
            <text:p>unintentionally, xwris na to 8el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fördert </text:p>
          </table:table-cell>
          <table:table-cell office:value-type="string">
            <text:p>promoted</text:p>
          </table:table-cell>
          <table:table-cell table:number-columns-repeated="1022"/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attrack attention, kerdizei thn prosoxh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erhebliche </text:p>
          </table:table-cell>
          <table:table-cell office:value-type="string">
            <text:p>substantia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i der Großübung in zwei Jahren </text:p>
          </table:table-cell>
          <table:table-cell office:value-type="string">
            <text:p>At the big exercise in two year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panzerte </text:p>
          </table:table-cell>
          <table:table-cell office:value-type="string">
            <text:p>armor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astung </text:p>
          </table:table-cell>
          <table:table-cell office:value-type="string">
            <text:p>burden, fortio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tößt </text:p>
          </table:table-cell>
          <table:table-cell office:value-type="string">
            <text:p>reject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Wird betreut. </text:p>
          </table:table-cell>
          <table:table-cell office:value-type="string">
            <text:p>treated</text:p>
          </table:table-cell>
          <table:table-cell table:number-columns-repeated="1022"/>
        </table:table-row>
        <table:table-row table:style-name="ro37">
          <table:table-cell office:value-type="string">
            <text:p>the organ</text:p>
          </table:table-cell>
          <table:table-cell office:value-type="string">
            <text:p>das Organ</text:p>
          </table:table-cell>
          <table:table-cell table:number-columns-repeated="1022"/>
        </table:table-row>
        <table:table-row table:style-name="ro37">
          <table:table-cell office:value-type="string">
            <text:p>Betreuung</text:p>
          </table:table-cell>
          <table:table-cell office:value-type="string">
            <text:p>care, support</text:p>
          </table:table-cell>
          <table:table-cell table:number-columns-repeated="1022"/>
        </table:table-row>
        <table:table-row table:style-name="ro37">
          <table:table-cell office:value-type="string">
            <text:p>Verzicht</text:p>
          </table:table-cell>
          <table:table-cell office:value-type="string">
            <text:p>paraith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icksal 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eilung </text:p>
          </table:table-cell>
          <table:table-cell office:value-type="string">
            <text:p>distribu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nkbar </text:p>
          </table:table-cell>
          <table:table-cell office:value-type="string">
            <text:p>possi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it großer Härte </text:p>
          </table:table-cell>
          <table:table-cell office:value-type="string">
            <text:p>with great hardnes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eiterte 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r Zeugen </text:p>
          </table:table-cell>
          <table:table-cell office:value-type="string">
            <text:p>witnes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I want you to become a teacher. </text:p>
          </table:table-cell>
          <table:table-cell table:style-name="Default" office:value-type="string">
            <text:p>Ich möchte, dass du ein Lehrer wirst.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rückhaltung mahnen. </text:p>
          </table:table-cell>
          <table:table-cell office:value-type="string">
            <text:p>restraint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vorläufigen </text:p>
          </table:table-cell>
          <table:table-cell office:value-type="string">
            <text:p>preliminary</text:p>
          </table:table-cell>
          <table:table-cell table:number-columns-repeated="1022"/>
        </table:table-row>
        <table:table-row table:style-name="ro93">
          <table:table-cell table:style-name="ce340" office:value-type="string">
            <text:p>Vernachlässigung </text:p>
          </table:table-cell>
          <table:table-cell office:value-type="string">
            <text:p>neglec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gesetzt </text:p>
          </table:table-cell>
          <table:table-cell office:value-type="string">
            <text:p>discontinued</text:p>
          </table:table-cell>
          <table:table-cell table:number-columns-repeated="1022"/>
        </table:table-row>
        <table:table-row table:style-name="ro37">
          <table:table-cell office:value-type="string">
            <text:p>In the back of the garden</text:p>
          </table:table-cell>
          <table:table-cell office:value-type="string">
            <text:p>Hinten im Garten</text:p>
          </table:table-cell>
          <table:table-cell table:number-columns-repeated="1022"/>
        </table:table-row>
        <table:table-row table:style-name="ro37">
          <table:table-cell office:value-type="string">
            <text:p>erobert </text:p>
          </table:table-cell>
          <table:table-cell office:value-type="string">
            <text:p>conquered</text:p>
          </table:table-cell>
          <table:table-cell table:number-columns-repeated="1022"/>
        </table:table-row>
        <table:table-row table:style-name="ro37">
          <table:table-cell office:value-type="string">
            <text:p>Herausforderung</text:p>
          </table:table-cell>
          <table:table-cell office:value-type="string">
            <text:p>challenge</text:p>
          </table:table-cell>
          <table:table-cell table:number-columns-repeated="1022"/>
        </table:table-row>
        <table:table-row table:style-name="ro37">
          <table:table-cell office:value-type="string">
            <text:p>split</text:p>
          </table:table-cell>
          <table:table-cell office:value-type="string">
            <text:p>teilen</text:p>
          </table:table-cell>
          <table:table-cell table:number-columns-repeated="1022"/>
        </table:table-row>
        <table:table-row table:style-name="ro37">
          <table:table-cell office:value-type="string">
            <text:p>Schutz</text:p>
          </table:table-cell>
          <table:table-cell office:value-type="string">
            <text:p>protection</text:p>
          </table:table-cell>
          <table:table-cell table:number-columns-repeated="1022"/>
        </table:table-row>
        <table:table-row table:style-name="ro37">
          <table:table-cell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7">
          <table:table-cell office:value-type="string">
            <text:p>Fassung</text:p>
          </table:table-cell>
          <table:table-cell office:value-type="string">
            <text:p>version</text:p>
          </table:table-cell>
          <table:table-cell table:number-columns-repeated="1022"/>
        </table:table-row>
        <table:table-row table:style-name="ro37">
          <table:table-cell office:value-type="string">
            <text:p>section</text:p>
          </table:table-cell>
          <table:table-cell office:value-type="string">
            <text:p>Abteilung</text:p>
          </table:table-cell>
          <table:table-cell table:number-columns-repeated="1022"/>
        </table:table-row>
        <table:table-row table:style-name="ro37">
          <table:table-cell office:value-type="string">
            <text:p>der wechsel</text:p>
          </table:table-cell>
          <table:table-cell office:value-type="string">
            <text:p>the change</text:p>
          </table:table-cell>
          <table:table-cell table:number-columns-repeated="1022"/>
        </table:table-row>
        <table:table-row table:style-name="ro37">
          <table:table-cell office:value-type="string">
            <text:p>Im Augenblick</text:p>
          </table:table-cell>
          <table:table-cell office:value-type="string">
            <text:p>at the mome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trains go every two hours. </text:p>
          </table:table-cell>
          <table:table-cell office:value-type="string">
            <text:p>Die Z<text:span text:style-name="T16">üge fahren alle zwei Stunden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highest site of the city. </text:p>
          </table:table-cell>
          <table:table-cell office:value-type="string">
            <text:p>Der h<text:span text:style-name="T16">öchste Ort der Stadt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gehöriger 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geblichen </text:p>
          </table:table-cell>
          <table:table-cell office:value-type="string">
            <text:p>alleg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retbar </text:p>
          </table:table-cell>
          <table:table-cell office:value-type="string">
            <text:p>justifia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erheblich </text:p>
          </table:table-cell>
          <table:table-cell office:value-type="string">
            <text:p>irreleva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paltete </text:p>
          </table:table-cell>
          <table:table-cell office:value-type="string">
            <text:p>split</text:p>
          </table:table-cell>
          <table:table-cell table:number-columns-repeated="1022"/>
        </table:table-row>
        <table:table-row table:style-name="ro37">
          <table:table-cell table:style-name="ce322" office:value-type="string">
            <text:p>rein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berührte </text:p>
          </table:table-cell>
          <table:table-cell office:value-type="string">
            <text:p>untouch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asen </text:p>
          </table:table-cell>
          <table:table-cell office:value-type="string">
            <text:p>rabbits</text:p>
          </table:table-cell>
          <table:table-cell table:number-columns-repeated="1022"/>
        </table:table-row>
        <table:table-row table:style-name="ro37">
          <table:table-cell table:style-name="ce337" office:value-type="string">
            <text:p>Mut </text:p>
          </table:table-cell>
          <table:table-cell office:value-type="string">
            <text:p>courag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chaffen </text:p>
          </table:table-cell>
          <table:table-cell office:value-type="string">
            <text:p>na katarghs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stehen </text:p>
          </table:table-cell>
          <table:table-cell office:value-type="string">
            <text:p>arise, creat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rücksichtlos </text:p>
          </table:table-cell>
          <table:table-cell office:value-type="string">
            <text:p>ruthless, adistakt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gefallen </text:p>
          </table:table-cell>
          <table:table-cell office:value-type="string">
            <text:p>attrack attention, kerdizei thn prosoxh</text:p>
          </table:table-cell>
          <table:table-cell table:number-columns-repeated="1022"/>
        </table:table-row>
        <table:table-row table:style-name="ro113">
          <table:table-cell table:style-name="ce273" office:value-type="string">
            <text:p>Auch die beste Verfassung ist ohne den engagierten Einsatz der Bürgerinnen und Bürger für Freiheit, Demokratie und Rechtsstaatlichkeit gegenüber den Feinden letztlich wehrlos </text:p>
          </table:table-cell>
          <table:table-cell table:style-name="ce273" office:value-type="string">
            <text:p>Even without the commitment of citizens to freedom, democracy and the rule of law, the best constitution is ultimately defenseless against its enemies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as Bekenntnis </text:p>
          </table:table-cell>
          <table:table-cell office:value-type="string">
            <text:p>exomologh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 nähen </text:p>
          </table:table-cell>
          <table:table-cell office:value-type="string">
            <text:p>na rav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borgenheit </text:p>
          </table:table-cell>
          <table:table-cell office:value-type="string">
            <text:p>securi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wegt </text:p>
          </table:table-cell>
          <table:table-cell office:value-type="string">
            <text:p>emotiona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wanz </text:p>
          </table:table-cell>
          <table:table-cell office:value-type="string">
            <text:p>cock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nasche ich sehr gern </text:p>
          </table:table-cell>
          <table:table-cell office:value-type="string">
            <text:p>I like to snack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Mensa </text:p>
          </table:table-cell>
          <table:table-cell office:value-type="string">
            <text:p>canteen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irre </text:p>
          </table:table-cell>
          <table:table-cell office:value-type="string">
            <text:p>crazy, insan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Abschied vom Leben </text:p>
          </table:table-cell>
          <table:table-cell office:value-type="string">
            <text:p>apoxeretw thn zwh</text:p>
          </table:table-cell>
          <table:table-cell table:number-columns-repeated="1022"/>
        </table:table-row>
        <table:table-row table:style-name="ro37">
          <table:table-cell office:value-type="string">
            <text:p>wir schwören auf dich</text:p>
          </table:table-cell>
          <table:table-cell table:style-name="ce273" office:value-type="string">
            <text:p>we swear on you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obbing </text:p>
          </table:table-cell>
          <table:table-cell office:value-type="string">
            <text:p>ekfovismos</text:p>
          </table:table-cell>
          <table:table-cell table:number-columns-repeated="1022"/>
        </table:table-row>
        <table:table-row table:style-name="ro37">
          <table:table-cell office:value-type="string">
            <text:p>Schikanen</text:p>
          </table:table-cell>
          <table:table-cell office:value-type="string">
            <text:p>harrasme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komm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eidigt </text:p>
          </table:table-cell>
          <table:table-cell office:value-type="string">
            <text:p>offend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Friedhöfen </text:p>
          </table:table-cell>
          <table:table-cell office:value-type="string">
            <text:p>cemetery</text:p>
          </table:table-cell>
          <table:table-cell table:number-columns-repeated="1022"/>
        </table:table-row>
        <table:table-row table:style-name="ro37">
          <table:table-cell office:value-type="string">
            <text:p>was soll das</text:p>
          </table:table-cell>
          <table:table-cell office:value-type="string">
            <text:p>what is the point</text:p>
          </table:table-cell>
          <table:table-cell table:number-columns-repeated="1022"/>
        </table:table-row>
        <table:table-row table:style-name="ro96">
          <table:table-cell table:style-name="ce273" office:value-type="string">
            <text:p>Physics provides an explanation for some events. </text:p>
          </table:table-cell>
          <table:table-cell office:value-type="string">
            <text:p>Physik liefert eine Erkl<text:span text:style-name="T16">ärung für manche </text:span><text:span text:style-name="T16">Ereignisse</text:span></text:p>
          </table:table-cell>
          <table:table-cell table:number-columns-repeated="1022"/>
        </table:table-row>
        <table:table-row table:style-name="ro37">
          <table:table-cell office:value-type="string">
            <text:p>wittert</text:p>
          </table:table-cell>
          <table:table-cell office:value-type="string">
            <text:p>suspects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lindern </text:p>
          </table:table-cell>
          <table:table-cell office:value-type="string">
            <text:p>alleviate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Andrang </text:p>
          </table:table-cell>
          <table:table-cell office:value-type="string">
            <text:p>ru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rg </text:p>
          </table:table-cell>
          <table:table-cell office:value-type="string">
            <text:p>b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ordnung </text:p>
          </table:table-cell>
          <table:table-cell office:value-type="string">
            <text:p>regulation</text:p>
          </table:table-cell>
          <table:table-cell table:number-columns-repeated="1022"/>
        </table:table-row>
        <table:table-row table:style-name="ro37">
          <table:table-cell table:style-name="ce341" office:value-type="string">
            <text:p>erzeug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38">
          <table:table-cell office:value-type="string">
            <text:p>Die Medizin wirkt endlich.</text:p>
          </table:table-cell>
          <table:table-cell office:value-type="string">
            <text:p>the medicine is finally working</text:p>
            <text:p>The medicine works at las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stätigen </text:p>
          </table:table-cell>
          <table:table-cell office:value-type="string">
            <text:p>to confirm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I want you to become a teacher. </text:p>
          </table:table-cell>
          <table:table-cell table:style-name="Default" office:value-type="string">
            <text:p>Ich möchte, dass du ein Lehrer wirst.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zugänglich </text:p>
          </table:table-cell>
          <table:table-cell office:value-type="string">
            <text:p>accessi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nbegriff von Luxus. </text:p>
          </table:table-cell>
          <table:table-cell office:value-type="string">
            <text:p>Epitome of luxury.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r Ansturm </text:p>
          </table:table-cell>
          <table:table-cell office:value-type="string">
            <text:p>the rush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Du bist noch nicht dran.</text:p>
          </table:table-cell>
          <table:table-cell table:style-name="ce191" office:value-type="string">
            <text:p>It is not your turn yet</text:p>
          </table:table-cell>
          <table:table-cell table:number-columns-repeated="1022"/>
        </table:table-row>
        <table:table-row table:style-name="ro114">
          <table:table-cell table:style-name="ce273" office:value-type="string">
            <text:p>My mother always sets her coffee here. </text:p>
          </table:table-cell>
          <table:table-cell table:style-name="Default" office:value-type="string">
            <text:p>Meine Mutter <text:span text:style-name="T14">stellt</text:span> ihren </text:p>
            <text:p>Kaffee hier immer <text:span text:style-name="T14">ab</text:span>.</text:p>
          </table:table-cell>
          <table:table-cell table:style-name="ce349"/>
          <table:table-cell table:number-columns-repeated="1021"/>
        </table:table-row>
        <table:table-row table:style-name="ro38">
          <table:table-cell office:value-type="string">
            <text:p>We are putting the plates on the table.</text:p>
          </table:table-cell>
          <table:table-cell office:value-type="string">
            <text:p>Sir stellen die Teller auf den Tisch</text:p>
          </table:table-cell>
          <table:table-cell table:number-columns-repeated="1022"/>
        </table:table-row>
        <table:table-row table:style-name="ro38">
          <table:table-cell office:value-type="string">
            <text:p>Er ist bereit nach Kanada zu gehen.</text:p>
          </table:table-cell>
          <table:table-cell office:value-type="string">
            <text:p>he is ready to go to Canad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stellen </text:p>
          </table:table-cell>
          <table:table-cell office:value-type="string">
            <text:p>to hir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You believe in the words of God. </text:p>
          </table:table-cell>
          <table:table-cell table:number-columns-repeated="1023"/>
        </table:table-row>
        <table:table-row table:style-name="ro37">
          <table:table-cell office:value-type="string">
            <text:p>Those are the newest victims</text:p>
          </table:table-cell>
          <table:table-cell office:value-type="string">
            <text:p>die sind die neuesten Opfer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Where is the tallest mountain of this island? </text:p>
          </table:table-cell>
          <table:table-cell office:value-type="string">
            <text:p>Wo ist der h<text:span text:style-name="T16">öchste Berg dieser Insel?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uaranteed </text:p>
          </table:table-cell>
          <table:table-cell office:value-type="string">
            <text:p>gew<text:span text:style-name="T16">ährleistet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ch wurde so geboren. </text:p>
          </table:table-cell>
          <table:table-cell office:value-type="string">
            <text:p>I was born this wa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reichende </text:p>
          </table:table-cell>
          <table:table-cell office:value-type="string">
            <text:p>sufficient</text:p>
          </table:table-cell>
          <table:table-cell table:number-columns-repeated="1022"/>
        </table:table-row>
        <table:table-row table:style-name="ro38">
          <table:table-cell office:value-type="string">
            <text:p>Die Leistungen</text:p>
          </table:table-cell>
          <table:table-cell office:value-type="string">
            <text:p>the services, achievements, performance</text:p>
          </table:table-cell>
          <table:table-cell table:number-columns-repeated="1022"/>
        </table:table-row>
        <table:table-row table:style-name="ro37">
          <table:table-cell office:value-type="string">
            <text:p>die Ergebnisse</text:p>
          </table:table-cell>
          <table:table-cell office:value-type="string">
            <text:p>the results</text:p>
          </table:table-cell>
          <table:table-cell table:number-columns-repeated="1022"/>
        </table:table-row>
        <table:table-row table:style-name="ro37">
          <table:table-cell office:value-type="string">
            <text:p>die Ereignisse</text:p>
          </table:table-cell>
          <table:table-cell office:value-type="string">
            <text:p>the events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Deswegen gehört auch der Mut dazu </text:p>
          </table:table-cell>
          <table:table-cell table:style-name="ce273" office:value-type="string">
            <text:p>That's why courage is needed 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etabliert </text:p>
          </table:table-cell>
          <table:table-cell table:style-name="ce273" office:value-type="string">
            <text:p>established 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Does the university student know the professor? </text:p>
          </table:table-cell>
          <table:table-cell office:value-type="string">
            <text:p>kennt der Student den Professor?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ladder is downstairs. </text:p>
          </table:table-cell>
          <table:table-cell office:value-type="string">
            <text:p>Die Leiter ist unt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y father is upstairs. </text:p>
          </table:table-cell>
          <table:table-cell office:value-type="string">
            <text:p>Mein Vater ist ob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nside and outside </text:p>
          </table:table-cell>
          <table:table-cell office:value-type="string">
            <text:p>Innen und au<text:span text:style-name="T16">ßen</text:span></text:p>
          </table:table-cell>
          <table:table-cell table:number-columns-repeated="1022"/>
        </table:table-row>
        <table:table-row table:style-name="ro37">
          <table:table-cell office:value-type="string">
            <text:p>tuaschen</text:p>
          </table:table-cell>
          <table:table-cell office:value-type="string">
            <text:p>exchange, swap</text:p>
          </table:table-cell>
          <table:table-cell table:number-columns-repeated="1022"/>
        </table:table-row>
        <table:table-row table:style-name="ro37">
          <table:table-cell office:value-type="string">
            <text:p>ratschlag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7">
          <table:table-cell office:value-type="string">
            <text:p>absicher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drängen </text:p>
          </table:table-cell>
          <table:table-cell office:value-type="string">
            <text:p>press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heikel </text:p>
          </table:table-cell>
          <table:table-cell office:value-type="string">
            <text:p>trick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inter den Kulissen </text:p>
          </table:table-cell>
          <table:table-cell office:value-type="string">
            <text:p>backstage, paraskhniak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howing </text:p>
          </table:table-cell>
          <table:table-cell office:value-type="string">
            <text:p>zeige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lter </text:p>
          </table:table-cell>
          <table:table-cell office:value-type="string">
            <text:p>torture</text:p>
          </table:table-cell>
          <table:table-cell table:number-columns-repeated="1022"/>
        </table:table-row>
        <table:table-row table:style-name="ro47">
          <table:table-cell table:style-name="ce338" office:value-type="string">
            <text:p>angeklagte </text:p>
          </table:table-cell>
          <table:table-cell table:style-name="ce273" office:value-type="string">
            <text:p>accused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schreckend </text:p>
          </table:table-cell>
          <table:table-cell office:value-type="string">
            <text:p>frightinin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reckig </text:p>
          </table:table-cell>
          <table:table-cell office:value-type="string">
            <text:p>dir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zweiflung </text:p>
          </table:table-cell>
          <table:table-cell office:value-type="string">
            <text:p>despai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tein </text:p>
          </table:table-cell>
          <table:table-cell office:value-type="string">
            <text:p>ston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gehörigen 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37">
          <table:table-cell office:value-type="string">
            <text:p>ebenso</text:p>
          </table:table-cell>
          <table:table-cell office:value-type="string">
            <text:p>as well</text:p>
          </table:table-cell>
          <table:table-cell table:number-columns-repeated="1022"/>
        </table:table-row>
        <table:table-row table:style-name="ro37">
          <table:table-cell office:value-type="string">
            <text:p>are they new?</text:p>
          </table:table-cell>
          <table:table-cell office:value-type="string">
            <text:p>Sind sie neu?</text:p>
          </table:table-cell>
          <table:table-cell table:number-columns-repeated="1022"/>
        </table:table-row>
        <table:table-row table:style-name="ro37">
          <table:table-cell office:value-type="string">
            <text:p>Schnecke </text:p>
          </table:table-cell>
          <table:table-cell office:value-type="string">
            <text:p>snail</text:p>
          </table:table-cell>
          <table:table-cell table:number-columns-repeated="1022"/>
        </table:table-row>
        <table:table-row table:style-name="ro76">
          <table:table-cell office:value-type="string">
            <text:p>We go north.</text:p>
          </table:table-cell>
          <table:table-cell office:value-type="string">
            <text:p>Wir gehen Richtung Norden</text:p>
          </table:table-cell>
          <table:table-cell table:number-columns-repeated="1022"/>
        </table:table-row>
        <table:table-row table:style-name="ro37">
          <table:table-cell office:value-type="string">
            <text:p>Bieg nach links ab.</text:p>
          </table:table-cell>
          <table:table-cell office:value-type="string">
            <text:p>Turn left</text:p>
          </table:table-cell>
          <table:table-cell table:number-columns-repeated="1022"/>
        </table:table-row>
        <table:table-row table:style-name="ro37">
          <table:table-cell office:value-type="string">
            <text:p>der Osten</text:p>
          </table:table-cell>
          <table:table-cell office:value-type="string">
            <text:p>the East</text:p>
          </table:table-cell>
          <table:table-cell table:number-columns-repeated="1022"/>
        </table:table-row>
        <table:table-row table:style-name="ro37">
          <table:table-cell office:value-type="string">
            <text:p>The South</text:p>
          </table:table-cell>
          <table:table-cell office:value-type="string">
            <text:p>S<text:span text:style-name="T16">üden</text:span></text:p>
          </table:table-cell>
          <table:table-cell table:number-columns-repeated="1022"/>
        </table:table-row>
        <table:table-row table:style-name="ro37">
          <table:table-cell office:value-type="string">
            <text:p>grandson</text:p>
          </table:table-cell>
          <table:table-cell office:value-type="string">
            <text:p>Enkel</text:p>
          </table:table-cell>
          <table:table-cell table:number-columns-repeated="1022"/>
        </table:table-row>
        <table:table-row table:style-name="ro37">
          <table:table-cell office:value-type="string">
            <text:p>relationships</text:p>
          </table:table-cell>
          <table:table-cell office:value-type="string">
            <text:p>Verbindungen, Beziehung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Your fathers are old. </text:p>
          </table:table-cell>
          <table:table-cell office:value-type="string">
            <text:p>Eure V<text:span text:style-name="T16">äter sind Alte</text:span></text:p>
          </table:table-cell>
          <table:table-cell table:number-columns-repeated="1022"/>
        </table:table-row>
        <table:table-row table:style-name="ro37">
          <table:table-cell office:value-type="string">
            <text:p>mothers</text:p>
          </table:table-cell>
          <table:table-cell office:value-type="string">
            <text:p>M<text:span text:style-name="T16">ütter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erheblich </text:p>
          </table:table-cell>
          <table:table-cell office:value-type="string">
            <text:p>irreleva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fahren </text:p>
          </table:table-cell>
          <table:table-cell office:value-type="string">
            <text:p>metho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spricht </text:p>
          </table:table-cell>
          <table:table-cell office:value-type="string">
            <text:p>correspond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wichten </text:p>
          </table:table-cell>
          <table:table-cell office:value-type="string">
            <text:p>to weigh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<text:a xlink:href="https://www.spiegel.de/forum/wirtschaft/hohe-steuern-und-arbeitskosten-auslaendische-firmen-investieren-weniger-deutschlan-thread-912038-1.html#postbit_75908680">Das Grauen..</text:a> </text:p>
          </table:table-cell>
          <table:table-cell office:value-type="string">
            <text:p>the horror</text:p>
          </table:table-cell>
          <table:table-cell table:number-columns-repeated="1022"/>
        </table:table-row>
        <table:table-row table:style-name="ro38">
          <table:table-cell table:style-name="Default" office:value-type="string">
            <text:p>Elon Musks Unternehmen</text:p>
            <text:p><text:s/>Lässt sich das gut bezahlen. </text:p>
          </table:table-cell>
          <table:table-cell office:value-type="string">
            <text:p>Ellon musk's company pays wel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satz </text:p>
          </table:table-cell>
          <table:table-cell office:value-type="string">
            <text:p>sal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stand </text:p>
          </table:table-cell>
          <table:table-cell office:value-type="string">
            <text:p>originated</text:p>
          </table:table-cell>
          <table:table-cell table:number-columns-repeated="1022"/>
        </table:table-row>
        <table:table-row table:style-name="ro37">
          <table:table-cell office:value-type="string">
            <text:p>divers</text:p>
          </table:table-cell>
          <table:table-cell office:value-type="string">
            <text:p>miscellaneou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zeichnung 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37">
          <table:table-cell office:value-type="string">
            <text:p>bestätigen </text:p>
          </table:table-cell>
          <table:table-cell office:value-type="string">
            <text:p>to confirm</text:p>
          </table:table-cell>
          <table:table-cell table:number-columns-repeated="1022"/>
        </table:table-row>
        <table:table-row table:style-name="ro37">
          <table:table-cell table:style-name="ce339" office:value-type="string">
            <text:p>Träne </text:p>
          </table:table-cell>
          <table:table-cell office:value-type="string">
            <text:p>tea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schlag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office:value-type="string">
            <text:p>Anteilnahme</text:p>
          </table:table-cell>
          <table:table-cell office:value-type="string">
            <text:p>sympathy</text:p>
          </table:table-cell>
          <table:table-cell table:number-columns-repeated="1022"/>
        </table:table-row>
        <table:table-row table:style-name="ro116">
          <table:table-cell table:style-name="ce273" office:value-type="string">
            <text:p>das besorgt eher, als dass es beruhigt </text:p>
          </table:table-cell>
          <table:table-cell table:style-name="ce273" office:value-type="string">
            <text:p>that worries rather than calms down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erkwürdig </text:p>
          </table:table-cell>
          <table:table-cell office:value-type="string">
            <text:p>strang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üchtern </text:p>
          </table:table-cell>
          <table:table-cell office:value-type="string">
            <text:p>shy</text:p>
          </table:table-cell>
          <table:table-cell table:number-columns-repeated="1022"/>
        </table:table-row>
        <table:table-row table:style-name="ro37">
          <table:table-cell office:value-type="string">
            <text:p>unangenehm</text:p>
          </table:table-cell>
          <table:table-cell office:value-type="string">
            <text:p>dysarest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willigen </text:p>
          </table:table-cell>
          <table:table-cell office:value-type="string">
            <text:p>approv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ständigt 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Rüstungsgütern </text:p>
          </table:table-cell>
          <table:table-cell office:value-type="string">
            <text:p>military equipment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Nehmen wir an </text:p>
          </table:table-cell>
          <table:table-cell office:value-type="string">
            <text:p>let us assum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meintlich </text:p>
          </table:table-cell>
          <table:table-cell office:value-type="string">
            <text:p>supposed</text:p>
          </table:table-cell>
          <table:table-cell table:number-columns-repeated="1022"/>
        </table:table-row>
        <table:table-row table:style-name="ro37">
          <table:table-cell office:value-type="string">
            <text:p>Übernahme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7">
          <table:table-cell office:value-type="string">
            <text:p>Dirigenten</text:p>
          </table:table-cell>
          <table:table-cell office:value-type="string">
            <text:p>conductor</text:p>
          </table:table-cell>
          <table:table-cell table:number-columns-repeated="1022"/>
        </table:table-row>
        <table:table-row table:style-name="ro37">
          <table:table-cell office:value-type="string">
            <text:p>Geige </text:p>
          </table:table-cell>
          <table:table-cell office:value-type="string">
            <text:p>violin</text:p>
          </table:table-cell>
          <table:table-cell table:number-columns-repeated="1022"/>
        </table:table-row>
        <table:table-row table:style-name="ro37">
          <table:table-cell office:value-type="string">
            <text:p>black</text:p>
          </table:table-cell>
          <table:table-cell office:value-type="string">
            <text:p>schwarz</text:p>
          </table:table-cell>
          <table:table-cell table:number-columns-repeated="1022"/>
        </table:table-row>
        <table:table-row table:style-name="ro37">
          <table:table-cell office:value-type="string">
            <text:p>roof</text:p>
          </table:table-cell>
          <table:table-cell office:value-type="string">
            <text:p>Dac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gangsfrist </text:p>
          </table:table-cell>
          <table:table-cell office:value-type="string">
            <text:p>transition period</text:p>
          </table:table-cell>
          <table:table-cell table:number-columns-repeated="1022"/>
        </table:table-row>
        <table:table-row table:style-name="ro37">
          <table:table-cell office:value-type="string">
            <text:p>scharf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7">
          <table:table-cell office:value-type="string">
            <text:p>geehrt</text:p>
          </table:table-cell>
          <table:table-cell office:value-type="string">
            <text:p>honor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hrenamtlichen </text:p>
          </table:table-cell>
          <table:table-cell office:value-type="string">
            <text:p>volunteer</text:p>
          </table:table-cell>
          <table:table-cell table:number-columns-repeated="1022"/>
        </table:table-row>
        <table:table-row table:style-name="ro37">
          <table:table-cell office:value-type="string">
            <text:p>Hopefully</text:p>
          </table:table-cell>
          <table:table-cell table:style-name="ce273" office:value-type="string">
            <text:p>Hoffentlich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lich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meintliches </text:p>
          </table:table-cell>
          <table:table-cell office:value-type="string">
            <text:p>suppos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ständen </text:p>
          </table:table-cell>
          <table:table-cell office:value-type="string">
            <text:p>circumstanc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m Verhältnis </text:p>
          </table:table-cell>
          <table:table-cell office:value-type="string">
            <text:p>in relationship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hrlichkeit</text:p>
          </table:table-cell>
          <table:table-cell office:value-type="string">
            <text:p>hones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Brise </text:p>
          </table:table-cell>
          <table:table-cell office:value-type="string">
            <text:p>aerak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stätigt </text:p>
          </table:table-cell>
          <table:table-cell office:value-type="string">
            <text:p>confirm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stände </text:p>
          </table:table-cell>
          <table:table-cell office:value-type="string">
            <text:p>circumstanc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schuldigung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nittstellen </text:p>
          </table:table-cell>
          <table:table-cell office:value-type="string">
            <text:p>interfa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b </text:p>
          </table:table-cell>
          <table:table-cell office:value-type="string">
            <text:p>prais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setzlich </text:p>
          </table:table-cell>
          <table:table-cell office:value-type="string">
            <text:p>legall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merksam </text:p>
          </table:table-cell>
          <table:table-cell office:value-type="string">
            <text:p>atten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Langfristig </text:p>
          </table:table-cell>
          <table:table-cell office:value-type="string">
            <text:p>Long-term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orstoß </text:p>
          </table:table-cell>
          <table:table-cell office:value-type="string">
            <text:p>Initiativ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wänze </text:p>
          </table:table-cell>
          <table:table-cell office:value-type="string">
            <text:p>dick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eidigung </text:p>
          </table:table-cell>
          <table:table-cell office:value-type="string">
            <text:p>insult</text:p>
          </table:table-cell>
          <table:table-cell table:number-columns-repeated="1022"/>
        </table:table-row>
        <table:table-row table:style-name="ro38">
          <table:table-cell office:value-type="string">
            <text:p><text:s/>Und das hat Ihnen auch nichts ausgemacht?</text:p>
          </table:table-cell>
          <table:table-cell office:value-type="string">
            <text:p>you do not min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niedlich </text:p>
          </table:table-cell>
          <table:table-cell office:value-type="string">
            <text:p>cut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setzen </text:p>
          </table:table-cell>
          <table:table-cell office:value-type="string">
            <text:p>frigh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feuern </text:p>
          </table:table-cell>
          <table:table-cell office:value-type="string">
            <text:p>to fuel</text:p>
          </table:table-cell>
          <table:table-cell table:number-columns-repeated="1022"/>
        </table:table-row>
        <table:table-row table:style-name="ro37">
          <table:table-cell office:value-type="string">
            <text:p>Genusses</text:p>
          </table:table-cell>
          <table:table-cell office:value-type="string">
            <text:p>enjoyme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indernis </text:p>
          </table:table-cell>
          <table:table-cell office:value-type="string">
            <text:p>obstacle</text:p>
          </table:table-cell>
          <table:table-cell table:number-columns-repeated="1022"/>
        </table:table-row>
        <table:table-row table:style-name="ro37">
          <table:table-cell office:value-type="string">
            <text:p>Vorz<text:span text:style-name="T16">üge</text:span></text:p>
          </table:table-cell>
          <table:table-cell office:value-type="string">
            <text:p>benefit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kürzt </text:p>
          </table:table-cell>
          <table:table-cell office:value-type="string">
            <text:p>reduc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richtun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örtlich </text:p>
          </table:table-cell>
          <table:table-cell office:value-type="string">
            <text:p>locall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duld </text:p>
          </table:table-cell>
          <table:table-cell office:value-type="string">
            <text:p>pati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nahme </text:p>
          </table:table-cell>
          <table:table-cell office:value-type="string">
            <text:p>ypodox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terkünfte </text:p>
          </table:table-cell>
          <table:table-cell office:value-type="string">
            <text:p>accomodations</text:p>
          </table:table-cell>
          <table:table-cell table:number-columns-repeated="1022"/>
        </table:table-row>
        <table:table-row table:style-name="ro37">
          <table:table-cell office:value-type="string">
            <text:p>einst<text:span text:style-name="T16">ürze</text:span></text:p>
          </table:table-cell>
          <table:table-cell office:value-type="string">
            <text:p>collaps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odeketten </text:p>
          </table:table-cell>
          <table:table-cell office:value-type="string">
            <text:p>fashion chains</text:p>
          </table:table-cell>
          <table:table-cell table:number-columns-repeated="1022"/>
        </table:table-row>
        <table:table-row table:style-name="ro37">
          <table:table-cell office:value-type="string">
            <text:p>gering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angenehm </text:p>
          </table:table-cell>
          <table:table-cell office:value-type="string">
            <text:p>unpleasa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Job kündigen </text:p>
          </table:table-cell>
          <table:table-cell office:value-type="string">
            <text:p>job cancell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schlechte Ruf der Drohnen</text:p>
          </table:table-cell>
          <table:table-cell office:value-type="string">
            <text:p>The bad reputation of drones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aber zum Wohl der Menschen eingesetzt </text:p>
          </table:table-cell>
          <table:table-cell office:value-type="string">
            <text:p>to be used for the good of the people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verheerend </text:p>
          </table:table-cell>
          <table:table-cell office:value-type="string">
            <text:p>devastating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Das Verhältnis </text:p>
          </table:table-cell>
          <table:table-cell office:value-type="string">
            <text:p>the rel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lobte 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ervorzuheben </text:p>
          </table:table-cell>
          <table:table-cell office:value-type="string">
            <text:p>highlight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langt</text:p>
          </table:table-cell>
          <table:table-cell office:value-type="string">
            <text:p>requir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al </text:p>
          </table:table-cell>
          <table:table-cell office:value-type="string">
            <text:p>valle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1022"/>
        </table:table-row>
        <table:table-row table:style-name="ro37">
          <table:table-cell office:value-type="string">
            <text:p>verklagen</text:p>
          </table:table-cell>
          <table:table-cell office:value-type="string">
            <text:p>to sue, kanw mhny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fügt </text:p>
          </table:table-cell>
          <table:table-cell office:value-type="string">
            <text:p>he owns</text:p>
          </table:table-cell>
          <table:table-cell table:number-columns-repeated="1022"/>
        </table:table-row>
        <table:table-row table:style-name="ro38">
          <table:table-cell office:value-type="string">
            <text:p>I am leaving town for a couple of days.</text:p>
          </table:table-cell>
          <table:table-cell office:value-type="string">
            <text:p>Ich verlasse die Stadt f<text:span text:style-name="T16">ür einige Tage</text:span></text:p>
            <text:p><text:span text:style-name="T16">Ich verlasse für ein paar Tage die Stadt</text:span></text:p>
          </table:table-cell>
          <table:table-cell table:number-columns-repeated="1022"/>
        </table:table-row>
        <table:table-row table:style-name="ro37">
          <table:table-cell office:value-type="string">
            <text:p>der Reiz</text:p>
          </table:table-cell>
          <table:table-cell office:value-type="string">
            <text:p>the appeal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verlangt </text:p>
          </table:table-cell>
          <table:table-cell office:value-type="string">
            <text:p>requires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Einhaltung </text:p>
          </table:table-cell>
          <table:table-cell office:value-type="string">
            <text:p>compliance</text:p>
          </table:table-cell>
          <table:table-cell table:number-columns-repeated="1022"/>
        </table:table-row>
        <table:table-row table:style-name="ro38">
          <table:table-cell office:value-type="string">
            <text:p>Today he is feeling better than yesterday.</text:p>
          </table:table-cell>
          <table:table-cell office:value-type="string">
            <text:p>Today f<text:span text:style-name="T16">ühlt er sich besser als gestern.</text:span></text:p>
            <text:p><text:span text:style-name="T16">Heute geht es ihm besser als gestern</text:span></text:p>
          </table:table-cell>
          <table:table-cell table:number-columns-repeated="1022"/>
        </table:table-row>
        <table:table-row table:style-name="ro37">
          <table:table-cell office:value-type="string">
            <text:p>Then it is over</text:p>
          </table:table-cell>
          <table:table-cell office:value-type="string">
            <text:p>Dann ist es vorbei</text:p>
          </table:table-cell>
          <table:table-cell table:number-columns-repeated="1022"/>
        </table:table-row>
        <table:table-row table:style-name="ro37">
          <table:table-cell office:value-type="string">
            <text:p>Bedenken</text:p>
          </table:table-cell>
          <table:table-cell office:value-type="string">
            <text:p>concern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reter </text:p>
          </table:table-cell>
          <table:table-cell office:value-type="string">
            <text:p>representativ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paltet </text:p>
          </table:table-cell>
          <table:table-cell office:value-type="string">
            <text:p>split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orstellungen </text:p>
          </table:table-cell>
          <table:table-cell office:value-type="string">
            <text:p>Imagination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Rückhalt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zeihen </text:p>
          </table:table-cell>
          <table:table-cell office:value-type="string">
            <text:p>vorgive</text:p>
          </table:table-cell>
          <table:table-cell table:number-columns-repeated="1022"/>
        </table:table-row>
        <table:table-row table:style-name="ro37">
          <table:table-cell office:value-type="string">
            <text:p>entlarven</text:p>
          </table:table-cell>
          <table:table-cell office:value-type="string">
            <text:p>expos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auptfigur </text:p>
          </table:table-cell>
          <table:table-cell office:value-type="string">
            <text:p>protagonis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reden </text:p>
          </table:table-cell>
          <table:table-cell office:value-type="string">
            <text:p>persuade</text:p>
          </table:table-cell>
          <table:table-cell table:number-columns-repeated="1022"/>
        </table:table-row>
        <table:table-row table:style-name="ro94">
          <table:table-cell table:style-name="ce273" office:value-type="string">
            <text:p>Ein "Nein" ist ein "Nein" und hat verdammt nochmal beim ersten Mal akzeptiert zu werden.  </text:p>
          </table:table-cell>
          <table:table-cell table:style-name="ce273" office:value-type="string">
            <text:p>A "no" is a "no" and has to be damned accepted the first time.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gehörige </text:p>
          </table:table-cell>
          <table:table-cell office:value-type="string">
            <text:p>associat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recklich </text:p>
          </table:table-cell>
          <table:table-cell office:value-type="string">
            <text:p>dreadful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zieht </text:p>
          </table:table-cell>
          <table:table-cell office:value-type="string">
            <text:p>refer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chließen </text:p>
          </table:table-cell>
          <table:table-cell office:value-type="string">
            <text:p>to conclud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iedler </text:p>
          </table:table-cell>
          <table:table-cell office:value-type="string">
            <text:p>settl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Nachfahren </text:p>
          </table:table-cell>
          <table:table-cell office:value-type="string">
            <text:p>descendant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e uploads his program. </text:p>
          </table:table-cell>
          <table:table-cell office:value-type="string">
            <text:p>Er l<text:span text:style-name="T16">ädt sein Programm </text:span><text:span text:style-name="T27">hoch</text:span></text:p>
          </table:table-cell>
          <table:table-cell table:number-columns-repeated="1022"/>
        </table:table-row>
        <table:table-row table:style-name="ro38">
          <table:table-cell office:value-type="string">
            <text:p>I am going to the car with my pictures.</text:p>
          </table:table-cell>
          <table:table-cell office:value-type="string">
            <text:p>Ich gehe mit meinen Bildern zum Auto</text:p>
          </table:table-cell>
          <table:table-cell table:number-columns-repeated="1022"/>
        </table:table-row>
        <table:table-row table:style-name="ro37">
          <table:table-cell office:value-type="string">
            <text:p>ausführlich </text:p>
          </table:table-cell>
          <table:table-cell office:value-type="string">
            <text:p>in detail</text:p>
          </table:table-cell>
          <table:table-cell table:number-columns-repeated="1022"/>
        </table:table-row>
        <table:table-row table:style-name="ro37">
          <table:table-cell office:value-type="string">
            <text:p>erziehen</text:p>
          </table:table-cell>
          <table:table-cell office:value-type="string">
            <text:p>raising</text:p>
          </table:table-cell>
          <table:table-cell table:number-columns-repeated="1022"/>
        </table:table-row>
        <table:table-row table:style-name="ro37">
          <table:table-cell office:value-type="string">
            <text:p>erfinderisch </text:p>
          </table:table-cell>
          <table:table-cell office:value-type="string">
            <text:p>inventiv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icksal 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roßflächigen </text:p>
          </table:table-cell>
          <table:table-cell office:value-type="string">
            <text:p>large scale</text:p>
          </table:table-cell>
          <table:table-cell table:number-columns-repeated="1022"/>
        </table:table-row>
        <table:table-row table:style-name="ro37">
          <table:table-cell office:value-type="string">
            <text:p>Erliegen</text:p>
          </table:table-cell>
          <table:table-cell office:value-type="string">
            <text:p>ypokyptw, pe8ainw</text:p>
          </table:table-cell>
          <table:table-cell table:number-columns-repeated="1022"/>
        </table:table-row>
        <table:table-row table:style-name="ro37">
          <table:table-cell office:value-type="string">
            <text:p>verlagern</text:p>
          </table:table-cell>
          <table:table-cell office:value-type="string">
            <text:p>shift</text:p>
          </table:table-cell>
          <table:table-cell table:number-columns-repeated="1022"/>
        </table:table-row>
        <table:table-row table:style-name="ro37">
          <table:table-cell office:value-type="string">
            <text:p>Daher soll ich nicht sprechen</text:p>
          </table:table-cell>
          <table:table-cell office:value-type="string">
            <text:p>that is why I should not speak</text:p>
          </table:table-cell>
          <table:table-cell table:number-columns-repeated="1022"/>
        </table:table-row>
        <table:table-row table:style-name="ro37">
          <table:table-cell office:value-type="string">
            <text:p>She puts the blanket over it</text:p>
          </table:table-cell>
          <table:table-cell office:value-type="string">
            <text:p>Sie legt die Decke dar<text:span text:style-name="T16">über</text:span></text:p>
          </table:table-cell>
          <table:table-cell table:number-columns-repeated="1022"/>
        </table:table-row>
        <table:table-row table:style-name="ro38">
          <table:table-cell office:value-type="string">
            <text:p>how had she found out about it?</text:p>
          </table:table-cell>
          <table:table-cell office:value-type="string">
            <text:p>Wie hatte sie davon<text:span text:style-name="T16"> erfahren?</text:span></text:p>
          </table:table-cell>
          <table:table-cell table:number-columns-repeated="1022"/>
        </table:table-row>
        <table:table-row table:style-name="ro37">
          <table:table-cell office:value-type="string">
            <text:p>angewiesen</text:p>
          </table:table-cell>
          <table:table-cell office:value-type="string">
            <text:p>relia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pannungen </text:p>
          </table:table-cell>
          <table:table-cell office:value-type="string">
            <text:p>tensions</text:p>
          </table:table-cell>
          <table:table-cell table:number-columns-repeated="1022"/>
        </table:table-row>
        <table:table-row table:style-name="ro37">
          <table:table-cell office:value-type="string">
            <text:p>Würde </text:p>
          </table:table-cell>
          <table:table-cell office:value-type="string">
            <text:p>dignity</text:p>
          </table:table-cell>
          <table:table-cell table:number-columns-repeated="1022"/>
        </table:table-row>
        <table:table-row table:style-name="ro37">
          <table:table-cell office:value-type="string">
            <text:p>That depends</text:p>
          </table:table-cell>
          <table:table-cell office:value-type="string">
            <text:p>das kommt darauf an</text:p>
          </table:table-cell>
          <table:table-cell table:number-columns-repeated="1022"/>
        </table:table-row>
        <table:table-row table:style-name="ro37">
          <table:table-cell office:value-type="string">
            <text:p>unangenehmen </text:p>
          </table:table-cell>
          <table:table-cell office:value-type="string">
            <text:p>unpleasa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lkeit </text:p>
          </table:table-cell>
          <table:table-cell office:value-type="string">
            <text:p>nause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spannungen </text:p>
          </table:table-cell>
          <table:table-cell office:value-type="string">
            <text:p>tension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widerspiegelt </text:p>
          </table:table-cell>
          <table:table-cell office:value-type="string">
            <text:p>reflect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schreckend </text:p>
          </table:table-cell>
          <table:table-cell office:value-type="string">
            <text:p>frightining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That never occurs in the animal kingdom. </text:p>
          </table:table-cell>
          <table:table-cell office:value-type="string">
            <text:p>In der Tierwelt kommt das nie vor</text:p>
          </table:table-cell>
          <table:table-cell table:number-columns-repeated="1022"/>
        </table:table-row>
        <table:table-row table:style-name="ro38">
          <table:table-cell office:value-type="string">
            <text:p>What happens on a totally normal day?</text:p>
          </table:table-cell>
          <table:table-cell office:value-type="string">
            <text:p>was passiert an einem ganz normalen Tag?</text:p>
          </table:table-cell>
          <table:table-cell table:number-columns-repeated="1022"/>
        </table:table-row>
        <table:table-row table:style-name="ro37">
          <table:table-cell office:value-type="string">
            <text:p>I guided him into the institute</text:p>
          </table:table-cell>
          <table:table-cell office:value-type="string">
            <text:p>Ich f<text:span text:style-name="T16">ührte ihn ins Institut</text:span></text:p>
          </table:table-cell>
          <table:table-cell table:number-columns-repeated="1022"/>
        </table:table-row>
        <table:table-row table:style-name="ro37">
          <table:table-cell office:value-type="string">
            <text:p>Herkunft</text:p>
          </table:table-cell>
          <table:table-cell office:value-type="string">
            <text:p>ancestry, root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werber 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37">
          <table:table-cell office:value-type="string">
            <text:p>That is how I recognize him</text:p>
          </table:table-cell>
          <table:table-cell office:value-type="string">
            <text:p>Auf diese Weise erkenne ich ihn</text:p>
          </table:table-cell>
          <table:table-cell table:number-columns-repeated="1022"/>
        </table:table-row>
        <table:table-row table:style-name="ro37">
          <table:table-cell office:value-type="string">
            <text:p>She belongs near you</text:p>
          </table:table-cell>
          <table:table-cell office:value-type="string">
            <text:p>Sie geh<text:span text:style-name="T16">ört in deine Nähe</text:span></text:p>
          </table:table-cell>
          <table:table-cell table:number-columns-repeated="1022"/>
        </table:table-row>
        <table:table-row table:style-name="ro37">
          <table:table-cell office:value-type="string">
            <text:p>Die Ergebnisse</text:p>
          </table:table-cell>
          <table:table-cell office:value-type="string">
            <text:p>the results</text:p>
          </table:table-cell>
          <table:table-cell table:number-columns-repeated="1022"/>
        </table:table-row>
        <table:table-row table:style-name="ro37">
          <table:table-cell office:value-type="string">
            <text:p>als es üblich ist.</text:p>
          </table:table-cell>
          <table:table-cell office:value-type="string">
            <text:p>as it is usual</text:p>
          </table:table-cell>
          <table:table-cell table:number-columns-repeated="1022"/>
        </table:table-row>
        <table:table-row table:style-name="ro47">
          <table:table-cell office:value-type="string">
            <text:p><text:s/>Das liegt unter anderem daran</text:p>
          </table:table-cell>
          <table:table-cell office:value-type="string">
            <text:p>This is partly because of ..</text:p>
          </table:table-cell>
          <table:table-cell table:number-columns-repeated="1022"/>
        </table:table-row>
        <table:table-row table:style-name="ro47" table:number-rows-repeated="1047604">
          <table:table-cell table:number-columns-repeated="1024"/>
        </table:table-row>
        <table:table-row table:style-name="ro47">
          <table:table-cell table:number-columns-repeated="1024"/>
        </table:table-row>
        <table:named-expressions/>
      </table:table>
      <table:table table:name="Practise Endings" table:style-name="ta19" table:print="false">
        <office:forms form:automatic-focus="false" form:apply-design-mode="false"/>
        <table:table-column table:style-name="co60" table:default-cell-style-name="ce191"/>
        <table:table-column table:style-name="co66" table:default-cell-style-name="ce191"/>
        <table:table-row table:style-name="ro37">
          <table:table-cell table:style-name="ce153" office:value-type="string">
            <text:p>Sie hat ihm eine Uhr gegeben. </text:p>
          </table:table-cell>
          <table:table-cell/>
        </table:table-row>
        <table:table-row table:style-name="ro37">
          <table:table-cell office:value-type="string">
            <text:p>Ich habe keinen Durst gehabt</text:p>
          </table:table-cell>
          <table:table-cell/>
        </table:table-row>
        <table:table-row table:style-name="ro37">
          <table:table-cell office:value-type="string">
            <text:p>Ich bin jeden Tag zu deinem Haus gelaufen.</text:p>
          </table:table-cell>
          <table:table-cell/>
        </table:table-row>
        <table:table-row table:style-name="ro37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37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37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37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3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37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3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37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37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37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37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37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38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37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37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37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37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37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37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37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38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38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37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37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37">
          <table:table-cell office:value-type="string">
            <text:p>ch habe die h<text:span text:style-name="T7">öhere Zahl.</text:span></text:p>
          </table:table-cell>
          <table:table-cell office:value-type="string">
            <text:p>I have the higher number</text:p>
          </table:table-cell>
        </table:table-row>
        <table:table-row table:style-name="ro37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37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37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37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37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37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37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37">
          <table:table-cell office:value-type="string">
            <text:p>These are good features</text:p>
          </table:table-cell>
          <table:table-cell table:style-name="ce271" office:value-type="string">
            <text:p>Dies<text:span text:style-name="T7"> sind gute Merkmale.</text:span></text:p>
          </table:table-cell>
        </table:table-row>
        <table:table-row table:style-name="ro37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37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37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37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37">
          <table:table-cell office:value-type="string">
            <text:p>Duo 's best friend is a duck</text:p>
          </table:table-cell>
          <table:table-cell table:style-name="ce271" office:value-type="string">
            <text:p>Duos beste Freundin ist eine Ente</text:p>
          </table:table-cell>
        </table:table-row>
        <table:table-row table:style-name="ro37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37">
          <table:table-cell office:value-type="string">
            <text:p>Das ist der Mann, <text:span text:style-name="T6">dem</text:span><text:span text:style-name="T7"> ich </text:span><text:span text:style-name="T7">geholfen habe.</text:span></text:p>
          </table:table-cell>
          <table:table-cell office:value-type="string">
            <text:p>This is the man i helped</text:p>
          </table:table-cell>
        </table:table-row>
        <table:table-row table:style-name="ro38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37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37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37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37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37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37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</text:span><text:span text:style-name="T11">erweitern</text:span></text:p>
          </table:table-cell>
        </table:table-row>
        <table:table-row table:style-name="ro37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37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35">
          <table:table-cell table:style-name="ce67" office:value-type="string">
            <text:p><text:s/>Er ist ein anderer Freund von mir</text:p>
          </table:table-cell>
          <table:table-cell table:style-name="ce345" office:value-type="string">
            <text:p>That is another friend of mine </text:p>
          </table:table-cell>
        </table:table-row>
        <table:table-row table:style-name="ro37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37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37">
          <table:table-cell office:value-type="string">
            <text:p>What are personal data?</text:p>
          </table:table-cell>
          <table:table-cell office:value-type="string">
            <text:p>Was Sind pers<text:span text:style-name="T11">önlich Daten?</text:span></text:p>
          </table:table-cell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11">öglichen Werkzeuge sind </text:span><text:span text:style-name="T11">dort</text:span></text:p>
          </table:table-cell>
        </table:table-row>
        <table:table-row table:style-name="ro37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35">
          <table:table-cell table:style-name="ce344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47" table:number-rows-repeated="2">
          <table:table-cell table:number-columns-repeated="2"/>
        </table:table-row>
        <table:table-row table:style-name="ro37">
          <table:table-cell table:style-name="ce153" office:value-type="string">
            <text:p>Dennoch </text:p>
          </table:table-cell>
          <table:table-cell office:value-type="string">
            <text:p>yet, still, nevertheless</text:p>
          </table:table-cell>
        </table:table-row>
        <table:table-row table:style-name="ro37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37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37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37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37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37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37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37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37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37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47">
          <table:table-cell table:number-columns-repeated="2"/>
        </table:table-row>
        <table:table-row table:style-name="ro37">
          <table:table-cell table:style-name="ce273" office:value-type="string">
            <text:p>India has many ancient traditions. </text:p>
          </table:table-cell>
          <table:table-cell office:value-type="string">
            <text:p>Indien hat viele alte Traditionen</text:p>
          </table:table-cell>
        </table:table-row>
        <table:table-row table:style-name="ro37">
          <table:table-cell table:style-name="ce273" office:value-type="string">
            <text:p>Russia is a big country. </text:p>
          </table:table-cell>
          <table:table-cell office:value-type="string">
            <text:p>Russland ist ein grosses Land</text:p>
          </table:table-cell>
        </table:table-row>
        <table:table-row table:style-name="ro37">
          <table:table-cell table:style-name="ce273" office:value-type="string">
            <text:p>Duo flies to China by plane. </text:p>
          </table:table-cell>
          <table:table-cell office:value-type="string">
            <text:p>Duo fliegt im Flugzeug nach China</text:p>
          </table:table-cell>
        </table:table-row>
        <table:table-row table:style-name="ro37">
          <table:table-cell office:value-type="string">
            <text:p>Hiermit m<text:span text:style-name="T16">öchte ich bezahlen</text:span></text:p>
          </table:table-cell>
          <table:table-cell office:value-type="string">
            <text:p>I would like to pay with this</text:p>
          </table:table-cell>
        </table:table-row>
        <table:table-row table:style-name="ro37">
          <table:table-cell office:value-type="string">
            <text:p>weiterin</text:p>
          </table:table-cell>
          <table:table-cell office:value-type="string">
            <text:p>continue</text:p>
          </table:table-cell>
        </table:table-row>
        <table:table-row table:style-name="ro37">
          <table:table-cell office:value-type="string">
            <text:p>hingegen</text:p>
          </table:table-cell>
          <table:table-cell office:value-type="string">
            <text:p>on the other hand</text:p>
          </table:table-cell>
        </table:table-row>
        <table:table-row table:style-name="ro37">
          <table:table-cell office:value-type="string">
            <text:p>Finally they have him </text:p>
          </table:table-cell>
          <table:table-cell office:value-type="string">
            <text:p>Schliesslich haben sie ihn</text:p>
          </table:table-cell>
        </table:table-row>
        <table:table-row table:style-name="ro37">
          <table:table-cell office:value-type="string">
            <text:p>My program was just modified</text:p>
          </table:table-cell>
          <table:table-cell office:value-type="string">
            <text:p>Mein Programm wurde <text:span text:style-name="T14">soeben </text:span><text:span text:style-name="T21">ge</text:span><text:span text:style-name="T22">ändert</text:span></text:p>
          </table:table-cell>
        </table:table-row>
        <table:table-row table:style-name="ro37">
          <table:table-cell office:value-type="string">
            <text:p>More on this another time</text:p>
          </table:table-cell>
          <table:table-cell office:value-type="string">
            <text:p>Hierzu mehr ein anderes Mal</text:p>
          </table:table-cell>
        </table:table-row>
        <table:table-row table:style-name="ro37">
          <table:table-cell office:value-type="string">
            <text:p>he goes swimming as well</text:p>
          </table:table-cell>
          <table:table-cell office:value-type="string">
            <text:p>er geht ebenfalls schwimming</text:p>
          </table:table-cell>
        </table:table-row>
        <table:table-row table:style-name="ro37">
          <table:table-cell office:value-type="string">
            <text:p>In particularly</text:p>
          </table:table-cell>
          <table:table-cell office:value-type="string">
            <text:p>insbesondere</text:p>
          </table:table-cell>
        </table:table-row>
        <table:table-row table:style-name="ro37">
          <table:table-cell office:value-type="string">
            <text:p>Duo's best friend is a duck</text:p>
          </table:table-cell>
          <table:table-cell office:value-type="string">
            <text:p>Der Beste Freund von Duo ist eine Ente</text:p>
          </table:table-cell>
        </table:table-row>
        <table:table-row table:style-name="ro38">
          <table:table-cell table:style-name="ce273" office:value-type="string">
            <text:p>English has become an international language. </text:p>
          </table:table-cell>
          <table:table-cell office:value-type="string">
            <text:p>Englisch ist eine internationale Sprache geworden</text:p>
          </table:table-cell>
        </table:table-row>
        <table:table-row table:style-name="ro37">
          <table:table-cell table:style-name="ce273" office:value-type="string">
            <text:p>Tourism is of importance today. </text:p>
          </table:table-cell>
          <table:table-cell office:value-type="string">
            <text:p>Heute ist der Tourismous von Bedeutung</text:p>
          </table:table-cell>
        </table:table-row>
        <table:table-row table:style-name="ro37">
          <table:table-cell table:style-name="ce273" office:value-type="string">
            <text:p>She is about to go. </text:p>
          </table:table-cell>
          <table:table-cell office:value-type="string">
            <text:p>Sie ist im Begriff zu gehen</text:p>
          </table:table-cell>
        </table:table-row>
        <table:table-row table:style-name="ro90">
          <table:table-cell table:style-name="ce273" office:value-type="string">
            <text:p>Die Teilnehmer bekommen sowohl das Grundeinkommen ????  ihr Gehalt. </text:p>
          </table:table-cell>
          <table:table-cell office:value-type="string">
            <text:p>als auch</text:p>
          </table:table-cell>
        </table:table-row>
        <table:table-row table:style-name="ro90">
          <table:table-cell table:style-name="ce273" office:value-type="string">
            <text:p>Das System ist nicht nur in Deutschland, ????  in Finnland sehr bürokratisch. </text:p>
          </table:table-cell>
          <table:table-cell office:value-type="string">
            <text:p>sondern auch</text:p>
          </table:table-cell>
        </table:table-row>
        <table:table-row table:style-name="ro37">
          <table:table-cell table:style-name="ce273" office:value-type="string">
            <text:p>Ich finde das Experiment ???? gut noch schlecht. </text:p>
          </table:table-cell>
          <table:table-cell office:value-type="string">
            <text:p>weder</text:p>
          </table:table-cell>
        </table:table-row>
        <table:table-row table:style-name="ro90">
          <table:table-cell table:style-name="ce273" office:value-type="string">
            <text:p>Ich möchte ??? mehr Geld verdienen oder mir eine neue Arbeit suchen. </text:p>
          </table:table-cell>
          <table:table-cell office:value-type="string">
            <text:p>entweder</text:p>
          </table:table-cell>
        </table:table-row>
        <table:table-row table:style-name="ro90">
          <table:table-cell table:style-name="ce273" office:value-type="string">
            <text:p>Freudenberg liegt (1) Westen Deutschlands, etwa 80 Kilometer östlich </text:p>
          </table:table-cell>
          <table:table-cell office:value-type="string">
            <text:p>im</text:p>
          </table:table-cell>
        </table:table-row>
        <table:table-row table:style-name="ro37">
          <table:table-cell table:style-name="ce273" office:value-type="string">
            <text:p>, etwa 80 Kilometer östlich (2) Köln. </text:p>
          </table:table-cell>
          <table:table-cell office:value-type="string">
            <text:p>von</text:p>
          </table:table-cell>
        </table:table-row>
        <table:table-row table:style-name="ro90">
          <table:table-cell table:style-name="ce273" office:value-type="string">
            <text:p>(3) der Aussichtsplattform hat man einen tollen Blick (4) das kleine Städtchen. </text:p>
          </table:table-cell>
          <table:table-cell office:value-type="string">
            <text:p>Von, auf</text:p>
          </table:table-cell>
        </table:table-row>
        <table:table-row table:style-name="ro94">
          <table:table-cell table:style-name="ce273" office:value-type="string">
            <text:p>Auf Instagram kann man (5) dem Hashtag #Freudenberg Fotos sehen. Viele Touristen kommen täglich (6) Freudenberg, um hier den Blick zu genießen </text:p>
          </table:table-cell>
          <table:table-cell office:value-type="string">
            <text:p>unter, nach</text:p>
          </table:table-cell>
        </table:table-row>
        <table:table-row table:style-name="ro94">
          <table:table-cell table:style-name="ce273" office:value-type="string">
            <text:p>Einige Besucher bleiben nicht lange (7) der Stadt, sondern fahren bald weiter. Die Stadt will für die Besucher einiges angenehmer machen: sollen. </text:p>
          </table:table-cell>
          <table:table-cell office:value-type="string">
            <text:p>in</text:p>
          </table:table-cell>
        </table:table-row>
        <table:table-row table:style-name="ro90">
          <table:table-cell table:style-name="ce273" office:value-type="string">
            <text:p>(8) der Treppe sollen Parkplätze zur Aussichtsplattform gebaut werden. </text:p>
          </table:table-cell>
          <table:table-cell office:value-type="string">
            <text:p>An</text:p>
          </table:table-cell>
        </table:table-row>
        <table:table-row table:style-name="ro38">
          <table:table-cell office:value-type="string">
            <text:p>??? ??? 33 Jahren unseres Bestehens </text:p>
            <text:p>Standen wir mit 50 Auschwitz-Überlebenden</text:p>
          </table:table-cell>
          <table:table-cell office:value-type="string">
            <text:p>In den</text:p>
          </table:table-cell>
        </table:table-row>
        <table:table-row table:style-name="ro37">
          <table:table-cell office:value-type="string">
            <text:p>Der Papiermüll <text:span text:style-name="T14">gehört</text:span> in d?? blau?? Tonne.</text:p>
          </table:table-cell>
          <table:table-cell office:value-type="string">
            <text:p>die, blaue</text:p>
          </table:table-cell>
        </table:table-row>
        <table:table-row table:style-name="ro37">
          <table:table-cell table:style-name="ce273" office:value-type="string">
            <text:p>Der Plastikmüll sollte in d?? gelb?? Mülltonne landen. </text:p>
          </table:table-cell>
          <table:table-cell office:value-type="string">
            <text:p>der, gelben</text:p>
          </table:table-cell>
        </table:table-row>
        <table:table-row table:style-name="ro90">
          <table:table-cell table:style-name="ce273" office:value-type="string">
            <text:p> Die Industrie verarbeitet zu viele verschiedenen Plastikarten in ein?? Produkt. </text:p>
          </table:table-cell>
          <table:table-cell office:value-type="string">
            <text:p>einem</text:p>
          </table:table-cell>
        </table:table-row>
        <table:table-row table:style-name="ro90">
          <table:table-cell table:style-name="ce273" office:value-type="string">
            <text:p> Was nicht in Deutschland recycelt wird, wird oft in ausländisch?? Anlagen verbrannt. </text:p>
          </table:table-cell>
          <table:table-cell office:value-type="string">
            <text:p>ausl<text:span text:style-name="T16">ändischen</text:span></text:p>
          </table:table-cell>
        </table:table-row>
        <table:table-row table:style-name="ro90">
          <table:table-cell table:style-name="ce273" office:value-type="string">
            <text:p> In viel?? arm?? Ländern gibt es keine sicheren Verbrennungsanlagen. </text:p>
          </table:table-cell>
          <table:table-cell office:value-type="string">
            <text:p>vielen, armen</text:p>
          </table:table-cell>
        </table:table-row>
        <table:table-row table:style-name="ro38">
          <table:table-cell office:value-type="string">
            <text:p><text:s/>Es muss etwas getan werden, </text:p>
            <text:p>dass nicht mehr so viel Müll ??? Meer endet!</text:p>
          </table:table-cell>
          <table:table-cell office:value-type="string">
            <text:p>im</text:p>
          </table:table-cell>
        </table:table-row>
        <table:table-row table:style-name="ro42">
          <table:table-cell office:value-type="string">
            <text:p>In Malaysia wird in d?? Nähe von Wohngebieten</text:p>
            <text:p><text:s/>Müll verbrannt, </text:p>
            <text:p>Was für die Anwohner sehr schädlich ist.</text:p>
          </table:table-cell>
          <table:table-cell office:value-type="string">
            <text:p>der</text:p>
          </table:table-cell>
        </table:table-row>
        <table:table-row table:style-name="ro90">
          <table:table-cell table:style-name="ce273" office:value-type="string">
            <text:p>Die Plastiktüte gehört nicht in dies?? Mülltonne, sondern in die daneben. </text:p>
          </table:table-cell>
          <table:table-cell office:value-type="string">
            <text:p>diese</text:p>
          </table:table-cell>
        </table:table-row>
        <table:table-row table:style-name="ro37">
          <table:table-cell office:value-type="string">
            <text:p>Scheidung,</text:p>
          </table:table-cell>
          <table:table-cell office:value-type="string">
            <text:p>divorce</text:p>
          </table:table-cell>
        </table:table-row>
        <table:table-row table:style-name="ro37">
          <table:table-cell office:value-type="string">
            <text:p>Verhältnisse</text:p>
          </table:table-cell>
          <table:table-cell office:value-type="string">
            <text:p>conditions</text:p>
          </table:table-cell>
        </table:table-row>
        <table:table-row table:style-name="ro90">
          <table:table-cell table:style-name="ce273" office:value-type="string">
            <text:p>Herr Dimpker ist Schuldnerberater. Verschuldete Menschen kommen zu ??? in die Beratung. </text:p>
          </table:table-cell>
          <table:table-cell office:value-type="string">
            <text:p>ihm </text:p>
          </table:table-cell>
        </table:table-row>
        <table:table-row table:style-name="ro90">
          <table:table-cell table:style-name="ce273" office:value-type="string">
            <text:p>Manche Schuldner wollten gar nicht in die Beratung. Die Familie hat ??? dazu gedrängt. </text:p>
          </table:table-cell>
          <table:table-cell office:value-type="string">
            <text:p>sie</text:p>
          </table:table-cell>
        </table:table-row>
        <table:table-row table:style-name="ro38">
          <table:table-cell office:value-type="string">
            <text:p>Andere gehen freiwillig in Dimpkers Beratung. </text:p>
            <text:p>Sie bitten ??? um Hilfe.</text:p>
          </table:table-cell>
          <table:table-cell office:value-type="string">
            <text:p>ihn</text:p>
          </table:table-cell>
        </table:table-row>
        <table:table-row table:style-name="ro38">
          <table:table-cell office:value-type="string">
            <text:p>Viele Menschen erzählen niemandem von ihren Schulden. </text:p>
            <text:p>Es ist ???? peinlich.</text:p>
          </table:table-cell>
          <table:table-cell office:value-type="string">
            <text:p>ihnen</text:p>
          </table:table-cell>
        </table:table-row>
        <table:table-row table:style-name="ro42">
          <table:table-cell office:value-type="string">
            <text:p>Damit die anderen nichts merken, verkaufen sie </text:p>
            <text:p>das Auto nicht. Sie behalten ???? und </text:p>
            <text:p>Bezahlen stattdessen keine Miete.</text:p>
          </table:table-cell>
          <table:table-cell office:value-type="string">
            <text:p>es</text:p>
          </table:table-cell>
        </table:table-row>
        <table:table-row table:style-name="ro38">
          <table:table-cell office:value-type="string">
            <text:p>Die Schuldner kennen die Problematik. </text:p>
            <text:p>Trotzdem wollen sie sich nicht mit ???? auseinandersetzen.</text:p>
          </table:table-cell>
          <table:table-cell office:value-type="string">
            <text:p>ihr</text:p>
          </table:table-cell>
        </table:table-row>
        <table:table-row table:style-name="ro90">
          <table:table-cell table:style-name="ce273" office:value-type="string">
            <text:p>In ihrem Wahlprogramm stellt die Partei (politisch) ihre Ziele ausführlich vor. </text:p>
          </table:table-cell>
          <table:table-cell office:value-type="string">
            <text:p>politischen</text:p>
          </table:table-cell>
        </table:table-row>
        <table:table-row table:style-name="ro37">
          <table:table-cell office:value-type="string">
            <text:p>On May 26, 2019, many have</text:p>
          </table:table-cell>
          <table:table-cell office:value-type="string">
            <text:p><text:s/>Am 26. Mai 2019 haben viele </text:p>
          </table:table-cell>
        </table:table-row>
        <table:table-row table:style-name="ro38">
          <table:table-cell office:value-type="string">
            <text:p><text:s/>Ist das Wahlrecht ab 18 Jahren sinnvoll </text:p>
            <text:p>Oder sind Jugendliche schon früher (wahlfähig)?</text:p>
          </table:table-cell>
          <table:table-cell table:style-name="ce273" office:value-type="string">
            <text:p>wahlfähig </text:p>
          </table:table-cell>
        </table:table-row>
        <table:table-row table:style-name="ro38">
          <table:table-cell office:value-type="string">
            <text:p>Menschen, die in ihrer Freizeit (ehrenamtlich)</text:p>
            <text:p>Arbeit leisten, tun viel Gutes für die Gesellschaft.</text:p>
          </table:table-cell>
          <table:table-cell office:value-type="string">
            <text:p>ehrenamtliche</text:p>
          </table:table-cell>
        </table:table-row>
        <table:table-row table:style-name="ro90">
          <table:table-cell table:style-name="ce273" office:value-type="string">
            <text:p>(psychisch)Probleme können dazu führen, dass jemand immer müde und traurig ist </text:p>
          </table:table-cell>
          <table:table-cell office:value-type="string">
            <text:p>Psychische</text:p>
          </table:table-cell>
        </table:table-row>
        <table:table-row table:style-name="ro90">
          <table:table-cell table:style-name="ce273" office:value-type="string">
            <text:p>Vor hundert Jahren gab es nur wenige Frauen, die in der Politik eine (zentral) Rolle spielten. </text:p>
          </table:table-cell>
          <table:table-cell office:value-type="string">
            <text:p>zentrale</text:p>
          </table:table-cell>
        </table:table-row>
        <table:table-row table:style-name="ro90">
          <table:table-cell table:style-name="ce273" office:value-type="string">
            <text:p>Menschen, die in ihrem Beruf viel (geistig) Arbeit leisten, sitzen oft den ganzen Tag am Schreibtisch und bewegen sich zu wenig. </text:p>
          </table:table-cell>
          <table:table-cell office:value-type="string">
            <text:p>geistige</text:p>
          </table:table-cell>
        </table:table-row>
        <table:table-row table:style-name="ro42">
          <table:table-cell office:value-type="string">
            <text:p>Menschen, die in ihrem Beruf viel (geistig) Arbeit leisten, sitzen oft den ganzen Tag am Schreibtisch und bewegen sich zu wenig. </text:p>
          </table:table-cell>
          <table:table-cell/>
        </table:table-row>
        <table:table-row table:style-name="ro38">
          <table:table-cell office:value-type="string">
            <text:p>Seit dem 1. Januar 2018 müssen Beiträge </text:p>
            <text:p>In sozialen Netzwerken gelöscht werden</text:p>
          </table:table-cell>
          <table:table-cell/>
        </table:table-row>
        <table:table-row table:style-name="ro65">
          <table:table-cell table:style-name="ce273" office:value-type="string">
            <text:p>We are talking about the grandfather. </text:p>
          </table:table-cell>
          <table:table-cell office:value-type="string">
            <text:p>Wir sprechen vom Großvater.</text:p>
            <text:p>Wir sprechen <text:span text:style-name="T16">über den Grossvater</text:span></text:p>
          </table:table-cell>
        </table:table-row>
        <table:table-row table:style-name="ro47">
          <table:table-cell table:style-name="ce273" office:value-type="string">
            <text:p>He holds the diseases responsible. </text:p>
          </table:table-cell>
          <table:table-cell office:value-type="string">
            <text:p>Er macht the diseases responsible</text:p>
          </table:table-cell>
        </table:table-row>
        <table:table-row table:style-name="ro47">
          <table:table-cell table:style-name="Default" table:number-columns-repeated="2"/>
        </table:table-row>
        <table:table-row table:style-name="ro47" table:number-rows-repeated="1048447">
          <table:table-cell table:number-columns-repeated="2"/>
        </table:table-row>
        <table:table-row table:style-name="ro47">
          <table:table-cell table:number-columns-repeated="2"/>
        </table:table-row>
        <table:named-expressions/>
      </table:table>
      <table:table table:name="links" table:style-name="ta18" table:print="false">
        <office:forms form:automatic-focus="false" form:apply-design-mode="false"/>
        <table:table-column table:style-name="co55" table:default-cell-style-name="ce153"/>
        <table:table-column table:style-name="co56" table:default-cell-style-name="Default"/>
        <table:table-column table:style-name="co57" table:default-cell-style-name="Default"/>
        <table:table-column table:style-name="co6" table:number-columns-repeated="1021" table:default-cell-style-name="Default"/>
        <table:table-row table:style-name="ro21">
          <table:table-cell table:style-name="ce198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98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0" office:value-type="string" table:number-columns-spanned="2" table:number-rows-spanned="1">
            <text:p><text:span text:style-name="T17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200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96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1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201"/>
          <table:table-cell table:style-name="ce206" table:number-columns-repeated="1022"/>
        </table:table-row>
        <table:table-row table:style-name="ro37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9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95" office:value-type="string">
            <text:p><text:span text:style-name="T17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37">
          <table:table-cell table:style-name="ce202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202"/>
          <table:table-cell table:number-columns-repeated="1022"/>
        </table:table-row>
        <table:table-row table:style-name="ro37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37">
          <table:table-cell table:style-name="ce196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91" office:value-type="string">
            <text:p>ich habe ein neues gebrauchtes Auto gekauft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Das Auto gef<text:span text:style-name="T18">äl</text:span>lt mir viel, weil viele Ger<text:span text:style-name="T19">äte eingestellt sind</text:span>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Hinter dem Auto befindet sich eine Kamera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Mit der Kamera können Sie einfach rückwärts fahren, wenn es dunkel ist</text:p>
          </table:table-cell>
          <table:table-cell table:number-columns-repeated="1023"/>
        </table:table-row>
        <table:table-row table:style-name="ro42">
          <table:table-cell table:style-name="ce191" office:value-type="string">
            <text:p>Ich bin anspruchslos, bedürfnislos.. ich kaufe immer gebrauchten Sachen, wie mein Auto and mein Laptop, und mein Sofa</text:p>
          </table:table-cell>
          <table:table-cell table:number-columns-repeated="1023"/>
        </table:table-row>
        <table:table-row table:style-name="ro28">
          <table:table-cell table:style-name="ce191"/>
          <table:table-cell table:number-columns-repeated="1023"/>
        </table:table-row>
        <table:table-row table:style-name="ro28">
          <table:table-cell table:style-name="ce191" office:value-type="string">
            <text:p>Das ist von dem Grundgesetz verboten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Bildung muss kostenlos sein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Es gibt allerdings viele nebenkosten, die man nachdenken muss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z.b. Man muss vielleicht eine Miete bezahlen, oder f<text:span text:style-name="T18">ür die </text:span><text:span text:style-name="T18">Verkehrmitteln bezahlen usw.</text:span></text:p>
          </table:table-cell>
          <table:table-cell table:number-columns-repeated="1023"/>
        </table:table-row>
        <table:table-row table:style-name="ro43">
          <table:table-cell table:style-name="ce205" office:value-type="string">
            <text:p>lass mich die Situation auf Deutsch beschreiben:</text:p>
            <text:p>Ich kann mir vorstellen, halb Stunde vor <text:span text:style-name="T14">dem</text:span> Auskunftkiosk zu bleiben, weil ich die richtige Pr<text:span text:style-name="T18">ä</text:span>position oder den richtigen Artikel zu finden versuche.</text:p>
          </table:table-cell>
          <table:table-cell table:number-columns-repeated="1023"/>
        </table:table-row>
        <table:table-row table:style-name="ro43">
          <table:table-cell table:style-name="ce205"/>
          <table:table-cell table:number-columns-repeated="1023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21" table:print="false">
        <office:forms form:automatic-focus="false" form:apply-design-mode="false"/>
        <table:table-column table:style-name="co68" table:default-cell-style-name="ce154"/>
        <table:table-column table:style-name="co69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115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92">
          <table:table-cell table:style-name="ce273" office:value-type="string">
            <text:p>I will explain everything to you over lunch. </text:p>
          </table:table-cell>
          <table:table-cell office:value-type="string">
            <text:p>Ich werde dir beim Mittagessen alles erklären.</text:p>
          </table:table-cell>
        </table:table-row>
        <table:table-row table:style-name="ro47">
          <table:table-cell table:style-name="ce273" office:value-type="string">
            <text:p>You will notice that soon. </text:p>
          </table:table-cell>
          <table:table-cell table:style-name="Default" office:value-type="string">
            <text:p>Das wirst du bald merken.</text:p>
          </table:table-cell>
        </table:table-row>
        <table:table-row table:style-name="ro47" table:number-rows-repeated="1048552">
          <table:table-cell table:number-columns-repeated="2"/>
        </table:table-row>
        <table:table-row table:style-name="ro4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22" table:print="false">
        <office:forms form:automatic-focus="false" form:apply-design-mode="false"/>
        <table:table-column table:style-name="co53" table:default-cell-style-name="ce191"/>
        <table:table-column table:style-name="co54" table:default-cell-style-name="ce191"/>
        <table:table-column table:style-name="co59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number-columns-repeated="2" table:default-cell-style-name="Default"/>
        <table:table-row table:style-name="ro90">
          <table:table-cell table:style-name="ce291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42">
          <table:table-cell table:style-name="ce292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38">
          <table:table-cell table:style-name="ce292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90">
          <table:table-cell table:style-name="ce291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90">
          <table:table-cell table:style-name="ce293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47">
          <table:table-cell table:style-name="ce293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94">
          <table:table-cell table:style-name="ce293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94">
          <table:table-cell table:style-name="ce294" office:value-type="string">
            <text:p>Gender and Case</text:p>
          </table:table-cell>
          <table:table-cell table:style-name="ce311" office:value-type="string">
            <text:p>Definite Article</text:p>
          </table:table-cell>
          <table:table-cell table:style-name="ce311" office:value-type="string">
            <text:p>der-word Endings</text:p>
          </table:table-cell>
          <table:table-cell table:style-name="ce311" office:value-type="string">
            <text:p>Pronoun (possessive)</text:p>
          </table:table-cell>
          <table:table-cell table:style-name="ce316" office:value-type="string">
            <text:p>Strong Adjective Endings</text:p>
          </table:table-cell>
          <table:table-cell table:style-name="ce313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50">
          <table:table-cell table:style-name="ce295" office:value-type="string" table:number-columns-spanned="6" table:number-rows-spanned="1">
            <text:p>Masculine</text:p>
          </table:table-cell>
          <table:covered-table-cell table:number-columns-repeated="5" table:style-name="ce295"/>
          <table:table-cell table:number-columns-repeated="2"/>
        </table:table-row>
        <table:table-row table:style-name="ro47">
          <table:table-cell table:style-name="ce296" office:value-type="string">
            <text:p>Nominative</text:p>
          </table:table-cell>
          <table:table-cell table:style-name="ce291" office:value-type="string">
            <text:p>der</text:p>
          </table:table-cell>
          <table:table-cell table:style-name="ce291" office:value-type="string">
            <text:p>-er</text:p>
          </table:table-cell>
          <table:table-cell table:style-name="ce291" office:value-type="string">
            <text:p>er</text:p>
          </table:table-cell>
          <table:table-cell table:style-name="ce317" office:value-type="string">
            <text:p>-er</text:p>
          </table:table-cell>
          <table:table-cell table:style-name="ce291" office:value-type="string">
            <text:p>wer (who?)</text:p>
          </table:table-cell>
          <table:table-cell table:number-columns-repeated="2"/>
        </table:table-row>
        <table:table-row table:style-name="ro47">
          <table:table-cell table:style-name="ce296" office:value-type="string">
            <text:p>Accusative</text:p>
          </table:table-cell>
          <table:table-cell table:style-name="ce291" office:value-type="string">
            <text:p>den</text:p>
          </table:table-cell>
          <table:table-cell table:style-name="ce291" office:value-type="string">
            <text:p>-en</text:p>
          </table:table-cell>
          <table:table-cell table:style-name="ce291" office:value-type="string">
            <text:p>ihn</text:p>
          </table:table-cell>
          <table:table-cell table:style-name="ce317" office:value-type="string">
            <text:p>-en</text:p>
          </table:table-cell>
          <table:table-cell table:style-name="ce291" office:value-type="string">
            <text:p>wen (whom?)</text:p>
          </table:table-cell>
          <table:table-cell table:number-columns-repeated="2"/>
        </table:table-row>
        <table:table-row table:style-name="ro47">
          <table:table-cell table:style-name="ce296" office:value-type="string">
            <text:p>Dative</text:p>
          </table:table-cell>
          <table:table-cell table:style-name="ce291" office:value-type="string">
            <text:p>dem</text:p>
          </table:table-cell>
          <table:table-cell table:style-name="ce291" office:value-type="string">
            <text:p>-em</text:p>
          </table:table-cell>
          <table:table-cell table:style-name="ce291" office:value-type="string">
            <text:p>ihm</text:p>
          </table:table-cell>
          <table:table-cell table:style-name="ce317" office:value-type="string">
            <text:p>-em</text:p>
          </table:table-cell>
          <table:table-cell table:style-name="ce291" office:value-type="string">
            <text:p>wem (to/for whom?)</text:p>
          </table:table-cell>
          <table:table-cell table:number-columns-repeated="2"/>
        </table:table-row>
        <table:table-row table:style-name="ro94">
          <table:table-cell table:style-name="ce296" office:value-type="string">
            <text:p>Genitive</text:p>
          </table:table-cell>
          <table:table-cell table:style-name="ce291" office:value-type="string">
            <text:p>des + s</text:p>
          </table:table-cell>
          <table:table-cell table:style-name="ce291" office:value-type="string">
            <text:p>-es</text:p>
          </table:table-cell>
          <table:table-cell table:style-name="ce291" office:value-type="string">
            <text:p>(sein-) (corresponding "s")</text:p>
          </table:table-cell>
          <table:table-cell table:style-name="ce317" office:value-type="string">
            <text:p>-en (M,N strong adjective endings in genitive case do not fit pattern)</text:p>
          </table:table-cell>
          <table:table-cell table:style-name="ce291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50">
          <table:table-cell table:style-name="ce295" office:value-type="string" table:number-columns-spanned="6" table:number-rows-spanned="1">
            <text:p>Neuter</text:p>
          </table:table-cell>
          <table:covered-table-cell table:number-columns-repeated="5" table:style-name="ce295"/>
          <table:table-cell table:number-columns-repeated="2"/>
        </table:table-row>
        <table:table-row table:style-name="ro47">
          <table:table-cell table:style-name="ce296" office:value-type="string">
            <text:p>Nominative</text:p>
          </table:table-cell>
          <table:table-cell table:style-name="ce291" office:value-type="string">
            <text:p>das</text:p>
          </table:table-cell>
          <table:table-cell table:style-name="ce291" office:value-type="string">
            <text:p>-es</text:p>
          </table:table-cell>
          <table:table-cell table:style-name="ce291" office:value-type="string">
            <text:p>es</text:p>
          </table:table-cell>
          <table:table-cell table:style-name="ce317" office:value-type="string">
            <text:p>-es</text:p>
          </table:table-cell>
          <table:table-cell table:style-name="ce291" office:value-type="string">
            <text:p>was (what?)</text:p>
          </table:table-cell>
          <table:table-cell table:number-columns-repeated="2"/>
        </table:table-row>
        <table:table-row table:style-name="ro47">
          <table:table-cell table:style-name="ce296" office:value-type="string">
            <text:p>Accusative</text:p>
          </table:table-cell>
          <table:table-cell table:style-name="ce291" office:value-type="string">
            <text:p>das</text:p>
          </table:table-cell>
          <table:table-cell table:style-name="ce291" office:value-type="string">
            <text:p>-es</text:p>
          </table:table-cell>
          <table:table-cell table:style-name="ce291" office:value-type="string">
            <text:p>es</text:p>
          </table:table-cell>
          <table:table-cell table:style-name="ce317" office:value-type="string">
            <text:p>-es</text:p>
          </table:table-cell>
          <table:table-cell table:style-name="ce291" office:value-type="string">
            <text:p>was (what?)</text:p>
          </table:table-cell>
          <table:table-cell table:number-columns-repeated="2"/>
        </table:table-row>
        <table:table-row table:style-name="ro47">
          <table:table-cell table:style-name="ce296" office:value-type="string">
            <text:p>Dative</text:p>
          </table:table-cell>
          <table:table-cell table:style-name="ce291" office:value-type="string">
            <text:p>dem</text:p>
          </table:table-cell>
          <table:table-cell table:style-name="ce291" office:value-type="string">
            <text:p>-em</text:p>
          </table:table-cell>
          <table:table-cell table:style-name="ce291" office:value-type="string">
            <text:p>ihm</text:p>
          </table:table-cell>
          <table:table-cell table:style-name="ce317" office:value-type="string">
            <text:p>-em</text:p>
          </table:table-cell>
          <table:table-cell table:number-columns-repeated="3"/>
        </table:table-row>
        <table:table-row table:style-name="ro94">
          <table:table-cell table:style-name="ce296" office:value-type="string">
            <text:p>Genitive</text:p>
          </table:table-cell>
          <table:table-cell table:style-name="ce291" office:value-type="string">
            <text:p>des + s</text:p>
          </table:table-cell>
          <table:table-cell table:style-name="ce291" office:value-type="string">
            <text:p>-es</text:p>
          </table:table-cell>
          <table:table-cell table:style-name="ce291" office:value-type="string">
            <text:p>(sein-) (corresponding "s")</text:p>
          </table:table-cell>
          <table:table-cell table:style-name="ce317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50">
          <table:table-cell table:style-name="ce295" office:value-type="string" table:number-columns-spanned="6" table:number-rows-spanned="1">
            <text:p>Feminine</text:p>
          </table:table-cell>
          <table:covered-table-cell table:number-columns-repeated="5" table:style-name="ce295"/>
          <table:table-cell table:number-columns-repeated="2"/>
        </table:table-row>
        <table:table-row table:style-name="ro47">
          <table:table-cell table:style-name="ce296" office:value-type="string">
            <text:p>Nominative</text:p>
          </table:table-cell>
          <table:table-cell table:style-name="ce291" office:value-type="string">
            <text:p>die</text:p>
          </table:table-cell>
          <table:table-cell table:style-name="ce291" office:value-type="string">
            <text:p>-e</text:p>
          </table:table-cell>
          <table:table-cell table:style-name="ce291" office:value-type="string">
            <text:p>sie</text:p>
          </table:table-cell>
          <table:table-cell table:style-name="ce317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6" office:value-type="string">
            <text:p>Accusative</text:p>
          </table:table-cell>
          <table:table-cell table:style-name="ce291" office:value-type="string">
            <text:p>die</text:p>
          </table:table-cell>
          <table:table-cell table:style-name="ce291" office:value-type="string">
            <text:p>-e</text:p>
          </table:table-cell>
          <table:table-cell table:style-name="ce291" office:value-type="string">
            <text:p>sie</text:p>
          </table:table-cell>
          <table:table-cell table:style-name="ce317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6" office:value-type="string">
            <text:p>Dative</text:p>
          </table:table-cell>
          <table:table-cell table:style-name="ce291" office:value-type="string">
            <text:p>der</text:p>
          </table:table-cell>
          <table:table-cell table:style-name="ce291" office:value-type="string">
            <text:p>-er</text:p>
          </table:table-cell>
          <table:table-cell table:style-name="ce291" office:value-type="string">
            <text:p>ihr</text:p>
          </table:table-cell>
          <table:table-cell table:style-name="ce317" office:value-type="string">
            <text:p>-er</text:p>
          </table:table-cell>
          <table:table-cell table:number-columns-repeated="3"/>
        </table:table-row>
        <table:table-row table:style-name="ro47">
          <table:table-cell table:style-name="ce296" office:value-type="string">
            <text:p>Genitive</text:p>
          </table:table-cell>
          <table:table-cell table:style-name="ce291" office:value-type="string">
            <text:p>der</text:p>
          </table:table-cell>
          <table:table-cell table:style-name="ce291" office:value-type="string">
            <text:p>-er</text:p>
          </table:table-cell>
          <table:table-cell table:style-name="ce291" office:value-type="string">
            <text:p>(ihr-)</text:p>
          </table:table-cell>
          <table:table-cell table:style-name="ce317" office:value-type="string">
            <text:p>-er</text:p>
          </table:table-cell>
          <table:table-cell table:number-columns-repeated="3"/>
        </table:table-row>
        <table:table-row table:style-name="ro50">
          <table:table-cell table:style-name="ce295" office:value-type="string" table:number-columns-spanned="6" table:number-rows-spanned="1">
            <text:p>Plural</text:p>
          </table:table-cell>
          <table:covered-table-cell table:number-columns-repeated="5" table:style-name="ce295"/>
          <table:table-cell table:number-columns-repeated="2"/>
        </table:table-row>
        <table:table-row table:style-name="ro47">
          <table:table-cell table:style-name="ce296" office:value-type="string">
            <text:p>Nominative</text:p>
          </table:table-cell>
          <table:table-cell table:style-name="ce291" office:value-type="string">
            <text:p>die</text:p>
          </table:table-cell>
          <table:table-cell table:style-name="ce291" office:value-type="string">
            <text:p>-e</text:p>
          </table:table-cell>
          <table:table-cell table:style-name="ce291" office:value-type="string">
            <text:p>sie</text:p>
          </table:table-cell>
          <table:table-cell table:style-name="ce317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6" office:value-type="string">
            <text:p>Accusative</text:p>
          </table:table-cell>
          <table:table-cell table:style-name="ce291" office:value-type="string">
            <text:p>die</text:p>
          </table:table-cell>
          <table:table-cell table:style-name="ce291" office:value-type="string">
            <text:p>-e</text:p>
          </table:table-cell>
          <table:table-cell table:style-name="ce291" office:value-type="string">
            <text:p>sie</text:p>
          </table:table-cell>
          <table:table-cell table:style-name="ce317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6" office:value-type="string">
            <text:p>Dative</text:p>
          </table:table-cell>
          <table:table-cell table:style-name="ce291" office:value-type="string">
            <text:p>den + n</text:p>
          </table:table-cell>
          <table:table-cell table:style-name="ce291" office:value-type="string">
            <text:p>-en</text:p>
          </table:table-cell>
          <table:table-cell table:style-name="ce291" office:value-type="string">
            <text:p>ihnen N.B.(2)</text:p>
          </table:table-cell>
          <table:table-cell table:style-name="ce317" office:value-type="string">
            <text:p>-en</text:p>
          </table:table-cell>
          <table:table-cell table:number-columns-repeated="3"/>
        </table:table-row>
        <table:table-row table:style-name="ro47">
          <table:table-cell table:style-name="ce297" office:value-type="string">
            <text:p>Genitive</text:p>
          </table:table-cell>
          <table:table-cell table:style-name="ce312" office:value-type="string">
            <text:p>der</text:p>
          </table:table-cell>
          <table:table-cell table:style-name="ce312" office:value-type="string">
            <text:p>-er</text:p>
          </table:table-cell>
          <table:table-cell table:style-name="ce312" office:value-type="string">
            <text:p>(ihr-)</text:p>
          </table:table-cell>
          <table:table-cell table:style-name="ce318" office:value-type="string">
            <text:p>-er</text:p>
          </table:table-cell>
          <table:table-cell table:number-columns-repeated="3"/>
        </table:table-row>
        <table:table-row table:style-name="ro37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47">
          <table:table-cell table:style-name="ce298"/>
          <table:table-cell table:style-name="ce313" office:value-type="string">
            <text:p>Masculine</text:p>
          </table:table-cell>
          <table:table-cell table:style-name="ce313" office:value-type="string">
            <text:p>Neuter</text:p>
          </table:table-cell>
          <table:table-cell table:style-name="ce313" office:value-type="string">
            <text:p>Feminine</text:p>
          </table:table-cell>
          <table:table-cell table:style-name="ce313" office:value-type="string">
            <text:p>Plural</text:p>
          </table:table-cell>
          <table:table-cell table:number-columns-repeated="3"/>
        </table:table-row>
        <table:table-row table:style-name="ro47">
          <table:table-cell table:style-name="ce291" office:value-type="string">
            <text:p>Nominative</text:p>
          </table:table-cell>
          <table:table-cell table:style-name="ce291" office:value-type="string">
            <text:p>alter</text:p>
          </table:table-cell>
          <table:table-cell table:style-name="ce291" office:value-type="string">
            <text:p>altes</text:p>
          </table:table-cell>
          <table:table-cell table:style-name="ce291" office:value-type="string">
            <text:p>alte</text:p>
          </table:table-cell>
          <table:table-cell table:style-name="ce291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91" office:value-type="string">
            <text:p>Genitive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91" office:value-type="string">
            <text:p>Dative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91" office:value-type="string">
            <text:p>Accusative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s</text:p>
          </table:table-cell>
          <table:table-cell table:style-name="ce291" office:value-type="string">
            <text:p>alte</text:p>
          </table:table-cell>
          <table:table-cell table:style-name="ce291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91" table:number-columns-repeated="5"/>
          <table:table-cell table:number-columns-repeated="3"/>
        </table:table-row>
        <table:table-row table:style-name="ro37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93">
          <table:table-cell table:style-name="ce299" office:value-type="string">
            <text:p>Table of Conjugation</text:p>
          </table:table-cell>
          <table:table-cell table:number-columns-repeated="7"/>
        </table:table-row>
        <table:table-row table:style-name="ro37">
          <table:table-cell table:style-name="ce300"/>
          <table:table-cell table:style-name="ce314" office:value-type="string">
            <text:p>müssen</text:p>
          </table:table-cell>
          <table:table-cell table:style-name="ce314" office:value-type="string">
            <text:p>können</text:p>
          </table:table-cell>
          <table:table-cell table:style-name="ce314" office:value-type="string">
            <text:p>dürfen</text:p>
          </table:table-cell>
          <table:table-cell table:style-name="ce314" office:value-type="string">
            <text:p>sollen</text:p>
          </table:table-cell>
          <table:table-cell table:style-name="ce314" office:value-type="string">
            <text:p>wollen</text:p>
          </table:table-cell>
          <table:table-cell table:style-name="ce314" office:value-type="string">
            <text:p>mögen*</text:p>
          </table:table-cell>
          <table:table-cell table:style-name="ce314" office:value-type="string">
            <text:p>möchten**</text:p>
          </table:table-cell>
        </table:table-row>
        <table:table-row table:style-name="ro50">
          <table:table-cell table:style-name="ce301" office:value-type="string" table:number-columns-spanned="8" table:number-rows-spanned="1">
            <text:p>present</text:p>
          </table:table-cell>
          <table:covered-table-cell table:number-columns-repeated="7" table:style-name="ce301"/>
        </table:table-row>
        <table:table-row table:style-name="ro37">
          <table:table-cell table:style-name="ce302" office:value-type="string">
            <text:p>ich </text:p>
          </table:table-cell>
          <table:table-cell table:style-name="ce303" office:value-type="string">
            <text:p>muss</text:p>
          </table:table-cell>
          <table:table-cell table:style-name="ce303" office:value-type="string">
            <text:p>kann</text:p>
          </table:table-cell>
          <table:table-cell table:style-name="ce303" office:value-type="string">
            <text:p>darf</text:p>
          </table:table-cell>
          <table:table-cell table:style-name="ce303" office:value-type="string">
            <text:p>soll</text:p>
          </table:table-cell>
          <table:table-cell table:style-name="ce303" office:value-type="string">
            <text:p>will</text:p>
          </table:table-cell>
          <table:table-cell table:style-name="ce303" office:value-type="string">
            <text:p>mag</text:p>
          </table:table-cell>
          <table:table-cell table:style-name="ce303" office:value-type="string">
            <text:p>möchte</text:p>
          </table:table-cell>
        </table:table-row>
        <table:table-row table:style-name="ro37">
          <table:table-cell table:style-name="ce302" office:value-type="string">
            <text:p>du </text:p>
          </table:table-cell>
          <table:table-cell table:style-name="ce303" office:value-type="string">
            <text:p>musst</text:p>
          </table:table-cell>
          <table:table-cell table:style-name="ce303" office:value-type="string">
            <text:p>kannst</text:p>
          </table:table-cell>
          <table:table-cell table:style-name="ce303" office:value-type="string">
            <text:p>darfst</text:p>
          </table:table-cell>
          <table:table-cell table:style-name="ce303" office:value-type="string">
            <text:p>sollst</text:p>
          </table:table-cell>
          <table:table-cell table:style-name="ce303" office:value-type="string">
            <text:p>willst</text:p>
          </table:table-cell>
          <table:table-cell table:style-name="ce303" office:value-type="string">
            <text:p>magst</text:p>
          </table:table-cell>
          <table:table-cell table:style-name="ce303" office:value-type="string">
            <text:p>möchtest</text:p>
          </table:table-cell>
        </table:table-row>
        <table:table-row table:style-name="ro37">
          <table:table-cell table:style-name="ce302" office:value-type="string">
            <text:p>er/sie/es/man </text:p>
          </table:table-cell>
          <table:table-cell table:style-name="ce303" office:value-type="string">
            <text:p>muss</text:p>
          </table:table-cell>
          <table:table-cell table:style-name="ce303" office:value-type="string">
            <text:p>kann</text:p>
          </table:table-cell>
          <table:table-cell table:style-name="ce303" office:value-type="string">
            <text:p>darf</text:p>
          </table:table-cell>
          <table:table-cell table:style-name="ce303" office:value-type="string">
            <text:p>soll</text:p>
          </table:table-cell>
          <table:table-cell table:style-name="ce303" office:value-type="string">
            <text:p>will</text:p>
          </table:table-cell>
          <table:table-cell table:style-name="ce303" office:value-type="string">
            <text:p>mag</text:p>
          </table:table-cell>
          <table:table-cell table:style-name="ce303" office:value-type="string">
            <text:p>möchte</text:p>
          </table:table-cell>
        </table:table-row>
        <table:table-row table:style-name="ro37">
          <table:table-cell table:style-name="ce302" office:value-type="string">
            <text:p>wir </text:p>
          </table:table-cell>
          <table:table-cell table:style-name="ce303" office:value-type="string">
            <text:p>müssen</text:p>
          </table:table-cell>
          <table:table-cell table:style-name="ce303" office:value-type="string">
            <text:p>können</text:p>
          </table:table-cell>
          <table:table-cell table:style-name="ce303" office:value-type="string">
            <text:p>dürfen</text:p>
          </table:table-cell>
          <table:table-cell table:style-name="ce303" office:value-type="string">
            <text:p>sollen</text:p>
          </table:table-cell>
          <table:table-cell table:style-name="ce303" office:value-type="string">
            <text:p>wollen</text:p>
          </table:table-cell>
          <table:table-cell table:style-name="ce303" office:value-type="string">
            <text:p>mögen</text:p>
          </table:table-cell>
          <table:table-cell table:style-name="ce303" office:value-type="string">
            <text:p>möchten</text:p>
          </table:table-cell>
        </table:table-row>
        <table:table-row table:style-name="ro37">
          <table:table-cell table:style-name="ce302" office:value-type="string">
            <text:p>ihr </text:p>
          </table:table-cell>
          <table:table-cell table:style-name="ce303" office:value-type="string">
            <text:p>müsst</text:p>
          </table:table-cell>
          <table:table-cell table:style-name="ce303" office:value-type="string">
            <text:p>könnt</text:p>
          </table:table-cell>
          <table:table-cell table:style-name="ce303" office:value-type="string">
            <text:p>dürft</text:p>
          </table:table-cell>
          <table:table-cell table:style-name="ce303" office:value-type="string">
            <text:p>sollt</text:p>
          </table:table-cell>
          <table:table-cell table:style-name="ce303" office:value-type="string">
            <text:p>wollt</text:p>
          </table:table-cell>
          <table:table-cell table:style-name="ce303" office:value-type="string">
            <text:p>mögt</text:p>
          </table:table-cell>
          <table:table-cell table:style-name="ce303" office:value-type="string">
            <text:p>möchtet</text:p>
          </table:table-cell>
        </table:table-row>
        <table:table-row table:style-name="ro37">
          <table:table-cell table:style-name="ce302" office:value-type="string">
            <text:p>sie/Sie </text:p>
          </table:table-cell>
          <table:table-cell table:style-name="ce303" office:value-type="string">
            <text:p>müssen</text:p>
          </table:table-cell>
          <table:table-cell table:style-name="ce303" office:value-type="string">
            <text:p>können</text:p>
          </table:table-cell>
          <table:table-cell table:style-name="ce303" office:value-type="string">
            <text:p>dürfen</text:p>
          </table:table-cell>
          <table:table-cell table:style-name="ce303" office:value-type="string">
            <text:p>sollen</text:p>
          </table:table-cell>
          <table:table-cell table:style-name="ce303" office:value-type="string">
            <text:p>wollen</text:p>
          </table:table-cell>
          <table:table-cell table:style-name="ce303" office:value-type="string">
            <text:p>mögen</text:p>
          </table:table-cell>
          <table:table-cell table:style-name="ce303" office:value-type="string">
            <text:p>möchten</text:p>
          </table:table-cell>
        </table:table-row>
        <table:table-row table:style-name="ro50">
          <table:table-cell table:style-name="ce301" office:value-type="string" table:number-columns-spanned="8" table:number-rows-spanned="1">
            <text:p>simple past</text:p>
          </table:table-cell>
          <table:covered-table-cell table:number-columns-repeated="7" table:style-name="ce301"/>
        </table:table-row>
        <table:table-row table:style-name="ro37">
          <table:table-cell table:style-name="ce302" office:value-type="string">
            <text:p>ich </text:p>
          </table:table-cell>
          <table:table-cell table:style-name="ce303" office:value-type="string">
            <text:p>musste</text:p>
          </table:table-cell>
          <table:table-cell table:style-name="ce303" office:value-type="string">
            <text:p>konnte</text:p>
          </table:table-cell>
          <table:table-cell table:style-name="ce303" office:value-type="string">
            <text:p>durfte</text:p>
          </table:table-cell>
          <table:table-cell table:style-name="ce303" office:value-type="string">
            <text:p>sollte</text:p>
          </table:table-cell>
          <table:table-cell table:style-name="ce303" office:value-type="string">
            <text:p>wollte</text:p>
          </table:table-cell>
          <table:table-cell table:style-name="ce303" office:value-type="string">
            <text:p>mochte</text:p>
          </table:table-cell>
          <table:table-cell table:style-name="ce303" office:value-type="string">
            <text:p>wollte</text:p>
          </table:table-cell>
        </table:table-row>
        <table:table-row table:style-name="ro37">
          <table:table-cell table:style-name="ce302" office:value-type="string">
            <text:p>du </text:p>
          </table:table-cell>
          <table:table-cell table:style-name="ce303" office:value-type="string">
            <text:p>musstest</text:p>
          </table:table-cell>
          <table:table-cell table:style-name="ce303" office:value-type="string">
            <text:p>konntest</text:p>
          </table:table-cell>
          <table:table-cell table:style-name="ce303" office:value-type="string">
            <text:p>durftest</text:p>
          </table:table-cell>
          <table:table-cell table:style-name="ce303" office:value-type="string">
            <text:p>solltest</text:p>
          </table:table-cell>
          <table:table-cell table:style-name="ce303" office:value-type="string">
            <text:p>wolltest</text:p>
          </table:table-cell>
          <table:table-cell table:style-name="ce303" office:value-type="string">
            <text:p>mochtest</text:p>
          </table:table-cell>
          <table:table-cell table:style-name="ce303" office:value-type="string">
            <text:p>wolltest</text:p>
          </table:table-cell>
        </table:table-row>
        <table:table-row table:style-name="ro37">
          <table:table-cell table:style-name="ce302" office:value-type="string">
            <text:p>er/sie/es/man </text:p>
          </table:table-cell>
          <table:table-cell table:style-name="ce303" office:value-type="string">
            <text:p>musste</text:p>
          </table:table-cell>
          <table:table-cell table:style-name="ce303" office:value-type="string">
            <text:p>konnte</text:p>
          </table:table-cell>
          <table:table-cell table:style-name="ce303" office:value-type="string">
            <text:p>durfte</text:p>
          </table:table-cell>
          <table:table-cell table:style-name="ce303" office:value-type="string">
            <text:p>sollte</text:p>
          </table:table-cell>
          <table:table-cell table:style-name="ce303" office:value-type="string">
            <text:p>wollte</text:p>
          </table:table-cell>
          <table:table-cell table:style-name="ce303" office:value-type="string">
            <text:p>mochte</text:p>
          </table:table-cell>
          <table:table-cell table:style-name="ce303" office:value-type="string">
            <text:p>wollte</text:p>
          </table:table-cell>
        </table:table-row>
        <table:table-row table:style-name="ro37">
          <table:table-cell table:style-name="ce302" office:value-type="string">
            <text:p>wir </text:p>
          </table:table-cell>
          <table:table-cell table:style-name="ce303" office:value-type="string">
            <text:p>mussten</text:p>
          </table:table-cell>
          <table:table-cell table:style-name="ce303" office:value-type="string">
            <text:p>konnten</text:p>
          </table:table-cell>
          <table:table-cell table:style-name="ce303" office:value-type="string">
            <text:p>durften</text:p>
          </table:table-cell>
          <table:table-cell table:style-name="ce303" office:value-type="string">
            <text:p>sollten</text:p>
          </table:table-cell>
          <table:table-cell table:style-name="ce303" office:value-type="string">
            <text:p>wollten</text:p>
          </table:table-cell>
          <table:table-cell table:style-name="ce303" office:value-type="string">
            <text:p>mochten</text:p>
          </table:table-cell>
          <table:table-cell table:style-name="ce303" office:value-type="string">
            <text:p>wollten</text:p>
          </table:table-cell>
        </table:table-row>
        <table:table-row table:style-name="ro37">
          <table:table-cell table:style-name="ce302" office:value-type="string">
            <text:p>ihr </text:p>
          </table:table-cell>
          <table:table-cell table:style-name="ce303" office:value-type="string">
            <text:p>musstet</text:p>
          </table:table-cell>
          <table:table-cell table:style-name="ce303" office:value-type="string">
            <text:p>konntet</text:p>
          </table:table-cell>
          <table:table-cell table:style-name="ce303" office:value-type="string">
            <text:p>durftet</text:p>
          </table:table-cell>
          <table:table-cell table:style-name="ce303" office:value-type="string">
            <text:p>solltet</text:p>
          </table:table-cell>
          <table:table-cell table:style-name="ce303" office:value-type="string">
            <text:p>wolltet</text:p>
          </table:table-cell>
          <table:table-cell table:style-name="ce303" office:value-type="string">
            <text:p>mochtet</text:p>
          </table:table-cell>
          <table:table-cell table:style-name="ce303" office:value-type="string">
            <text:p>wolltet</text:p>
          </table:table-cell>
        </table:table-row>
        <table:table-row table:style-name="ro37">
          <table:table-cell table:style-name="ce302" office:value-type="string">
            <text:p>sie/Sie </text:p>
          </table:table-cell>
          <table:table-cell table:style-name="ce303" office:value-type="string">
            <text:p>mussten</text:p>
          </table:table-cell>
          <table:table-cell table:style-name="ce303" office:value-type="string">
            <text:p>konnten</text:p>
          </table:table-cell>
          <table:table-cell table:style-name="ce303" office:value-type="string">
            <text:p>durften</text:p>
          </table:table-cell>
          <table:table-cell table:style-name="ce303" office:value-type="string">
            <text:p>sollten</text:p>
          </table:table-cell>
          <table:table-cell table:style-name="ce303" office:value-type="string">
            <text:p>wollten</text:p>
          </table:table-cell>
          <table:table-cell table:style-name="ce303" office:value-type="string">
            <text:p>mochten</text:p>
          </table:table-cell>
          <table:table-cell table:style-name="ce303" office:value-type="string">
            <text:p>wollten</text:p>
          </table:table-cell>
        </table:table-row>
        <table:table-row table:style-name="ro50">
          <table:table-cell table:style-name="ce301" office:value-type="string" table:number-columns-spanned="8" table:number-rows-spanned="1">
            <text:p>past participle</text:p>
          </table:table-cell>
          <table:covered-table-cell table:number-columns-repeated="7" table:style-name="ce301"/>
        </table:table-row>
        <table:table-row table:style-name="ro37">
          <table:table-cell table:style-name="ce303"/>
          <table:table-cell table:style-name="ce303" office:value-type="string">
            <text:p>gemusst</text:p>
          </table:table-cell>
          <table:table-cell table:style-name="ce303" office:value-type="string">
            <text:p>gekonnt</text:p>
          </table:table-cell>
          <table:table-cell table:style-name="ce303" office:value-type="string">
            <text:p>gedurft</text:p>
          </table:table-cell>
          <table:table-cell table:style-name="ce303" office:value-type="string">
            <text:p>gesollt</text:p>
          </table:table-cell>
          <table:table-cell table:style-name="ce303" office:value-type="string">
            <text:p>gewollt</text:p>
          </table:table-cell>
          <table:table-cell table:style-name="ce303" office:value-type="string">
            <text:p>gemocht</text:p>
          </table:table-cell>
          <table:table-cell table:style-name="ce303" office:value-type="string">
            <text:p>gewollt</text:p>
          </table:table-cell>
        </table:table-row>
        <table:table-row table:style-name="ro50">
          <table:table-cell table:style-name="ce301" office:value-type="string" table:number-columns-spanned="8" table:number-rows-spanned="1">
            <text:p>subjunctive II</text:p>
          </table:table-cell>
          <table:covered-table-cell table:number-columns-repeated="7" table:style-name="ce301"/>
        </table:table-row>
        <table:table-row table:style-name="ro37">
          <table:table-cell table:style-name="ce303"/>
          <table:table-cell table:style-name="ce303" office:value-type="string">
            <text:p>müsste</text:p>
          </table:table-cell>
          <table:table-cell table:style-name="ce303" office:value-type="string">
            <text:p>könnte</text:p>
          </table:table-cell>
          <table:table-cell table:style-name="ce303" office:value-type="string">
            <text:p>dürfte</text:p>
          </table:table-cell>
          <table:table-cell table:style-name="ce303" office:value-type="string">
            <text:p>sollte</text:p>
          </table:table-cell>
          <table:table-cell table:style-name="ce303" office:value-type="string">
            <text:p>wollte</text:p>
          </table:table-cell>
          <table:table-cell table:style-name="ce303" office:value-type="string">
            <text:p>möchte</text:p>
          </table:table-cell>
          <table:table-cell table:style-name="ce167"/>
        </table:table-row>
        <table:table-row table:style-name="ro38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42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38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37">
          <table:table-cell table:style-name="ce304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47">
          <table:table-cell table:number-columns-repeated="8"/>
        </table:table-row>
        <table:table-row table:style-name="ro38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37">
          <table:table-cell table:style-name="ce304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47" table:number-rows-repeated="2">
          <table:table-cell table:number-columns-repeated="8"/>
        </table:table-row>
        <table:table-row table:style-name="ro37">
          <table:table-cell table:style-name="ce304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47" table:number-rows-repeated="3">
          <table:table-cell table:number-columns-repeated="8"/>
        </table:table-row>
        <table:table-row table:style-name="ro38">
          <table:table-cell table:style-name="ce153" office:value-type="string">
            <text:p>Köche kochen, <text:span text:style-name="T6">damit</text:span><text:span text:style-name="T7"> es </text:span><text:span text:style-name="T7">Essen für die Familien 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38">
          <table:table-cell table:style-name="ce157" office:value-type="string">
            <text:p>Deshalb<text:span text:style-name="T7"> setze ich mich zum </text:span><text:span text:style-name="T7">Arbeiten mit </text:span></text:p>
            <text:p><text:span text:style-name="T7">Meinem Laptop einfach in die </text:span><text:span text:style-name="T7">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8">
          <table:table-cell table:style-name="ce153" office:value-type="string">
            <text:p>Ich <text:span text:style-name="T6">antworte</text:span><text:span text:style-name="T7"> auf Deinen Brief </text:span><text:span text:style-name="T7">(I </text:span><text:span text:style-name="T6">reply</text:span><text:span text:style-name="T7"> to your letter)</text:span></text:p>
            <text:p><text:span text:style-name="T7">Ich </text:span><text:span text:style-name="T6">beantworte</text:span><text:span text:style-name="T7"> Deine Frage (I </text:span><text:span text:style-name="T6">answer</text:span><text:span text:style-name="T7"> your question)</text:span>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37">
          <table:table-cell table:style-name="ce305" office:value-type="string">
            <text:p>Dates in German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(I’m flying off in January </text:p>
          </table:table-cell>
          <table:table-cell table:style-name="ce304" office:value-type="string">
            <text:p>Ich fliege im Januar ab.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37">
          <table:table-cell table:style-name="ce306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37">
          <table:table-cell table:style-name="ce157" office:value-type="string">
            <text:p>Erst im Oktober<text:span text:style-name="T7"> war eine </text:span><text:span text:style-name="T7">Lion-Air-Maschine</text:span>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Am 10. März <text:span text:style-name="T7">war eine 737 </text:span><text:span text:style-name="T7">Max</text:span></text:p>
          </table:table-cell>
          <table:table-cell table:number-columns-repeated="7"/>
        </table:table-row>
        <table:table-row table:style-name="ro37">
          <table:table-cell table:style-name="ce154" office:value-type="string">
            <text:p>Bereits <text:span text:style-name="T6">am 26. Februar</text:span><text:span text:style-name="T7"> </text:span><text:span text:style-name="T7">wandten</text:span>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37">
          <table:table-cell table:style-name="ce307" office:value-type="string">
            <text:p>Adjectives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38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2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37">
          <table:table-cell table:style-name="ce195" office:value-type="string">
            <text:p><text:span text:style-name="T17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42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37">
          <table:table-cell table:style-name="ce271" office:value-type="string">
            <text:p>Duo buys a new plane every week</text:p>
          </table:table-cell>
          <table:table-cell table:style-name="ce315" office:value-type="string">
            <text:p>Duo kauft<text:span text:style-name="T25"> jede Woche</text:span><text:span text:style-name="T6"> ein </text:span><text:span text:style-name="T6">neues Flugzeug</text:span>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7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37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37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Switzerland </text:p>
          </table:table-cell>
          <table:table-cell table:style-name="ce271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37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37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</text:span><text:span text:style-name="T7">tun</text:span></text:p>
          </table:table-cell>
          <table:table-cell table:number-columns-repeated="6"/>
        </table:table-row>
        <table:table-row table:style-name="ro37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37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37">
          <table:table-cell office:value-type="string">
            <text:p>He is the love of her life</text:p>
          </table:table-cell>
          <table:table-cell office:value-type="string">
            <text:p>Er ist die Liebe <text:span text:style-name="T6">ihres Lebens</text:span></text:p>
          </table:table-cell>
          <table:table-cell table:number-columns-repeated="6"/>
        </table:table-row>
        <table:table-row table:style-name="ro37">
          <table:table-cell office:value-type="string">
            <text:p>The ghosts always come at midnight </text:p>
          </table:table-cell>
          <table:table-cell table:style-name="ce271" office:value-type="string">
            <text:p>Um Mitternacht <text:span text:style-name="T7">kommen </text:span><text:span text:style-name="T7">immer die Geister</text:span>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7">
          <table:table-cell table:style-name="ce308" office:value-type="string">
            <text:p>Als vs Wenn</text:p>
          </table:table-cell>
          <table:table-cell table:number-columns-repeated="7"/>
        </table:table-row>
        <table:table-row table:style-name="ro90">
          <table:table-cell table:style-name="ce273" office:value-type="string">
            <text:p><text:span text:style-name="T14">Wenn</text:span> ich krank bin, bleibe ich zu Hause.</text:p>
          </table:table-cell>
          <table:table-cell table:style-name="ce273" office:value-type="string">
            <text:p>When(ever) I am sick, I stay at home. [or:] If I am sick, I stay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7">
          <table:table-cell table:style-name="ce273" office:value-type="string">
            <text:p><text:span text:style-name="T14">Wenn</text:span> ich krank war, blieb ich zu Hause. </text:p>
          </table:table-cell>
          <table:table-cell table:style-name="ce273" office:value-type="string">
            <text:p>When(ever) I was sick, I stayed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7">
          <table:table-cell table:style-name="ce273" office:value-type="string">
            <text:p><text:span text:style-name="T14">Als</text:span> ich krank war, blieb ich zu Hause.</text:p>
          </table:table-cell>
          <table:table-cell table:style-name="ce273" office:value-type="string">
            <text:p>When I was sick, I stayed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100">
          <table:table-cell table:style-name="ce273" office:value-type="string">
            <text:p>The first sentence denotes <text:span text:style-name="T14">repeated occurrences</text:span> in the past or present, as well as potential occurrences in the future. The second sentence covers only repeated occurrences<text:span text:style-name="T14"> in the past</text:span>, while the third refers to a particular<text:span text:style-name="T14"> single event</text:span> in the past, in this case a particular bout with an illness.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90">
          <table:table-cell table:style-name="ce273" office:value-type="string">
            <text:p>Deshalb beschloss er im Jahr 2006, das Unternehmen in Zukunft von Deutschland <text:span text:style-name="T14">aus zu </text:span><text:span text:style-name="T14">leiten. </text:span></text:p>
          </table:table-cell>
          <table:table-cell table:number-columns-repeated="7"/>
        </table:table-row>
        <table:table-row table:style-name="ro38">
          <table:table-cell office:value-type="string">
            <text:p><text:s/>Gregor Gysi, ????? Vater auch Politiker war, wurde 1948 in Berlin geboren.</text:p>
          </table:table-cell>
          <table:table-cell office:value-type="string">
            <text:p>dessen</text:p>
          </table:table-cell>
          <table:table-cell table:number-columns-repeated="6"/>
        </table:table-row>
        <table:table-row table:style-name="ro38">
          <table:table-cell office:value-type="string">
            <text:p><text:s/>Einige Politiker, zu ???? auch Gregor Gysi gehört, fordern eine Ost-Quote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8">
          <table:table-cell office:value-type="string">
            <text:p><text:s/>Der Forscher,???? die Journalisten interviewt haben, hat gerade ein neues Buch veröffentlich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37">
          <table:table-cell office:value-type="string">
            <text:p>Mother, I do not want a new dress</text:p>
          </table:table-cell>
          <table:table-cell office:value-type="string">
            <text:p>Mutter , Ich will kein neues Kleid</text:p>
          </table:table-cell>
          <table:table-cell table:number-columns-repeated="6"/>
        </table:table-row>
        <table:table-row table:style-name="ro37">
          <table:table-cell office:value-type="string">
            <text:p>What are your wishes for the new year?</text:p>
          </table:table-cell>
          <table:table-cell office:value-type="string">
            <text:p>Was sind deine W<text:span text:style-name="T16">ünsch für das </text:span><text:span text:style-name="T16">neue Jahr?</text:span></text:p>
          </table:table-cell>
          <table:table-cell table:number-columns-repeated="6"/>
        </table:table-row>
        <table:table-row table:style-name="ro37">
          <table:table-cell office:value-type="string">
            <text:p>I like high mountains</text:p>
          </table:table-cell>
          <table:table-cell office:value-type="string">
            <text:p>Ich mag hohe Berge</text:p>
          </table:table-cell>
          <table:table-cell table:number-columns-repeated="6"/>
        </table:table-row>
        <table:table-row table:style-name="ro37">
          <table:table-cell office:value-type="string">
            <text:p>Are you talking about the past?</text:p>
          </table:table-cell>
          <table:table-cell office:value-type="string">
            <text:p>Sprechen Sie <text:span text:style-name="T16">über die </text:span><text:span text:style-name="T16">Vergangenen Zeiten?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He wears a modern hat. </text:p>
          </table:table-cell>
          <table:table-cell office:value-type="string">
            <text:p>er tr<text:span text:style-name="T16">ägt einen modernen Hut</text:span></text:p>
          </table:table-cell>
          <table:table-cell table:number-columns-repeated="6"/>
        </table:table-row>
        <table:table-row table:style-name="ro37">
          <table:table-cell office:value-type="string">
            <text:p>He meets a former friend</text:p>
          </table:table-cell>
          <table:table-cell office:value-type="string">
            <text:p>Er trifft einen ehemaligen Freund</text:p>
          </table:table-cell>
          <table:table-cell table:number-columns-repeated="6"/>
        </table:table-row>
        <table:table-row table:style-name="ro37">
          <table:table-cell office:value-type="string">
            <text:p>She has her own room</text:p>
          </table:table-cell>
          <table:table-cell office:value-type="string">
            <text:p>Sie hat ihren eigenen Raum</text:p>
          </table:table-cell>
          <table:table-cell table:number-columns-repeated="6"/>
        </table:table-row>
        <table:table-row table:style-name="ro37">
          <table:table-cell office:value-type="string">
            <text:p>He knows the strong opponent</text:p>
          </table:table-cell>
          <table:table-cell office:value-type="string">
            <text:p>Er kennt den starken Gegner</text:p>
          </table:table-cell>
          <table:table-cell table:number-columns-repeated="6"/>
        </table:table-row>
        <table:table-row table:style-name="ro96">
          <table:table-cell office:value-type="string">
            <text:p>Streitet ihr ??? immer noch dar<text:span text:style-name="T16">über, welche Mannschaft am </text:span><text:span text:style-name="T16">besten ist?</text:span></text:p>
          </table:table-cell>
          <table:table-cell office:value-type="string">
            <text:p>euch</text:p>
          </table:table-cell>
          <table:table-cell table:number-columns-repeated="6"/>
        </table:table-row>
        <table:table-row table:style-name="ro96">
          <table:table-cell office:value-type="string">
            <text:p>Hast du ??? schon <text:span text:style-name="T16">überlegt, ob </text:span><text:span text:style-name="T16">du nächstes Wochenende mit ins </text:span><text:span text:style-name="T16">Stadion kommen möchtest?</text:span></text:p>
          </table:table-cell>
          <table:table-cell office:value-type="string">
            <text:p>dir</text:p>
          </table:table-cell>
          <table:table-cell table:number-columns-repeated="6"/>
        </table:table-row>
        <table:table-row table:style-name="ro38">
          <table:table-cell office:value-type="string">
            <text:p>Wir haben ???? heute hier versammelt, um gegen den Bau eines neuen Stadions zu demostrieren</text:p>
          </table:table-cell>
          <table:table-cell office:value-type="string">
            <text:p>uns</text:p>
          </table:table-cell>
          <table:table-cell table:number-columns-repeated="6"/>
        </table:table-row>
        <table:table-row table:style-name="ro38">
          <table:table-cell office:value-type="string">
            <text:p>Gestern habe ich ???? ein spannendes Fussballspiel angesehen</text:p>
          </table:table-cell>
          <table:table-cell office:value-type="string">
            <text:p>mir</text:p>
          </table:table-cell>
          <table:table-cell table:number-columns-repeated="6"/>
        </table:table-row>
        <table:table-row table:style-name="ro37">
          <table:table-cell office:value-type="string">
            <text:p>Der Mannschaftsarzt k<text:span text:style-name="T16">ümmert ???? um den verletzten </text:span><text:span text:style-name="T16">Spieler</text:span></text:p>
          </table:table-cell>
          <table:table-cell office:value-type="string">
            <text:p>sich</text:p>
          </table:table-cell>
          <table:table-cell table:number-columns-repeated="6"/>
        </table:table-row>
        <table:table-row table:style-name="ro37">
          <table:table-cell office:value-type="string">
            <text:p>People are disappeared</text:p>
          </table:table-cell>
          <table:table-cell office:value-type="string">
            <text:p>Leute sind verschwunden</text:p>
          </table:table-cell>
          <table:table-cell table:number-columns-repeated="6"/>
        </table:table-row>
        <table:table-row table:style-name="ro37">
          <table:table-cell office:value-type="string">
            <text:p>Have you told him your number?</text:p>
          </table:table-cell>
          <table:table-cell office:value-type="string">
            <text:p>Hast du ihm deine Nummer genannt?</text:p>
          </table:table-cell>
          <table:table-cell table:number-columns-repeated="6"/>
        </table:table-row>
        <table:table-row table:style-name="ro37">
          <table:table-cell office:value-type="string">
            <text:p>You have held my hand</text:p>
          </table:table-cell>
          <table:table-cell office:value-type="string">
            <text:p>Du hast meine Hand gahalt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Die Täter sind hochgefährlich. Viele von ???? tragen eine Fußfessel.</text:p>
          </table:table-cell>
          <table:table-cell table:style-name="ce154" office:value-type="string">
            <text:p>ih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2. Er wurde der Polizei wegen der Gewalt gegen ???? Freundin gemeldet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3. Der Polizist und ???? Kollegen arbeiten 24 Stunden am Tag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4. Wenn die Person nicht reagiert oder wenn ???? Antwort gelogen ist, bekommt sie Besuch von der Polizei.</text:p>
          </table:table-cell>
          <table:table-cell office:value-type="string">
            <text:p>ihr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5. Die Fußfesselträger wissen: „Die Überwacher kennen ????? Namen nicht.“</text:p>
          </table:table-cell>
          <table:table-cell office:value-type="string">
            <text:p>mei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6. Die Täter müssen für die Tat, die ???? begangen haben, eine bestimmte Zeit im Gefängnis verbringen.</text:p>
          </table:table-cell>
          <table:table-cell office:value-type="string">
            <text:p>sie</text:p>
          </table:table-cell>
          <table:table-cell table:number-columns-repeated="6"/>
        </table:table-row>
        <table:table-row table:style-name="ro38">
          <table:table-cell office:value-type="string">
            <text:p><text:s/>Mit dem Flugzeug kann man Orte (1) ??? allen Kontinenten innerhalb eines Tages erreichen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8">
          <table:table-cell office:value-type="string">
            <text:p>Die Menschen machen zwar immer noch gerne Urlaub (2) ??? eigenen Land</text:p>
          </table:table-cell>
          <table:table-cell office:value-type="string">
            <text:p>im</text:p>
          </table:table-cell>
          <table:table-cell table:number-columns-repeated="6"/>
        </table:table-row>
        <table:table-row table:style-name="ro37">
          <table:table-cell office:value-type="string">
            <text:p>aber viele fliegen auch (3) ???? Asien, Afrika oder Amerika. </text:p>
          </table:table-cell>
          <table:table-cell office:value-type="string">
            <text:p>nach</text:p>
          </table:table-cell>
          <table:table-cell table:number-columns-repeated="6"/>
        </table:table-row>
        <table:table-row table:style-name="ro37">
          <table:table-cell office:value-type="string">
            <text:p>Stolz zeigen sie ihren Freunden Fotos (4) ??? aller Welt.</text:p>
          </table:table-cell>
          <table:table-cell office:value-type="string">
            <text:p>aus</text:p>
          </table:table-cell>
          <table:table-cell table:number-columns-repeated="6"/>
        </table:table-row>
        <table:table-row table:style-name="ro38">
          <table:table-cell office:value-type="string">
            <text:p>Auch (5) ??? Italien oder (6) ??? Kosovo kann man sich gut erholen</text:p>
          </table:table-cell>
          <table:table-cell office:value-type="string">
            <text:p>in im</text:p>
          </table:table-cell>
          <table:table-cell table:number-columns-repeated="6"/>
        </table:table-row>
        <table:table-row table:style-name="ro38">
          <table:table-cell office:value-type="string">
            <text:p><text:s/>Thilo Schmitz ist der Chef <text:s/>??? (ein Unternehmen), das Schreibgeräte herstellt.</text:p>
          </table:table-cell>
          <table:table-cell office:value-type="string">
            <text:p>eines Unternehmens</text:p>
          </table:table-cell>
          <table:table-cell table:number-columns-repeated="6"/>
        </table:table-row>
        <table:table-row table:style-name="ro37">
          <table:table-cell office:value-type="string">
            <text:p>Viele Bürger (Venezuela) ziehen in andere Länder.</text:p>
          </table:table-cell>
          <table:table-cell office:value-type="string">
            <text:p>Venezuelas</text:p>
          </table:table-cell>
          <table:table-cell table:number-columns-repeated="6"/>
        </table:table-row>
        <table:table-row table:style-name="ro38">
          <table:table-cell office:value-type="string">
            <text:p><text:s/>Er hofft, dass die Probleme <text:s text:c="2"/>(das Land) irgendwann gelöst werden.</text:p>
          </table:table-cell>
          <table:table-cell office:value-type="string">
            <text:p>des Landes</text:p>
          </table:table-cell>
          <table:table-cell table:number-columns-repeated="6"/>
        </table:table-row>
        <table:table-row table:style-name="ro37">
          <table:table-cell office:value-type="string">
            <text:p>Wegen der Politik <text:s/>(der Präsident) beschloss </text:p>
          </table:table-cell>
          <table:table-cell office:value-type="string">
            <text:p>des Pr<text:span text:style-name="T16">äsidenten</text:span></text:p>
          </table:table-cell>
          <table:table-cell table:number-columns-repeated="6"/>
        </table:table-row>
        <table:table-row table:style-name="ro37">
          <table:table-cell office:value-type="string">
            <text:p>Die Clubszene in Berlin ist sehr bekannt(?) und sehr beliebt(?).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Touristen besuchen die bekanntest(?) Sehenswürdigkeiten der Stad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m Projekt mit der besten Idee versprach der Chef finanziell(?) Unterstützung.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Der Umweltschützer arbeitet auf der ganz(?) Wel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Heute Abend wird im Konferenzraum ein neu(?) Projekt vorgestellt. </text:p>
          </table:table-cell>
          <table:table-cell office:value-type="string">
            <text:p>es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Energiesparend(?) Lampen wirken sich positiv auf die Stromrechnung aus. 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eutschland möchte die gut(?) Beispiele und Konzepte übernehmen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en Projektchefs gefiel vor allem, dass die vorgestellten Ideen nachhaltig(?) war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Erfindung des holländisch(?) Designers gefiel nicht nur den Kunden aus dem eignen Land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r Clubbesitzer sprach mit dem jung(?) DJ über die Musik für den Abend.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7">
          <table:table-cell table:style-name="ce309" office:value-type="string">
            <text:p>dessen vs wessen:</text:p>
          </table:table-cell>
          <table:table-cell table:number-columns-repeated="7"/>
        </table:table-row>
        <table:table-row table:style-name="ro47">
          <table:table-cell table:style-name="ce273" office:value-type="string">
            <text:p>Wessen Brot ich ess, dessen Lied ich sing </text:p>
          </table:table-cell>
          <table:table-cell table:number-columns-repeated="7"/>
        </table:table-row>
        <table:table-row table:style-name="ro86">
          <table:table-cell office:value-type="string">
            <text:p>The "w" words (wer, wen, wie, warum, wessen, etc) in German are typically used for asking questions. Wessen is most commonly used when you're asking a question. Wessen Buch ist das?</text:p>
          </table:table-cell>
          <table:table-cell table:number-columns-repeated="7"/>
        </table:table-row>
        <table:table-row table:style-name="ro90">
          <table:table-cell table:style-name="ce273" office:value-type="string">
            <text:p>Das Attentat auf Hitler, über ???? heute Informationsschilder in der Anlage informieren, wurde 1944 von Stauffenberg geplant. </text:p>
          </table:table-cell>
          <table:table-cell office:value-type="string">
            <text:p>das</text:p>
          </table:table-cell>
          <table:table-cell table:number-columns-repeated="6"/>
        </table:table-row>
        <table:table-row table:style-name="ro38">
          <table:table-cell office:value-type="string">
            <text:p>Der Sprengstoff, mit ???? Hitler getötet werden sollte, tötete vier Menschen und verletzte Hitler leicht.</text:p>
          </table:table-cell>
          <table:table-cell office:value-type="string">
            <text:p>dem</text:p>
          </table:table-cell>
          <table:table-cell table:number-columns-repeated="6"/>
        </table:table-row>
        <table:table-row table:style-name="ro38">
          <table:table-cell office:value-type="string">
            <text:p>1941 zog Hitler ins Führerhauptquartier Wolfsschanze – eine Anlage, in ??? 2000 Menschen lebten.</text:p>
          </table:table-cell>
          <table:table-cell office:value-type="string">
            <text:p>der</text:p>
          </table:table-cell>
          <table:table-cell table:number-columns-repeated="6"/>
        </table:table-row>
        <table:table-row table:style-name="ro38">
          <table:table-cell office:value-type="string">
            <text:p><text:s/>Die Figuren, mit ??? die Situation von damals gezeigt werden soll, stellen Hitler und andere Personen dar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Unser Immunsystem kämpft _____, dass wir gesund bleiben</text:p>
          </table:table-cell>
          <table:table-cell office:value-type="string">
            <text:p>daf<text:span text:style-name="T16">ür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Das Immunsystem kämpft _____ Bakterien und Krankheiten</text:p>
          </table:table-cell>
          <table:table-cell office:value-type="string">
            <text:p>geg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Besonders die Haut schützt den menschlichen Körper _____, dass Keime in den Körper gelangen.</text:p>
          </table:table-cell>
          <table:table-cell office:value-type="string">
            <text:p>davo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Ein Teil des Immunsystems ist _____ das Wiedererkennen von bestimmten Bakterien oder Viren spezialisiert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Mit Obst und Gemüse kann jeder_____ sorgen, länger gesund zu bleiben.</text:p>
          </table:table-cell>
          <table:table-cell office:value-type="string">
            <text:p>dafü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Lange ??? die deutsche Regierung nicht dazu ????, den Völkermord anzuerkennen. (bereit sein) </text:p>
          </table:table-cell>
          <table:table-cell office:value-type="string">
            <text:p>ist, bereit gewes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Rund 90.000 Herero und Nama ???? damals ???? . (getötet werden) </text:p>
          </table:table-cell>
          <table:table-cell office:value-type="string">
            <text:p>sind, get<text:span text:style-name="T16">ötet worden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Nieren nicht mehr funktionieren, benötigt eine Organspende. </text:p>
          </table:table-cell>
          <table:table-cell office:value-type="string">
            <text:p>Wess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? nach der Operation gut betreut wird, wird schneller gesund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ich dankbar bin, schreibe ich einen Brief. </text:p>
          </table:table-cell>
          <table:table-cell office:value-type="string">
            <text:p>wem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nicht gesund ist, darf nicht spenden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er am meisten braucht, bittet er um Hilfe. </text:p>
          </table:table-cell>
          <table:table-cell office:value-type="string">
            <text:p>w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auf ein Spenderorgan wartet, leidet sehr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Would he have published it if he had the money? </text:p>
          </table:table-cell>
          <table:table-cell office:value-type="string">
            <text:p>H<text:span text:style-name="T16">ätte er es veröffentlicht, wenn </text:span><text:span text:style-name="T16">er das Geld hätte?</text:span></text:p>
          </table:table-cell>
          <table:table-cell table:number-columns-repeated="6"/>
        </table:table-row>
        <table:table-row table:style-name="ro37">
          <table:table-cell office:value-type="string">
            <text:p>We would have been friends forever</text:p>
          </table:table-cell>
          <table:table-cell office:value-type="string">
            <text:p>Wir w<text:span text:style-name="T16">ären für immer Freunde </text:span><text:span text:style-name="T16">gewesen</text:span></text:p>
          </table:table-cell>
          <table:table-cell table:number-columns-repeated="6"/>
        </table:table-row>
        <table:table-row table:style-name="ro96">
          <table:table-cell table:style-name="ce273" office:value-type="string">
            <text:p>I would have left her for that. </text:p>
          </table:table-cell>
          <table:table-cell office:value-type="string">
            <text:p>Ich h<text:span text:style-name="T16">ätte sie dafür verlassen</text:span></text:p>
            <text:p><text:span text:style-name="T16">Dafür würde ich sie verlassen </text:span><text:span text:style-name="T16">hatte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Wärst du gekommen? </text:p>
          </table:table-cell>
          <table:table-cell office:value-type="string">
            <text:p>would you have come?</text:p>
          </table:table-cell>
          <table:table-cell table:number-columns-repeated="6"/>
        </table:table-row>
        <table:table-row table:style-name="ro38">
          <table:table-cell table:style-name="ce273" office:value-type="string">
            <text:p>We would have never published your texts! </text:p>
          </table:table-cell>
          <table:table-cell table:style-name="Default" office:value-type="string">
            <text:p>Wir hätten eure Texte niemals veröffentlicht!</text:p>
            <text:p>Wir h<text:span text:style-name="T16">ätten nie deine Texte </text:span><text:span text:style-name="T16">veröffentlicht</text:span></text:p>
          </table:table-cell>
          <table:table-cell table:number-columns-repeated="6"/>
        </table:table-row>
        <table:table-row table:style-name="ro37">
          <table:table-cell office:value-type="string">
            <text:p>that led to nothing</text:p>
          </table:table-cell>
          <table:table-cell office:value-type="string">
            <text:p>das hat zu nichts gef<text:span text:style-name="T16">ührt</text:span></text:p>
          </table:table-cell>
          <table:table-cell table:number-columns-repeated="6"/>
        </table:table-row>
        <table:table-row table:style-name="ro37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6">ührt?</text:span></text:p>
          </table:table-cell>
          <table:table-cell table:number-columns-repeated="6"/>
        </table:table-row>
        <table:table-row table:style-name="ro37">
          <table:table-cell office:value-type="string">
            <text:p>He has granted me every wish</text:p>
          </table:table-cell>
          <table:table-cell office:value-type="string">
            <text:p>Er hat mir jeden Wunsch erf<text:span text:style-name="T16">üllt</text:span></text:p>
          </table:table-cell>
          <table:table-cell table:number-columns-repeated="6"/>
        </table:table-row>
        <table:table-row table:style-name="ro37">
          <table:table-cell office:value-type="string">
            <text:p><text:a xlink:href="https://www.dw.com/de/das-ende-der-ära-ecclestone/l-37284271">https://www.dw.com/de/das-ende-der-%C3%A4ra-ecclestone/l-37284271</text:a></text:p>
          </table:table-cell>
          <table:table-cell table:number-columns-repeated="7"/>
        </table:table-row>
        <table:table-row table:style-name="ro37">
          <table:table-cell office:value-type="string">
            <text:p><text:a xlink:href="https://www.dw.com/de/so-wählten-die-eu-bürger-2019/l-48922982">https://www.dw.com/de/so-w%C3%A4hlten-die-eu-b%C3%BCrger-2019/l-48922982</text:a></text:p>
          </table:table-cell>
          <table:table-cell table:number-columns-repeated="7"/>
        </table:table-row>
        <table:table-row table:style-name="ro90">
          <table:table-cell table:style-name="ce273" office:value-type="string">
            <text:p>Viele Parteien wollen sich nicht ???? Rechtspopulisten zusammentun </text:p>
          </table:table-cell>
          <table:table-cell office:value-type="string">
            <text:p>mi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Es sind erfreulich viele Menschen ??? Wahl gegangen. </text:p>
          </table:table-cell>
          <table:table-cell office:value-type="string">
            <text:p>zu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Vor der Wahl haben viele Schüler regelmäßig ??? die Klimapolitik protestiert. </text:p>
          </table:table-cell>
          <table:table-cell office:value-type="string">
            <text:p>geg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Rechtspopulisten verfügen ??? mehr als 150 Sitze im EU-Parlament. </text:p>
          </table:table-cell>
          <table:table-cell table:style-name="ce278" office:value-type="string">
            <text:p>übe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Mehr als 400 Millionen Menschen durften ??? der Europawahl wählen. </text:p>
          </table:table-cell>
          <table:table-cell office:value-type="string">
            <text:p>bei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Bei jungen Wählern liegen die Grünen ??? Platz eins. 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7">
          <table:table-cell table:style-name="ce309" office:value-type="string">
            <text:p>Konjunktiv 1 &amp; 2</text:p>
          </table:table-cell>
          <table:table-cell table:number-columns-repeated="7"/>
        </table:table-row>
        <table:table-row table:style-name="ro37">
          <table:table-cell office:value-type="string">
            <text:p><text:a xlink:href="https://study.com/academy/lesson/difference-between-konjunktiv-1-2-in-german.html#lesson">https://study.com/academy/lesson/difference-between-konjunktiv-1-2-in-german.html#lesson</text:a>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101">
          <table:table-cell office:value-type="string">
            <text:p>Conjugation I</text:p>
            <text:p>ich <text:tab/>mache</text:p>
            <text:p>du <text:tab/>mach<text:span text:style-name="T14">est</text:span></text:p>
            <text:p>er, sie, es <text:tab/>mach<text:span text:style-name="T14">e</text:span></text:p>
            <text:p>wir <text:tab/>machen</text:p>
            <text:p>ihr <text:tab/>mach<text:span text:style-name="T14">et</text:span></text:p>
            <text:p>sie <text:tab/>machen</text:p>
            <text:p>Sie <text:tab/>machen</text:p>
          </table:table-cell>
          <table:table-cell office:value-type="string">
            <text:p>Conjugation II</text:p>
            <text:p>ich <text:tab/>machte</text:p>
            <text:p>du <text:tab/>machtest</text:p>
            <text:p>er,sie,es <text:tab/>machte</text:p>
            <text:p>wir <text:tab/>machten</text:p>
            <text:p>ihr <text:tab/>machtet</text:p>
            <text:p>sie <text:tab/>machten</text:p>
            <text:p>Sie <text:tab/>machten</text:p>
          </table:table-cell>
          <table:table-cell table:number-columns-repeated="6"/>
        </table:table-row>
        <table:table-row table:style-name="ro102">
          <table:table-cell table:number-columns-repeated="8"/>
        </table:table-row>
        <table:table-row table:style-name="ro103">
          <table:table-cell office:value-type="string">
            <text:p>We will use the <text:span text:style-name="T14">Konjunktiv I</text:span> for the 2nd and 3rd person singular and 2nd person plural: </text:p>
            <text:p><text:s text:c="4"/>Sie sagte, er komme zu spät.</text:p>
            <text:p><text:s/>(She said that he came late.)</text:p>
            <text:p><text:s text:c="4"/>Ihr sagt, ihr habet keine Zeit mehr. </text:p>
            <text:p>(You say that you don't have any more time.)</text:p>
            <text:p/>
            <text:p>For other forms, we will use the Konjunktiv II instead. Why? Because, like already mentioned, the Konjunktiv I present forms will look the same as the present tense</text:p>
            <text:p>Therefore , the 1<text:span text:style-name="T24">st</text:span> person singular and the 1<text:span text:style-name="T24">st</text:span> person plural will be replaced with the Konjunktiv II to avoid any confusion. e.g.:</text:p>
            <text:p>Present:Ich kaufe das Haus</text:p>
            <text:p><text:span text:style-name="T14">Konjunktiv I</text:span>: Sie erz<text:span text:style-name="T16">ählt, ich </text:span><text:span text:style-name="T16">kaufe das Haus (She told me that </text:span><text:span text:style-name="T16">I am buying the house)</text:span></text:p>
            <text:p><text:span text:style-name="T16">Konjunktiv II: Sie erzählt, ich </text:span><text:span text:style-name="T16">käufte das Haus (She told me that </text:span><text:span text:style-name="T16">I am buying the house)</text:span></text:p>
            <text:p/>
          </table:table-cell>
          <table:table-cell office:value-type="string">
            <text:p><text:span text:style-name="T14">Präteritum</text:span>: Ich wünsche, ich hätte mehr Geld. (I wish I had more money.)</text:p>
            <text:p/>
            <text:p><text:span text:style-name="T14">Konjunktiv II</text:span>: Ich wünsche, ich hätte mehr Geld.</text:p>
            <text:p/>
            <text:p><text:span text:style-name="T14">Würde + infinitive</text:span>: Ich wünsche, ich würde mehr mehr Geld haben. 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104">
          <table:table-cell office:value-type="string" table:number-columns-spanned="2" table:number-rows-spanned="1">
            <text:p>This is<text:span text:style-name="T14"> Konjunktiv I.</text:span> You use it in indirect speech:</text:p>
            <text:p/>
            <text:p><text:s text:c="4"/>Johannes sagt, er habe Hunger.</text:p>
            <text:p><text:s text:c="4"/>Johannes sagt, er sei hungrig.</text:p>
            <text:p/>
            <text:p>in English:</text:p>
            <text:p/>
            <text:p><text:s text:c="4"/>Johannes says, he is hungry.</text:p>
            <text:p/>
            <text:p>And here is <text:span text:style-name="T14">Konjunktiv II</text:span>. You use it when you wish something or when you talk about something that is unlikely to happen,and also sometimes in indirect speech:</text:p>
            <text:p/>
            <text:p><text:s text:c="4"/>Johannes wünschte, er hätte etwas zu essen.</text:p>
            <text:p><text:s text:c="4"/>Wenn ich Urlaub hätte, läge ich jetzt am Strand.</text:p>
            <text:p><text:s text:c="4"/>Mein Arzt sagt, ich wäre zu dick.</text:p>
            <text:p/>
            <text:p>In English:</text:p>
            <text:p/>
            <text:p><text:s text:c="4"/>Johannes wished he had something to eat.</text:p>
            <text:p><text:s text:c="4"/>If I were on vaction, I would be lying on the beach now.</text:p>
            <text:p><text:s text:c="4"/>My doctor says, I am too fat [but I do not think so].</text:p>
            <text:p/>
          </table:table-cell>
          <table:covered-table-cell/>
          <table:table-cell office:value-type="string">
            <text:p><text:a xlink:href="https://www.dw.com/de/poesie-für-die-ohren/l-36075739">https://www.dw.com/de/poesie-f%C3%BCr-die-ohren/l-36075739</text:a></text:p>
          </table:table-cell>
          <table:table-cell table:number-columns-repeated="5"/>
        </table:table-row>
        <table:table-row table:style-name="ro47">
          <table:table-cell table:number-columns-repeated="8"/>
        </table:table-row>
        <table:table-row table:style-name="ro37">
          <table:table-cell table:style-name="ce273" office:value-type="string">
            <text:p>Ich habe es mir zum Ziel gemacht, ein guter Mensch ?? sein. </text:p>
          </table:table-cell>
          <table:table-cell office:value-type="string">
            <text:p>zu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Schon seit Wochen sehe ich eine alte Frau in unserer Nachbarschaft Pfandflaschen ?? sammel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Es ist wichtig, dass ehrenamtliche Helfer den alten Menschen regelmäßig Gesellschaft ?? leist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Hoffentlich bleibt der Verein lange Zeit ?? besteh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Ich habe leider keine Zeit, ehrenamtlich ?? arbeiten. </text:p>
          </table:table-cell>
          <table:table-cell office:value-type="string">
            <text:p>zu</text:p>
          </table:table-cell>
          <table:table-cell table:number-columns-repeated="6"/>
        </table:table-row>
        <table:table-row table:style-name="ro105">
          <table:table-cell table:style-name="ce310" office:value-type="string">
            <text:p>Partizip II</text:p>
          </table:table-cell>
          <table:table-cell table:number-columns-repeated="7"/>
        </table:table-row>
        <table:table-row table:style-name="ro37">
          <table:table-cell table:style-name="ce273" office:value-type="string">
            <text:p>verlassen </text:p>
          </table:table-cell>
          <table:table-cell office:value-type="string">
            <text:p>verlass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ablehnen </text:p>
          </table:table-cell>
          <table:table-cell office:value-type="string">
            <text:p>abgelehn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übernachten </text:p>
          </table:table-cell>
          <table:table-cell office:value-type="string">
            <text:p>übernachte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erklären </text:p>
          </table:table-cell>
          <table:table-cell office:value-type="string">
            <text:p>erklär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einbringen </text:p>
          </table:table-cell>
          <table:table-cell office:value-type="string">
            <text:p>eingebrach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besichtigen </text:p>
          </table:table-cell>
          <table:table-cell office:value-type="string">
            <text:p>besichtig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Nachwuchs </text:p>
          </table:table-cell>
          <table:table-cell office:value-type="string">
            <text:p>offspring</text:p>
          </table:table-cell>
          <table:table-cell table:number-columns-repeated="6"/>
        </table:table-row>
        <table:table-row table:style-name="ro37">
          <table:table-cell office:value-type="string">
            <text:p>Im Absicht</text:p>
          </table:table-cell>
          <table:table-cell office:value-type="string">
            <text:p>in intention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7">
          <table:table-cell office:value-type="string">
            <text:p>He would have adviced you</text:p>
          </table:table-cell>
          <table:table-cell office:value-type="string">
            <text:p>er h<text:span text:style-name="T16">ätte euch beraten</text:span></text:p>
          </table:table-cell>
          <table:table-cell table:number-columns-repeated="6"/>
        </table:table-row>
        <table:table-row table:style-name="ro38">
          <table:table-cell office:value-type="string">
            <text:p>I would have left her for that. </text:p>
          </table:table-cell>
          <table:table-cell office:value-type="string">
            <text:p>Ich hätte sie dafür verlassen Dafür würde ich sie verlassen hatte</text:p>
          </table:table-cell>
          <table:table-cell table:number-columns-repeated="6"/>
        </table:table-row>
        <table:table-row table:style-name="ro47">
          <table:table-cell office:value-type="string">
            <text:p>bergab</text:p>
          </table:table-cell>
          <table:table-cell office:value-type="string">
            <text:p>downhil</text:p>
          </table:table-cell>
          <table:table-cell table:number-columns-repeated="6"/>
        </table:table-row>
        <table:table-row table:style-name="ro47">
          <table:table-cell office:value-type="string">
            <text:p>verringert</text:p>
          </table:table-cell>
          <table:table-cell office:value-type="string">
            <text:p>reduced</text:p>
          </table:table-cell>
          <table:table-cell table:number-columns-repeated="6"/>
        </table:table-row>
        <table:table-row table:style-name="ro47">
          <table:table-cell table:style-name="ce273" office:value-type="string">
            <text:p>vereinbart </text:p>
          </table:table-cell>
          <table:table-cell office:value-type="string">
            <text:p>agreed</text:p>
          </table:table-cell>
          <table:table-cell table:number-columns-repeated="6"/>
        </table:table-row>
        <table:table-row table:style-name="ro47">
          <table:table-cell table:style-name="ce273" office:value-type="string">
            <text:p>leugnen </text:p>
          </table:table-cell>
          <table:table-cell office:value-type="string">
            <text:p>deny</text:p>
          </table:table-cell>
          <table:table-cell table:number-columns-repeated="6"/>
        </table:table-row>
        <table:table-row table:style-name="ro47">
          <table:table-cell office:value-type="string">
            <text:p>Do not stay with him!</text:p>
          </table:table-cell>
          <table:table-cell office:value-type="string">
            <text:p>Bleib nicht bei ihm</text:p>
          </table:table-cell>
          <table:table-cell table:number-columns-repeated="6"/>
        </table:table-row>
        <table:table-row table:style-name="ro47">
          <table:table-cell office:value-type="string">
            <text:p>Die Bestätigung </text:p>
          </table:table-cell>
          <table:table-cell office:value-type="string">
            <text:p>the verification</text:p>
          </table:table-cell>
          <table:table-cell table:number-columns-repeated="6"/>
        </table:table-row>
        <table:table-row table:style-name="ro47">
          <table:table-cell office:value-type="string">
            <text:p>Verlag</text:p>
          </table:table-cell>
          <table:table-cell office:value-type="string">
            <text:p>publisher</text:p>
          </table:table-cell>
          <table:table-cell table:number-columns-repeated="6"/>
        </table:table-row>
        <table:table-row table:style-name="ro106">
          <table:table-cell office:value-type="string">
            <text:p>Physics provides an explanation for some events.</text:p>
          </table:table-cell>
          <table:table-cell office:value-type="string">
            <text:p>Physik liefert eine Erklärung für einige Ereignisse</text:p>
          </table:table-cell>
          <table:table-cell table:number-columns-repeated="6"/>
        </table:table-row>
        <table:table-row table:style-name="ro65">
          <table:table-cell office:value-type="string">
            <text:p>My medication cannot be effective, because I am dieting.</text:p>
          </table:table-cell>
          <table:table-cell office:value-type="string">
            <text:p>Mein Medikament kann nicht wirken, weil ich eine Di<text:span text:style-name="T16">ät </text:span><text:span text:style-name="T16">mache</text:span></text:p>
          </table:table-cell>
          <table:table-cell table:number-columns-repeated="6"/>
        </table:table-row>
        <table:table-row table:style-name="ro65">
          <table:table-cell office:value-type="string">
            <text:p>Synthetisches Kerosin, ???? die Forschung in den letzten Jahren entwickelt hat, ist noch sehr teuer.</text:p>
          </table:table-cell>
          <table:table-cell office:value-type="string">
            <text:p>das</text:p>
          </table:table-cell>
          <table:table-cell table:number-columns-repeated="6"/>
        </table:table-row>
        <table:table-row table:style-name="ro65">
          <table:table-cell office:value-type="string">
            <text:p>Klimaschäden, ???? beim Fliegen entstehen, kann man über bestimmte Organisationen wiedergutmachen.</text:p>
          </table:table-cell>
          <table:table-cell office:value-type="string">
            <text:p>die</text:p>
          </table:table-cell>
          <table:table-cell table:number-columns-repeated="6"/>
        </table:table-row>
        <table:table-row table:style-name="ro65">
          <table:table-cell office:value-type="string">
            <text:p>Man kann auch ohne weite Flüge einen Urlaub machen, ???? man nicht vergiss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47">
          <table:table-cell office:value-type="string">
            <text:p>Das ist das Projekt, ???? ich etwas gespendet habe.</text:p>
          </table:table-cell>
          <table:table-cell office:value-type="string">
            <text:p>dem</text:p>
          </table:table-cell>
          <table:table-cell table:number-columns-repeated="6"/>
        </table:table-row>
        <table:table-row table:style-name="ro65">
          <table:table-cell office:value-type="string">
            <text:p>Greta Thunberg ist die Klimaaktivistin, ???? Einstellung viele junge Menschen inspiriert hat.</text:p>
          </table:table-cell>
          <table:table-cell office:value-type="string">
            <text:p>deren</text:p>
          </table:table-cell>
          <table:table-cell table:number-columns-repeated="6"/>
        </table:table-row>
        <table:table-row table:style-name="ro47">
          <table:table-cell office:value-type="string">
            <text:p><text:s/>„myclimate“ ist eine Organisation, ???? ich helfen möchte. </text:p>
          </table:table-cell>
          <table:table-cell office:value-type="string">
            <text:p>der</text:p>
          </table:table-cell>
          <table:table-cell table:number-columns-repeated="6"/>
        </table:table-row>
        <table:table-row table:style-name="ro47" table:number-rows-repeated="1048295">
          <table:table-cell table:number-columns-repeated="8"/>
        </table:table-row>
        <table:table-row table:style-name="ro47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7" table:print="false">
        <office:forms form:automatic-focus="false" form:apply-design-mode="false"/>
        <table:table-column table:style-name="co58" table:default-cell-style-name="ce153"/>
        <table:table-column table:style-name="co67" table:default-cell-style-name="Default"/>
        <table:table-column table:style-name="co70" table:default-cell-style-name="Default"/>
        <table:table-column table:style-name="co6" table:number-columns-repeated="1021" table:default-cell-style-name="Default"/>
        <table:table-row table:style-name="ro37">
          <table:table-cell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37">
          <table:table-cell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37">
          <table:table-cell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37">
          <table:table-cell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37">
          <table:table-cell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37">
          <table:table-cell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37">
          <table:table-cell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37">
          <table:table-cell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37">
          <table:table-cell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37">
          <table:table-cell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37">
          <table:table-cell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37">
          <table:table-cell table:style-name="ce347" office:value-type="string">
            <text:p>http://www.dw.com/de/in-der-hundepension/l-40194567</text:p>
          </table:table-cell>
          <table:table-cell table:style-name="ce348" table:number-columns-repeated="1023"/>
        </table:table-row>
        <table:table-row table:style-name="ro37">
          <table:table-cell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37">
          <table:table-cell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37">
          <table:table-cell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7">
          <table:table-cell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37">
          <table:table-cell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37">
          <table:table-cell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38">
          <table:table-cell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37">
          <table:table-cell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37">
          <table:table-cell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37">
          <table:table-cell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7">
          <table:table-cell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37">
          <table:table-cell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37">
          <table:table-cell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37">
          <table:table-cell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37">
          <table:table-cell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7">
          <table:table-cell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37">
          <table:table-cell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37">
          <table:table-cell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37">
          <table:table-cell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37">
          <table:table-cell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37">
          <table:table-cell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37">
          <table:table-cell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37">
          <table:table-cell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37">
          <table:table-cell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37">
          <table:table-cell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37">
          <table:table-cell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37">
          <table:table-cell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37">
          <table:table-cell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7">
          <table:table-cell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37">
          <table:table-cell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37">
          <table:table-cell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47" table:number-rows-repeated="2">
          <table:table-cell table:style-name="Default"/>
          <table:table-cell table:number-columns-repeated="1023"/>
        </table:table-row>
        <table:table-row table:style-name="ro47">
          <table:table-cell table:style-name="Default" office:value-type="string">
            <text:p>aufsetzen</text:p>
          </table:table-cell>
          <table:table-cell office:value-type="string">
            <text:p>put on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setzt auf</text:p>
          </table:table-cell>
          <table:table-cell office:value-type="string">
            <text:p>relies on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aufstehen</text:p>
          </table:table-cell>
          <table:table-cell office:value-type="string">
            <text:p>get up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entsetzt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aufwachen</text:p>
          </table:table-cell>
          <table:table-cell office:value-type="string">
            <text:p>wake up</text:p>
          </table:table-cell>
          <table:table-cell table:number-columns-repeated="1022"/>
        </table:table-row>
        <table:named-expressions/>
      </table:table>
      <table:table table:name="Simon" table:style-name="ta15" table:print="false">
        <office:forms form:automatic-focus="false" form:apply-design-mode="false"/>
        <table:table-column table:style-name="co48" table:default-cell-style-name="ce224"/>
        <table:table-column table:style-name="co49" table:default-cell-style-name="ce153"/>
        <table:table-column table:style-name="co50" table:default-cell-style-name="Default"/>
        <table:table-column table:style-name="co6" table:number-columns-repeated="1021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 table:number-columns-repeated="1022"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 table:number-columns-repeated="1022"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 table:number-columns-repeated="1022"/>
        </table:table-row>
        <table:table-row table:style-name="ro28">
          <table:table-cell table:style-name="ce153"/>
          <table:table-cell table:number-columns-repeated="1023"/>
        </table:table-row>
        <table:table-row table:style-name="ro40">
          <table:table-cell table:style-name="ce222" office:value-type="string" table:number-columns-spanned="2" table:number-rows-spanned="1">
            <text:p>Simon 16</text:p>
          </table:table-cell>
          <table:covered-table-cell table:style-name="ce228"/>
          <table:table-cell table:style-name="ce229" table:number-columns-repeated="1022"/>
        </table:table-row>
        <table:table-row table:style-name="ro40">
          <table:table-cell table:style-name="ce223" office:value-type="string">
            <text:p>Ich fliege auf die Bahamas</text:p>
          </table:table-cell>
          <table:table-cell office:value-type="string">
            <text:p>I fly to Bahamas</text:p>
          </table:table-cell>
          <table:table-cell office:value-type="string">
            <text:p>Ich fliege auf die Bahamas</text:p>
          </table:table-cell>
          <table:table-cell table:number-columns-repeated="1021"/>
        </table:table-row>
        <table:table-row table:style-name="ro37">
          <table:table-cell office:value-type="string">
            <text:p>1. denn (schnelle Aussprache)</text:p>
          </table:table-cell>
          <table:table-cell table:number-columns-repeated="1023"/>
        </table:table-row>
        <table:table-row table:style-name="ro37">
          <table:table-cell office:value-type="string">
            <text:p>2. den (langsame Ausssprache)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bin auf den Bahamas.</text:p>
          </table:table-cell>
          <table:table-cell office:value-type="string">
            <text:p>I am on the Bahamas</text:p>
          </table:table-cell>
          <table:table-cell office:value-type="string">
            <text:p>ich bin in der Bahamas</text:p>
          </table:table-cell>
          <table:table-cell table:number-columns-repeated="1021"/>
        </table:table-row>
        <table:table-row table:style-name="ro40">
          <table:table-cell office:value-type="string">
            <text:p>Ich gehe ins Restaurant, denn ich habe hunger.</text:p>
          </table:table-cell>
          <table:table-cell office:value-type="string">
            <text:p>I go to the restaurant , because I am hangry</text:p>
          </table:table-cell>
          <table:table-cell office:value-type="string">
            <text:p>Ich gehe ins Restaurant, denn ich habe hunger</text:p>
          </table:table-cell>
          <table:table-cell table:number-columns-repeated="1021"/>
        </table:table-row>
        <table:table-row table:style-name="ro37">
          <table:table-cell office:value-type="string">
            <text:p>2. dehnen (langsame Aussprache)</text:p>
          </table:table-cell>
          <table:table-cell table:number-columns-repeated="1023"/>
        </table:table-row>
        <table:table-row table:style-name="ro37">
          <table:table-cell office:value-type="string">
            <text:p>etwas dehnen - to stretch</text:p>
          </table:table-cell>
          <table:table-cell table:number-columns-repeated="1023"/>
        </table:table-row>
        <table:table-row table:style-name="ro38">
          <table:table-cell office:value-type="string">
            <text:p>Bevor man Sport macht muss man sich dehnen und aufwarmen - Before you do sport you have to stretch</text:p>
          </table:table-cell>
          <table:table-cell table:number-columns-repeated="1023"/>
        </table:table-row>
        <table:table-row table:style-name="ro37">
          <table:table-cell office:value-type="string">
            <text:p>a</text:p>
          </table:table-cell>
          <table:table-cell table:number-columns-repeated="1023"/>
        </table:table-row>
        <table:table-row table:style-name="ro37">
          <table:table-cell office:value-type="string">
            <text:p>e</text:p>
          </table:table-cell>
          <table:table-cell table:number-columns-repeated="1023"/>
        </table:table-row>
        <table:table-row table:style-name="ro38">
          <table:table-cell office:value-type="string">
            <text:p>Bei Landern die aus mehreren Wortern bestehen verwendet man "in".</text:p>
          </table:table-cell>
          <table:table-cell table:number-columns-repeated="1023"/>
        </table:table-row>
        <table:table-row table:style-name="ro40">
          <table:table-cell office:value-type="string">
            <text:p>Ich fliege in die Demokratische Republik Kongo.</text:p>
          </table:table-cell>
          <table:table-cell office:value-type="string">
            <text:p>I fly to the Demokratic Republic of Kongo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bin in der Demokratischen Republik Kongo.</text:p>
          </table:table-cell>
          <table:table-cell office:value-type="string">
            <text:p>I am on &gt;&gt;</text:p>
          </table:table-cell>
          <table:table-cell office:value-type="string">
            <text:p>ich bin in der..</text:p>
          </table:table-cell>
          <table:table-cell table:number-columns-repeated="1021"/>
        </table:table-row>
        <table:table-row table:style-name="ro37">
          <table:table-cell office:value-type="string">
            <text:p>n-Deklination</text:p>
          </table:table-cell>
          <table:table-cell table:number-columns-repeated="1023"/>
        </table:table-row>
        <table:table-row table:style-name="ro37">
          <table:table-cell office:value-type="string">
            <text:p>die Kuste - the coast</text:p>
          </table:table-cell>
          <table:table-cell table:number-columns-repeated="1023"/>
        </table:table-row>
        <table:table-row table:style-name="ro37">
          <table:table-cell office:value-type="string">
            <text:p>der Strand - the beach</text:p>
          </table:table-cell>
          <table:table-cell table:number-columns-repeated="1023"/>
        </table:table-row>
        <table:table-row table:style-name="ro40">
          <table:table-cell office:value-type="string">
            <text:p>Ich gehe an den Strand.</text:p>
          </table:table-cell>
          <table:table-cell office:value-type="string">
            <text:p>I go to the beach</text:p>
          </table:table-cell>
          <table:table-cell office:value-type="string">
            <text:p>ich gehe an den Strand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fliege an die Elfenbeinkuste.</text:p>
          </table:table-cell>
          <table:table-cell office:value-type="string">
            <text:p>I fly to the Elephant Bone Coast</text:p>
          </table:table-cell>
          <table:table-cell office:value-type="string">
            <text:p>ich fliege an die ElfenbeinKuste</text:p>
          </table:table-cell>
          <table:table-cell table:number-columns-repeated="1021"/>
        </table:table-row>
        <table:table-row table:style-name="ro37">
          <table:table-cell office:value-type="string">
            <text:p>like a long line ----&gt; "an"</text:p>
          </table:table-cell>
          <table:table-cell table:number-columns-repeated="1023"/>
        </table:table-row>
        <table:table-row table:style-name="ro37">
          <table:table-cell office:value-type="string">
            <text:p>small islands ----&gt; "auf"</text:p>
          </table:table-cell>
          <table:table-cell table:number-columns-repeated="1023"/>
        </table:table-row>
        <table:table-row table:style-name="ro28">
          <table:table-cell table:style-name="Default" table:number-columns-repeated="2"/>
          <table:table-cell table:number-columns-repeated="1022"/>
        </table:table-row>
        <table:table-row table:style-name="ro40">
          <table:table-cell office:value-type="string">
            <text:p>Ich fahre in den Irak.</text:p>
          </table:table-cell>
          <table:table-cell table:style-name="ce224" office:value-type="string">
            <text:p>I drive to irak.</text:p>
          </table:table-cell>
          <table:table-cell office:value-type="string">
            <text:p>ich fahre in den Irak</text:p>
          </table:table-cell>
          <table:table-cell table:number-columns-repeated="1021"/>
        </table:table-row>
        <table:table-row table:style-name="ro40">
          <table:table-cell office:value-type="string">
            <text:p>Ich bin im (in+ dem) Irak.</text:p>
          </table:table-cell>
          <table:table-cell office:value-type="string">
            <text:p>I am in the Irak</text:p>
          </table:table-cell>
          <table:table-cell office:value-type="string">
            <text:p>Ich bin in dem Irak</text:p>
          </table:table-cell>
          <table:table-cell table:number-columns-repeated="1021"/>
        </table:table-row>
        <table:table-row table:style-name="ro28">
          <table:table-cell table:style-name="ce225" office:value-type="string">
            <text:p>-</text:p>
          </table:table-cell>
          <table:table-cell table:number-columns-repeated="1023"/>
        </table:table-row>
        <table:table-row table:style-name="ro40">
          <table:table-cell office:value-type="string">
            <text:p><text:s/>Bindestrich 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37">
          <table:table-cell office:value-type="string">
            <text:p>Saudi-Arabien</text:p>
          </table:table-cell>
          <table:table-cell table:number-columns-repeated="1023"/>
        </table:table-row>
        <table:table-row table:style-name="ro40">
          <table:table-cell office:value-type="string">
            <text:p>Ich fahre in die Mongolei</text:p>
          </table:table-cell>
          <table:table-cell office:value-type="string">
            <text:p>I drive to Mongolei</text:p>
          </table:table-cell>
          <table:table-cell office:value-type="string">
            <text:p>ich fahre in die Mongolei</text:p>
          </table:table-cell>
          <table:table-cell table:number-columns-repeated="1021"/>
        </table:table-row>
        <table:table-row table:style-name="ro40">
          <table:table-cell office:value-type="string">
            <text:p>Ich bin in der Mongolei</text:p>
          </table:table-cell>
          <table:table-cell office:value-type="string">
            <text:p>I am in the &gt;&gt;</text:p>
          </table:table-cell>
          <table:table-cell office:value-type="string">
            <text:p>ich bin in der Mongolei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fahre in die Niederlande</text:p>
          </table:table-cell>
          <table:table-cell office:value-type="string">
            <text:p>I drive to the Netherlands</text:p>
          </table:table-cell>
          <table:table-cell office:value-type="string">
            <text:p>ich fahre in die ..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bin in den Niederlanden.</text:p>
          </table:table-cell>
          <table:table-cell office:value-type="string">
            <text:p>I am in the &gt;&gt;</text:p>
          </table:table-cell>
          <table:table-cell office:value-type="string">
            <text:p>ich bin in den ..</text:p>
          </table:table-cell>
          <table:table-cell table:number-columns-repeated="1021"/>
        </table:table-row>
        <table:table-row table:style-name="ro40">
          <table:table-cell office:value-type="string">
            <text:p>Ich fliege in den Niger</text:p>
          </table:table-cell>
          <table:table-cell office:value-type="string">
            <text:p>I fly to Niger</text:p>
          </table:table-cell>
          <table:table-cell office:value-type="string">
            <text:p>ich fliege in den Niger</text:p>
          </table:table-cell>
          <table:table-cell table:number-columns-repeated="1021"/>
        </table:table-row>
        <table:table-row table:style-name="ro40">
          <table:table-cell office:value-type="string">
            <text:p>Ich bin im Niger.</text:p>
          </table:table-cell>
          <table:table-cell office:value-type="string">
            <text:p>I am in Niger</text:p>
          </table:table-cell>
          <table:table-cell office:value-type="string">
            <text:p>ich bin in dem Niger</text:p>
          </table:table-cell>
          <table:table-cell table:number-columns-repeated="1021"/>
        </table:table-row>
        <table:table-row table:style-name="ro40">
          <table:table-cell office:value-type="string">
            <text:p>In Griechenland leben immer weniger (und weniger) Leute.</text:p>
          </table:table-cell>
          <table:table-cell office:value-type="string">
            <text:p>In greece leave less and less people</text:p>
          </table:table-cell>
          <table:table-cell office:value-type="string">
            <text:p>In Griechenland leben weniger und weniger Leute</text:p>
          </table:table-cell>
          <table:table-cell table:number-columns-repeated="1021"/>
        </table:table-row>
        <table:table-row table:style-name="ro40">
          <table:table-cell office:value-type="string">
            <text:p>In China gibt es eine 1-Kind-Politik.</text:p>
          </table:table-cell>
          <table:table-cell office:value-type="string">
            <text:p>In Chine there is a one-child policy</text:p>
          </table:table-cell>
          <table:table-cell office:value-type="string">
            <text:p>In China gibt es Ein-Kind Politik</text:p>
          </table:table-cell>
          <table:table-cell table:number-columns-repeated="1021"/>
        </table:table-row>
        <table:table-row table:style-name="ro37">
          <table:table-cell office:value-type="string">
            <text:p>der Gesetzlose - the outlaw</text:p>
          </table:table-cell>
          <table:table-cell table:number-columns-repeated="1023"/>
        </table:table-row>
        <table:table-row table:style-name="ro40">
          <table:table-cell table:style-name="ce227" office:value-type="string">
            <text:p>China hat eine strenge Kultur.</text:p>
          </table:table-cell>
          <table:table-cell office:value-type="string">
            <text:p>Chine has a stricker culture</text:p>
          </table:table-cell>
          <table:table-cell office:value-type="string">
            <text:p>China hat eine strenge Kultur</text:p>
          </table:table-cell>
          <table:table-cell table:number-columns-repeated="1021"/>
        </table:table-row>
        <table:table-row table:style-name="ro37">
          <table:table-cell office:value-type="string">
            <text:p>Tschechische Republik --&gt; 2 Worter</text:p>
          </table:table-cell>
          <table:table-cell table:number-columns-repeated="1023"/>
        </table:table-row>
        <table:table-row table:style-name="ro37">
          <table:table-cell office:value-type="string">
            <text:p>Saudi-Arabien --&gt; 1 Wort</text:p>
          </table:table-cell>
          <table:table-cell table:number-columns-repeated="1023"/>
        </table:table-row>
        <table:table-row table:style-name="ro40">
          <table:table-cell office:value-type="string">
            <text:p>Ich bin in der Tschechischen Republik.</text:p>
          </table:table-cell>
          <table:table-cell office:value-type="string">
            <text:p>I am in the Czech Republic</text:p>
          </table:table-cell>
          <table:table-cell office:value-type="string">
            <text:p>Ich bin in der Zechische Republik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bin in Tschechien</text:p>
          </table:table-cell>
          <table:table-cell office:value-type="string">
            <text:p>I am in Czech</text:p>
          </table:table-cell>
          <table:table-cell office:value-type="string">
            <text:p>Ich bin in Tschechien</text:p>
          </table:table-cell>
          <table:table-cell table:number-columns-repeated="1021"/>
        </table:table-row>
        <table:table-row table:style-name="ro40">
          <table:table-cell office:value-type="string">
            <text:p>Ich fliege in die Tschechische Republik</text:p>
          </table:table-cell>
          <table:table-cell office:value-type="string">
            <text:p>I fly to the Czech Republic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37">
          <table:table-cell office:value-type="string">
            <text:p>Ich bin in der Tschechischen Republik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fliege nach Saudi-Arabien</text:p>
          </table:table-cell>
          <table:table-cell office:value-type="string">
            <text:p>I drive to Saudi Arabia</text:p>
          </table:table-cell>
          <table:table-cell office:value-type="string">
            <text:p>Ich fliege nach Saude Arabien</text:p>
          </table:table-cell>
          <table:table-cell table:number-columns-repeated="1021"/>
        </table:table-row>
        <table:table-row table:style-name="ro37">
          <table:table-cell office:value-type="string">
            <text:p>die Republik</text:p>
          </table:table-cell>
          <table:table-cell table:number-columns-repeated="1023"/>
        </table:table-row>
        <table:table-row table:style-name="ro40">
          <table:table-cell office:value-type="string">
            <text:p>Ich fliege in Vereinigten Staaten von Amerika.</text:p>
          </table:table-cell>
          <table:table-cell office:value-type="string">
            <text:p>I fly to the USA</text:p>
          </table:table-cell>
          <table:table-cell office:value-type="string">
            <text:p>ich fliege in die Vereinigten Staaten von Amerika</text:p>
          </table:table-cell>
          <table:table-cell table:number-columns-repeated="1021"/>
        </table:table-row>
        <table:table-row table:style-name="ro40">
          <table:table-cell office:value-type="string">
            <text:p>Ich bin in den Vereinigten Staaten.</text:p>
          </table:table-cell>
          <table:table-cell office:value-type="string">
            <text:p>I am in &gt;&gt;</text:p>
          </table:table-cell>
          <table:table-cell office:value-type="string">
            <text:p>Ich bin in den ,,</text:p>
          </table:table-cell>
          <table:table-cell table:number-columns-repeated="1021"/>
        </table:table-row>
        <table:table-row table:style-name="ro40">
          <table:table-cell office:value-type="string">
            <text:p>Ich fliege in die Vereinigten Arabischen Emirate.</text:p>
          </table:table-cell>
          <table:table-cell office:value-type="string">
            <text:p>I fly to United Arabic Emirates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fliege in die Zentralafrikanische Republik</text:p>
          </table:table-cell>
          <table:table-cell office:value-type="string">
            <text:p>I fly to the central African republic</text:p>
          </table:table-cell>
          <table:table-cell office:value-type="string">
            <text:p>Ich fliege in die ZentralAfrika republik</text:p>
          </table:table-cell>
          <table:table-cell table:number-columns-repeated="1021"/>
        </table:table-row>
        <table:table-row table:style-name="ro40">
          <table:table-cell office:value-type="string">
            <text:p>Ich bin in der Zentralafrikanischen Republik.</text:p>
          </table:table-cell>
          <table:table-cell office:value-type="string">
            <text:p>I am in &gt;&gt;</text:p>
          </table:table-cell>
          <table:table-cell office:value-type="string">
            <text:p>Ich bin in der ..</text:p>
          </table:table-cell>
          <table:table-cell table:number-columns-repeated="1021"/>
        </table:table-row>
        <table:table-row table:style-name="ro40">
          <table:table-cell office:value-type="string">
            <text:p>Ich fliege nach Zypern</text:p>
          </table:table-cell>
          <table:table-cell office:value-type="string">
            <text:p>I'm flying to Cyprus.</text:p>
          </table:table-cell>
          <table:table-cell office:value-type="string">
            <text:p>ich fliege nach Zypern</text:p>
          </table:table-cell>
          <table:table-cell table:number-columns-repeated="1021"/>
        </table:table-row>
        <table:table-row table:style-name="ro37">
          <table:table-cell office:value-type="string">
            <text:p>(Ich fliege auf Zypern)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40">
          <table:table-cell table:style-name="ce223" office:value-type="string">
            <text:p>Ich fliege nach Indonesien. </text:p>
          </table:table-cell>
          <table:table-cell table:style-name="ce224" office:value-type="string">
            <text:p>I'm flying to indonesia</text:p>
          </table:table-cell>
          <table:table-cell office:value-type="string">
            <text:p>Ich fliege nach Indonesien</text:p>
          </table:table-cell>
          <table:table-cell table:number-columns-repeated="1021"/>
        </table:table-row>
        <table:table-row table:style-name="ro40">
          <table:table-cell table:style-name="ce153"/>
          <table:table-cell table:number-columns-repeated="102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2">22/08/2019</text:date>, <text:time>17:0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8-22T17:09:07.08</dc:date>
    <meta:editing-cycles>1514</meta:editing-cycles>
    <meta:editing-duration>P29DT22H8M40S</meta:editing-duration>
    <meta:generator>OpenOffice/4.1.3$Win32 OpenOffice.org_project/413m1$Build-9783</meta:generator>
    <meta:document-statistic meta:table-count="14" meta:cell-count="1270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